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Helvetica" svg:font-family="Helvetica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86.34pt"/>
    </style:style>
    <style:style style:name="co4" style:family="table-column">
      <style:table-column-properties fo:break-before="auto" style:column-width="137.11pt"/>
    </style:style>
    <style:style style:name="co5" style:family="table-column">
      <style:table-column-properties fo:break-before="auto" style:column-width="85.49pt"/>
    </style:style>
    <style:style style:name="co6" style:family="table-column">
      <style:table-column-properties fo:break-before="auto" style:column-width="120.7pt"/>
    </style:style>
    <style:style style:name="co7" style:family="table-column">
      <style:table-column-properties fo:break-before="auto" style:column-width="8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22"/>
    <style:style style:name="ce9" style:family="table-cell" style:parent-style-name="Default" style:data-style-name="N154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7" style:family="table-cell" style:parent-style-name="Default" style:data-style-name="N123">
      <style:table-cell-properties fo:border="none"/>
    </style:style>
    <style:style style:name="ce18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61"/>
    <style:style style:name="ce20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60">
      <style:table-cell-properties fo:background-color="#ff0000"/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/>
    <style:style style:name="ce28" style:family="table-cell" style:parent-style-name="Default" style:data-style-name="N3"/>
    <style:style style:name="ce29" style:family="table-cell" style:parent-style-name="Default" style:data-style-name="N125"/>
    <style:style style:name="ce30" style:family="table-cell" style:parent-style-name="Default" style:data-style-name="N123">
      <style:table-cell-properties style:text-align-source="fix" style:repeat-content="false" fo:border="none"/>
      <style:paragraph-properties fo:text-align="cente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6pt" svg:height="298.86pt" svg:x="0pt" svg:y="277.51pt">
            <loext:p draw:notify-on-update-of-ranges="Sheet1.F15:Sheet1.F17 Sheet1.C54:Sheet1.C58 Sheet1.A52:Sheet1.A52 Sheet1.D54:Sheet1.D58 Sheet1.C77:Sheet1.C80 Sheet1.A75:Sheet1.A75 Sheet1.D77:Sheet1.D80 Sheet1.C65:Sheet1.C67 Sheet1.A63:Sheet1.A63 Sheet1.D65:Sheet1.D67 Sheet1.C71:Sheet1.C73 Sheet1.A69:Sheet1.A69 Sheet1.D71:Sheet1.D73 Sheet1.C93:Sheet1.C96 Sheet1.A91:Sheet1.A91 Sheet1.D93:Sheet1.D96 Sheet1.C101:Sheet1.C104 Sheet1.A99:Sheet1.A99 Sheet1.D101:Sheet1.D104 Sheet1.C108:Sheet1.C111 Sheet1.A106:Sheet1.A106 Sheet1.D108:Sheet1.D111 Sheet1.J3:Sheet1.J8 Sheet1.I1:Sheet1.I1 Sheet1.B6:Sheet1.B11 Sheet1.J13:Sheet1.J18 Sheet1.I11:Sheet1.I11 Sheet1.F6:Sheet1.F11 Sheet1.J23:Sheet1.J28 Sheet1.I21:Sheet1.I21 Sheet1.B15:Sheet1.B20 Sheet1.J33:Sheet1.J37 Sheet1.I31:Sheet1.I31 Sheet1.F15:Sheet1.F17 Sheet1.P3:Sheet1.P4 Sheet1.M3:Sheet1.M3 Sheet1.Q3:Sheet1.Q4 Sheet1.P13:Sheet1.P14 Sheet1.M13:Sheet1.M13 Sheet1.Q13:Sheet1.Q14 Sheet1.P23:Sheet1.P24 Sheet1.M23:Sheet1.M23 Sheet1.Q23:Sheet1.Q24 Sheet1.P33:Sheet1.P34 Sheet1.M33:Sheet1.M33 Sheet1.Q33:Sheet1.Q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3.96pt" svg:height="298.86pt" svg:x="774.34pt" svg:y="635.05pt">
            <loext:p draw:notify-on-update-of-ranges="Sheet1.F15:Sheet1.F17 Sheet1.C54:Sheet1.C60 Sheet1.A52:Sheet1.A52 Sheet1.B54:Sheet1.B60 Sheet1.C84:Sheet1.C86 Sheet1.A82:Sheet1.A82 Sheet1.B84:Sheet1.B86 Sheet1.C65:Sheet1.C67 Sheet1.A63:Sheet1.A63 Sheet1.B65:Sheet1.B67 Sheet1.C71:Sheet1.C73 Sheet1.A69:Sheet1.A69 Sheet1.B71:Sheet1.B73 Sheet1.C77:Sheet1.C80 Sheet1.A75:Sheet1.A75 Sheet1.B77:Sheet1.B80 Sheet1.J3:Sheet1.J8 Sheet1.I1:Sheet1.I1 Sheet1.K3:Sheet1.K8 Sheet1.J13:Sheet1.J18 Sheet1.I11:Sheet1.I11 Sheet1.K13:Sheet1.K18 Sheet1.J23:Sheet1.J28 Sheet1.I21:Sheet1.I21 Sheet1.K23:Sheet1.K26 Sheet1.J33:Sheet1.J37 Sheet1.I31:Sheet1.I31 Sheet1.K33:Sheet1.K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1">
            <text:p>Joukowski RANS Re=1e6</text:p>
          </table:table-cell>
          <table:covered-table-cell table:number-columns-repeated="2"/>
          <table:table-cell table:number-columns-repeated="2"/>
          <table:table-cell table:style-name="Default"/>
          <table:table-cell office:value-type="string" calcext:value-type="string">
            <text:p>DG P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7" office:value-type="string" calcext:value-type="string">
            <text:p>ref0</text:p>
          </table:table-cell>
          <table:table-cell table:style-name="ce20" office:value-type="float" office:value="0.012560719443611" calcext:value-type="float">
            <text:p>1.26E-02</text:p>
          </table:table-cell>
          <table:table-cell table:formula="of:=1/SQRT([.A6])" office:value-type="float" office:value="0.0220970869120796" calcext:value-type="float">
            <text:p>0.0220970869</text:p>
          </table:table-cell>
          <table:table-cell table:formula="of:=2*[.I3]" office:value-type="float" office:value="0.025121438887222" calcext:value-type="float">
            <text:p>0.0251214389</text:p>
          </table:table-cell>
          <table:table-cell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*[.P1]" office:value-type="float" office:value="0.0220970869120796" calcext:value-type="float">
            <text:p>0.0220970869</text:p>
          </table:table-cell>
          <table:table-cell table:style-name="ce5" table:formula="of:=[.B6]" office:value-type="float" office:value="0.0146888822634819" calcext:value-type="float">
            <text:p>1.47E-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style-name="ce7" office:value-type="string" calcext:value-type="string">
            <text:p>ref0</text:p>
          </table:table-cell>
          <table:table-cell table:style-name="ce5" office:value-type="float" office:value="0.122441842449177" calcext:value-type="float">
            <text:p>1.22E-001</text:p>
          </table:table-cell>
          <table:table-cell table:formula="of:=1/SQRT([.$X3]*[.$Y3]*([.V$1]+1)*([.V$1]+1))" office:value-type="float" office:value="0.0912722708666298" calcext:value-type="float">
            <text:p>0.0912722709</text:p>
          </table:table-cell>
          <table:table-cell table:formula="of:=[.$T3]*[.$S3]*([.V$1]+1)*([.V$1]+1)" office:value-type="float" office:value="512" calcext:value-type="float">
            <text:p>512</text:p>
          </table:table-cell>
          <table:table-cell table:style-name="ce5" table:formula="of:=2*ABS([.V3]-[.$I$36])" office:value-type="float" office:value="0.234451128274614" calcext:value-type="float">
            <text:p>2.34E-00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=</text:p>
          </table:table-cell>
          <table:table-cell table:style-name="ce6" office:value-type="float" office:value="1" calcext:value-type="float">
            <text:p>1</text:p>
          </table:table-cell>
          <table:table-cell table:style-name="ce11"/>
          <table:table-cell/>
          <table:table-cell table:style-name="ce1" office:value-type="string" calcext:value-type="string">
            <text:p>P=</text:p>
          </table:table-cell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7" office:value-type="string" calcext:value-type="string">
            <text:p>ref1</text:p>
          </table:table-cell>
          <table:table-cell table:style-name="ce20" office:value-type="float" office:value="0.0065595568546195" calcext:value-type="float">
            <text:p>6.56E-03</text:p>
          </table:table-cell>
          <table:table-cell table:formula="of:=1/SQRT([.A7])" office:value-type="float" office:value="0.0110485434560398" calcext:value-type="float">
            <text:p>0.0110485435</text:p>
          </table:table-cell>
          <table:table-cell table:formula="of:=2*[.I4]" office:value-type="float" office:value="0.013119113709239" calcext:value-type="float">
            <text:p>0.01311911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8]*[.P1]" office:value-type="float" office:value="0.0009765625" calcext:value-type="float">
            <text:p>0.0009765625</text:p>
          </table:table-cell>
          <table:table-cell table:formula="of:=10^(LOG([.Q3])+[.M4]*(LOG([.P4])-LOG([.P3])))" office:value-type="float" office:value="0.0000286892231708632" calcext:value-type="float">
            <text:p>2.86892231708632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4*[.T3]" office:value-type="float" office:value="2048" calcext:value-type="float">
            <text:p>2048</text:p>
          </table:table-cell>
          <table:table-cell table:style-name="ce7" office:value-type="string" calcext:value-type="string">
            <text:p>ref1</text:p>
          </table:table-cell>
          <table:table-cell table:style-name="ce5" office:value-type="float" office:value="0.102005482514648" calcext:value-type="float">
            <text:p>1.02E-001</text:p>
          </table:table-cell>
          <table:table-cell table:formula="of:=1/SQRT([.$X4]*[.$Y4]*([.V$1]+1)*([.V$1]+1))" office:value-type="float" office:value="0.0502234527822594" calcext:value-type="float">
            <text:p>0.0502234528</text:p>
          </table:table-cell>
          <table:table-cell table:formula="of:=[.$T4]*[.$S4]*([.V$1]+1)*([.V$1]+1)" office:value-type="float" office:value="2048" calcext:value-type="float">
            <text:p>2048</text:p>
          </table:table-cell>
          <table:table-cell table:style-name="ce5" table:formula="of:=2*ABS([.V4]-[.$I$36])" office:value-type="float" office:value="0.193578408405556" calcext:value-type="float">
            <text:p>1.94E-001</text:p>
          </table:table-cell>
          <table:table-cell table:formula="of:=(LOG([.Y4])-LOG([.Y3]))/(LOG([.W4])-LOG([.W3]))" office:value-type="float" office:value="0.320682565974815" calcext:value-type="float">
            <text:p>0.320682566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 table:style-name="ce7" office:value-type="string" calcext:value-type="string">
            <text:p>ref2</text:p>
          </table:table-cell>
          <table:table-cell table:style-name="ce20" office:value-type="float" office:value="0.00533557445660135" calcext:value-type="float">
            <text:p>5.34E-03</text:p>
          </table:table-cell>
          <table:table-cell table:formula="of:=1/SQRT([.A8])" office:value-type="float" office:value="0.0055242717280199" calcext:value-type="float">
            <text:p>0.0055242717</text:p>
          </table:table-cell>
          <table:table-cell table:formula="of:=2*[.I5]" office:value-type="float" office:value="0.0106711489132027" calcext:value-type="float">
            <text:p>0.010671148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4*[.T4]" office:value-type="float" office:value="8192" calcext:value-type="float">
            <text:p>8192</text:p>
          </table:table-cell>
          <table:table-cell table:style-name="ce7" office:value-type="string" calcext:value-type="string">
            <text:p>ref2</text:p>
          </table:table-cell>
          <table:table-cell table:style-name="ce5" office:value-type="float" office:value="0.0800928837721732" calcext:value-type="float">
            <text:p>8.01E-002</text:p>
          </table:table-cell>
          <table:table-cell table:formula="of:=1/SQRT([.$X5]*[.$Y5]*([.V$1]+1)*([.V$1]+1))" office:value-type="float" office:value="0.0285507128856065" calcext:value-type="float">
            <text:p>0.0285507129</text:p>
          </table:table-cell>
          <table:table-cell table:formula="of:=[.$T5]*[.$S5]*([.V$1]+1)*([.V$1]+1)" office:value-type="float" office:value="8192" calcext:value-type="float">
            <text:p>8192</text:p>
          </table:table-cell>
          <table:table-cell table:style-name="ce5" table:formula="of:=2*ABS([.V5]-[.$I$36])" office:value-type="float" office:value="0.149753210920606" calcext:value-type="float">
            <text:p>1.50E-001</text:p>
          </table:table-cell>
          <table:table-cell table:formula="of:=(LOG([.Y5])-LOG([.Y4]))/(LOG([.W5])-LOG([.W4]))" office:value-type="float" office:value="0.454486318550326" calcext:value-type="float">
            <text:p>0.4544863186</text:p>
          </table:table-cell>
          <table:table-cell table:number-columns-repeated="11"/>
        </table:table-row>
        <table:table-row table:style-name="ro1">
          <table:table-cell table:style-name="ce3" table:formula="of:=[.$S3]*[.$T3]*([.B$4]+1)*([.B$4]+1)" office:value-type="float" office:value="2048" calcext:value-type="float">
            <text:p>2,048</text:p>
          </table:table-cell>
          <table:table-cell table:style-name="ce8" table:formula="of:=2*ABS([.I3]-[.$I$36])" office:value-type="float" office:value="0.0146888822634819" calcext:value-type="float">
            <text:p>1.47E-2</text:p>
          </table:table-cell>
          <table:table-cell table:style-name="ce13"/>
          <table:table-cell/>
          <table:table-cell table:style-name="ce3" table:formula="of:=[.$S3]*[.$T3]*([.F$4]+1)*([.F$4]+1)" office:value-type="float" office:value="4608" calcext:value-type="float">
            <text:p>4,608</text:p>
          </table:table-cell>
          <table:table-cell table:style-name="ce8" table:formula="of:=2*ABS([.I13]-[.$I$36])" office:value-type="float" office:value="0.0023094732485789" calcext:value-type="float">
            <text:p>2.31E-3</text:p>
          </table:table-cell>
          <table:table-cell table:style-name="ce13"/>
          <table:table-cell table:style-name="ce7" office:value-type="string" calcext:value-type="string">
            <text:p>ref3</text:p>
          </table:table-cell>
          <table:table-cell table:style-name="ce20" office:value-type="float" office:value="0.00520185475267131" calcext:value-type="float">
            <text:p>5.20E-03</text:p>
          </table:table-cell>
          <table:table-cell table:formula="of:=1/SQRT([.A9])" office:value-type="float" office:value="0.00276213586400995" calcext:value-type="float">
            <text:p>0.0027621359</text:p>
          </table:table-cell>
          <table:table-cell table:formula="of:=2*[.I6]" office:value-type="float" office:value="0.0104037095053426" calcext:value-type="float">
            <text:p>0.010403709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4*[.T5]" office:value-type="float" office:value="32768" calcext:value-type="float">
            <text:p>32768</text:p>
          </table:table-cell>
          <table:table-cell table:style-name="ce7" office:value-type="string" calcext:value-type="string">
            <text:p>ref3</text:p>
          </table:table-cell>
          <table:table-cell table:style-name="ce5" office:value-type="float" office:value="0.0623369371789153" calcext:value-type="float">
            <text:p>6.23E-002</text:p>
          </table:table-cell>
          <table:table-cell table:formula="of:=1/SQRT([.$X6]*[.$Y6]*([.V$1]+1)*([.V$1]+1))" office:value-type="float" office:value="0.016344191064149" calcext:value-type="float">
            <text:p>0.0163441911</text:p>
          </table:table-cell>
          <table:table-cell table:formula="of:=[.$T6]*[.$S6]*([.V$1]+1)*([.V$1]+1)" office:value-type="float" office:value="32768" calcext:value-type="float">
            <text:p>32768</text:p>
          </table:table-cell>
          <table:table-cell table:style-name="ce5" table:formula="of:=2*ABS([.V6]-[.$I$36])" office:value-type="float" office:value="0.114241317734091" calcext:value-type="float">
            <text:p>1.14E-001</text:p>
          </table:table-cell>
          <table:table-cell table:formula="of:=(LOG([.Y6])-LOG([.Y5]))/(LOG([.W6])-LOG([.W5]))" office:value-type="float" office:value="0.485247587721443" calcext:value-type="float">
            <text:p>0.4852475877</text:p>
          </table:table-cell>
          <table:table-cell table:number-columns-repeated="11"/>
        </table:table-row>
        <table:table-row table:style-name="ro1">
          <table:table-cell table:style-name="ce3" table:formula="of:=[.$S4]*[.$T4]*([.B$4]+1)*([.B$4]+1)" office:value-type="float" office:value="8192" calcext:value-type="float">
            <text:p>8,192</text:p>
          </table:table-cell>
          <table:table-cell table:style-name="ce8" table:formula="of:=2*ABS([.I4]-[.$I$36])" office:value-type="float" office:value="0.0026865570854989" calcext:value-type="float">
            <text:p>2.69E-3</text:p>
          </table:table-cell>
          <table:table-cell table:style-name="ce14" table:formula="of:=(LOG([.B7])-LOG([.B6]))/(LOG([.J4])-LOG([.J3]))" office:value-type="float" office:value="2.45089422087319" calcext:value-type="float">
            <text:p>2.5</text:p>
          </table:table-cell>
          <table:table-cell/>
          <table:table-cell table:style-name="ce3" table:formula="of:=[.$S4]*[.$T4]*([.F$4]+1)*([.F$4]+1)" office:value-type="float" office:value="18432" calcext:value-type="float">
            <text:p>18,432</text:p>
          </table:table-cell>
          <table:table-cell table:style-name="ce8" table:formula="of:=2*ABS([.I14]-[.$I$36])" office:value-type="float" office:value="0.0000482337949307601" calcext:value-type="float">
            <text:p>4.82E-5</text:p>
          </table:table-cell>
          <table:table-cell table:style-name="ce14" table:formula="of:=(LOG([.F7])-LOG([.F6]))/(LOG([.J14])-LOG([.J13]))" office:value-type="float" office:value="5.58137570213304" calcext:value-type="float">
            <text:p>5.6</text:p>
          </table:table-cell>
          <table:table-cell table:style-name="ce7" office:value-type="string" calcext:value-type="string">
            <text:p>ref4</text:p>
          </table:table-cell>
          <table:table-cell table:style-name="ce20" office:value-type="float" office:value="0.00520359859536915" calcext:value-type="float">
            <text:p>5.20E-03</text:p>
          </table:table-cell>
          <table:table-cell table:formula="of:=1/SQRT([.A10])" office:value-type="float" office:value="0.00138106793200498" calcext:value-type="float">
            <text:p>0.0013810679</text:p>
          </table:table-cell>
          <table:table-cell table:formula="of:=2*[.I7]" office:value-type="float" office:value="0.0104071971907383" calcext:value-type="float">
            <text:p>0.01040719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4*[.T6]" office:value-type="float" office:value="131072" calcext:value-type="float">
            <text:p>131072</text:p>
          </table:table-cell>
          <table:table-cell table:style-name="ce7" office:value-type="string" calcext:value-type="string">
            <text:p>ref4</text:p>
          </table:table-cell>
          <table:table-cell table:style-name="ce5" office:value-type="float" office:value="0.0502826294268563" calcext:value-type="float">
            <text:p>5.03E-002</text:p>
          </table:table-cell>
          <table:table-cell table:formula="of:=1/SQRT([.$X7]*[.$Y7]*([.V$1]+1)*([.V$1]+1))" office:value-type="float" office:value="0.00920033923660108" calcext:value-type="float">
            <text:p>0.0092003392</text:p>
          </table:table-cell>
          <table:table-cell table:formula="of:=[.$T7]*[.$S7]*([.V$1]+1)*([.V$1]+1)" office:value-type="float" office:value="131072" calcext:value-type="float">
            <text:p>131072</text:p>
          </table:table-cell>
          <table:table-cell table:style-name="ce5" table:formula="of:=2*ABS([.V7]-[.$I$36])" office:value-type="float" office:value="0.0901327022299725" calcext:value-type="float">
            <text:p>9.01E-002</text:p>
          </table:table-cell>
          <table:table-cell table:formula="of:=(LOG([.Y7])-LOG([.Y6]))/(LOG([.W7])-LOG([.W6]))" office:value-type="float" office:value="0.412489908429768" calcext:value-type="float">
            <text:p>0.4124899084</text:p>
          </table:table-cell>
          <table:table-cell table:number-columns-repeated="11"/>
        </table:table-row>
        <table:table-row table:style-name="ro1">
          <table:table-cell table:style-name="ce3" table:formula="of:=[.$S5]*[.$T5]*([.B$4]+1)*([.B$4]+1)" office:value-type="float" office:value="32768" calcext:value-type="float">
            <text:p>32,768</text:p>
          </table:table-cell>
          <table:table-cell table:style-name="ce8" table:formula="of:=2*ABS([.I5]-[.$I$36])" office:value-type="float" office:value="0.000238592289462601" calcext:value-type="float">
            <text:p>2.39E-4</text:p>
          </table:table-cell>
          <table:table-cell table:style-name="ce14" table:formula="of:=(LOG([.B8])-LOG([.B7]))/(LOG([.J5])-LOG([.J4]))" office:value-type="float" office:value="3.49313916795518" calcext:value-type="float">
            <text:p>3.5</text:p>
          </table:table-cell>
          <table:table-cell/>
          <table:table-cell table:style-name="ce3" table:formula="of:=[.$S5]*[.$T5]*([.F$4]+1)*([.F$4]+1)" office:value-type="float" office:value="73728" calcext:value-type="float">
            <text:p>73,728</text:p>
          </table:table-cell>
          <table:table-cell table:style-name="ce8" table:formula="of:=2*ABS([.I15]-[.$I$36])" office:value-type="float" office:value="0.00000949064094530119" calcext:value-type="float">
            <text:p>9.49E-6</text:p>
          </table:table-cell>
          <table:table-cell table:style-name="ce14" table:formula="of:=(LOG([.F8])-LOG([.F7]))/(LOG([.J15])-LOG([.J14]))" office:value-type="float" office:value="2.34546689541556" calcext:value-type="float">
            <text:p>2.3</text:p>
          </table:table-cell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62144" calcext:value-type="float">
            <text:p>262144</text:p>
          </table:table-cell>
          <table:table-cell table:style-name="ce7" office:value-type="string" calcext:value-type="string">
            <text:p>ref5</text:p>
          </table:table-cell>
          <table:table-cell table:style-name="ce5" office:value-type="float" office:value="0.043113933264708" calcext:value-type="float">
            <text:p>4.31E-002</text:p>
          </table:table-cell>
          <table:table-cell table:formula="of:=1/SQRT([.$X8]*[.$Y8]*([.V$1]+1)*([.V$1]+1))" office:value-type="float" office:value="0.00709428893750163" calcext:value-type="float">
            <text:p>0.0070942889</text:p>
          </table:table-cell>
          <table:table-cell table:formula="of:=[.$T8]*[.$S8]*([.V$1]+1)*([.V$1]+1)" office:value-type="float" office:value="262144" calcext:value-type="float">
            <text:p>262144</text:p>
          </table:table-cell>
          <table:table-cell table:style-name="ce5" table:formula="of:=2*ABS([.V8]-[.$I$36])" office:value-type="float" office:value="0.0757953099056759" calcext:value-type="float">
            <text:p>7.58E-002</text:p>
          </table:table-cell>
          <table:table-cell table:formula="of:=(LOG([.Y8])-LOG([.Y7]))/(LOG([.W8])-LOG([.W7]))" office:value-type="float" office:value="0.666460690404772" calcext:value-type="float">
            <text:p>0.6664606904</text:p>
          </table:table-cell>
          <table:table-cell table:number-columns-repeated="11"/>
        </table:table-row>
        <table:table-row table:style-name="ro1">
          <table:table-cell table:style-name="ce3" table:formula="of:=[.$S6]*[.$T6]*([.B$4]+1)*([.B$4]+1)" office:value-type="float" office:value="131072" calcext:value-type="float">
            <text:p>131,072</text:p>
          </table:table-cell>
          <table:table-cell table:style-name="ce8" table:formula="of:=2*ABS([.I6]-[.$I$36])" office:value-type="float" office:value="0.0000288471183974796" calcext:value-type="float">
            <text:p>2.88E-5</text:p>
          </table:table-cell>
          <table:table-cell table:style-name="ce14" table:formula="of:=(LOG([.B9])-LOG([.B8]))/(LOG([.J6])-LOG([.J5]))" office:value-type="float" office:value="3.0480483033316" calcext:value-type="float">
            <text:p>3.0</text:p>
          </table:table-cell>
          <table:table-cell/>
          <table:table-cell table:style-name="ce3" table:formula="of:=[.$S6]*[.$T6]*([.F$4]+1)*([.F$4]+1)" office:value-type="float" office:value="294912" calcext:value-type="float">
            <text:p>294,912</text:p>
          </table:table-cell>
          <table:table-cell table:style-name="ce8" table:formula="of:=2*ABS([.I16]-[.$I$36])" office:value-type="float" office:value="0.0000004334897137203" calcext:value-type="float">
            <text:p>4.33E-7</text:p>
          </table:table-cell>
          <table:table-cell table:style-name="ce14" table:formula="of:=(LOG([.F9])-LOG([.F8]))/(LOG([.J16])-LOG([.J15]))" office:value-type="float" office:value="4.45243585691784" calcext:value-type="float">
            <text:p>4.5</text:p>
          </table:table-cell>
          <table:table-cell table:style-name="ce7"/>
          <table:table-cell table:number-columns-repeated="4"/>
          <table:table-cell table:style-name="ce26" table:number-columns-repeated="3"/>
          <table:table-cell/>
          <table:table-cell table:style-name="ce5"/>
          <table:table-cell table:number-columns-repeated="20"/>
        </table:table-row>
        <table:table-row table:style-name="ro1">
          <table:table-cell table:style-name="ce3" table:formula="of:=[.$S7]*[.$T7]*([.B$4]+1)*([.B$4]+1)" office:value-type="float" office:value="524288" calcext:value-type="float">
            <text:p>524,288</text:p>
          </table:table-cell>
          <table:table-cell table:style-name="ce8" table:formula="of:=2*ABS([.I7]-[.$I$36])" office:value-type="float" office:value="0.0000253594330018002" calcext:value-type="float">
            <text:p>2.54E-5</text:p>
          </table:table-cell>
          <table:table-cell table:style-name="ce14" table:formula="of:=(LOG([.B10])-LOG([.B9]))/(LOG([.J7])-LOG([.J6]))" office:value-type="float" office:value="0.185904722686941" calcext:value-type="float">
            <text:p>0.2</text:p>
          </table:table-cell>
          <table:table-cell/>
          <table:table-cell table:style-name="ce3" table:formula="of:=[.$S7]*[.$T7]*([.F$4]+1)*([.F$4]+1)" office:value-type="float" office:value="1179648" calcext:value-type="float">
            <text:p>1,179,648</text:p>
          </table:table-cell>
          <table:table-cell/>
          <table:table-cell table:style-name="ce14" table:formula="of:=(LOG([.F10])-LOG([.F9]))/(LOG([.J17])-LOG([.J16]))" office:value-type="string" office:string-value="" calcext:value-type="error">
            <text:p>Err:502</text:p>
          </table:table-cell>
          <table:table-cell table:style-name="ce7"/>
          <table:table-cell table:number-columns-repeated="29"/>
        </table:table-row>
        <table:table-row table:style-name="ro1">
          <table:table-cell table:style-name="ce4" table:formula="of:=[.$S8]*[.$T8]*([.B$4]+1)*([.B$4]+1)" office:value-type="float" office:value="1048576" calcext:value-type="float">
            <text:p>1,048,576</text:p>
          </table:table-cell>
          <table:table-cell table:style-name="ce8"/>
          <table:table-cell table:style-name="ce15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S8]*[.$T8]*([.F$4]+1)*([.F$4]+1)" office:value-type="float" office:value="2359296" calcext:value-type="float">
            <text:p>2,359,296</text:p>
          </table:table-cell>
          <table:table-cell table:style-name="ce8"/>
          <table:table-cell table:style-name="ce15" table:formula="of:=(LOG([.F11])-LOG([.F10]))/(LOG([.J18])-LOG([.J17]))" office:value-type="string" office:string-value="" calcext:value-type="error">
            <text:p>Err:502</text:p>
          </table:table-cell>
          <table:table-cell table:style-name="ce7"/>
          <table:table-cell office:value-type="string" calcext:value-type="string">
            <text:p>DG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=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27"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30" office:value-type="string" calcext:value-type="string">
            <text:p>Slope</text:p>
          </table:table-cell>
          <table:table-cell office:value-type="string" calcext:value-type="string">
            <text:p>PrimalSolve Time</text:p>
          </table:table-cell>
          <table:table-cell office:value-type="string" calcext:value-type="string">
            <text:p>Nproc</text:p>
          </table:table-cell>
          <table:table-cell office:value-type="string" calcext:value-type="string">
            <text:p>Exeution Time</text:p>
          </table:table-cell>
          <table:table-cell table:number-columns-repeated="4"/>
          <table:table-cell office:value-type="string" calcext:value-type="string">
            <text:p>TauBench execution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=</text:p>
          </table:table-cell>
          <table:table-cell table:style-name="ce6" office:value-type="float" office:value="3" calcext:value-type="float">
            <text:p>3</text:p>
          </table:table-cell>
          <table:table-cell table:style-name="ce11"/>
          <table:table-cell/>
          <table:table-cell table:style-name="ce1" office:value-type="string" calcext:value-type="string">
            <text:p>P=</text:p>
          </table:table-cell>
          <table:table-cell table:style-name="ce6" office:value-type="float" office:value="4" calcext:value-type="float">
            <text:p>4</text:p>
          </table:table-cell>
          <table:table-cell table:style-name="ce11"/>
          <table:table-cell table:style-name="ce7" office:value-type="string" calcext:value-type="string">
            <text:p>ref0</text:p>
          </table:table-cell>
          <table:table-cell table:style-name="ce20" office:value-type="float" office:value="0.0063710149361595" calcext:value-type="float">
            <text:p>6.37E-03</text:p>
          </table:table-cell>
          <table:table-cell table:formula="of:=1/SQRT([.E6])" office:value-type="float" office:value="0.0147313912747197" calcext:value-type="float">
            <text:p>0.0147313913</text:p>
          </table:table-cell>
          <table:table-cell table:formula="of:=2*[.I13]" office:value-type="float" office:value="0.012742029872319" calcext:value-type="float">
            <text:p>0.0127420299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3]*[.P11]" office:value-type="float" office:value="0.0147313912747197" calcext:value-type="float">
            <text:p>0.0147313913</text:p>
          </table:table-cell>
          <table:table-cell table:style-name="ce5" table:formula="of:=[.F6]" office:value-type="float" office:value="0.0023094732485789" calcext:value-type="float">
            <text:p>2.31E-0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[.A6]" office:value-type="float" office:value="2048" calcext:value-type="float">
            <text:p>2,048</text:p>
          </table:table-cell>
          <table:table-cell table:formula="of:=[.K3]" office:value-type="float" office:value="0.025121438887222" calcext:value-type="float">
            <text:p>0.0251214389</text:p>
          </table:table-cell>
          <table:table-cell table:style-name="ce29" table:formula="of:=1/SQRT([.U13])" office:value-type="float" office:value="0.0220970869120796" calcext:value-type="float">
            <text:p>2.20970869120796E-002</text:p>
          </table:table-cell>
          <table:table-cell table:style-name="ce9" table:formula="of:=[.V13]-[.$K$37]" office:value-type="float" office:value="0.025121438887222" calcext:value-type="float">
            <text:p>2.51214389E-02</text:p>
          </table:table-cell>
          <table:table-cell table:formula="of:=[.AC13]/[.$AF$13]" office:value-type="float" office:value="1.94747619421131" calcext:value-type="float">
            <text:p>1.9474761942</text:p>
          </table:table-cell>
          <table:table-cell/>
          <table:table-cell table:style-name="ce31" office:value-type="float" office:value="12.414187" calcext:value-type="float">
            <text:p>12.414187</text:p>
          </table:table-cell>
          <table:table-cell office:value-type="float" office:value="1" calcext:value-type="float">
            <text:p>1</text:p>
          </table:table-cell>
          <table:table-cell table:formula="of:=[.AB13]*[.AA13]" office:value-type="float" office:value="12.414187" calcext:value-type="float">
            <text:p>12.414187</text:p>
          </table:table-cell>
          <table:table-cell/>
          <table:table-cell office:value-type="string" calcext:value-type="string">
            <text:p>TauBench Execution</text:p>
          </table:table-cell>
          <table:table-cell table:formula="of:=AVERAGE([.AH13:.AK13])" office:value-type="float" office:value="6.3745" calcext:value-type="float">
            <text:p>6.3745</text:p>
          </table:table-cell>
          <table:table-cell/>
          <table:table-cell table:style-name="ce32" office:value-type="float" office:value="6.362" calcext:value-type="float">
            <text:p>6.362</text:p>
          </table:table-cell>
          <table:table-cell table:style-name="ce32" office:value-type="float" office:value="6.361" calcext:value-type="float">
            <text:p>6.361</text:p>
          </table:table-cell>
          <table:table-cell table:style-name="ce32" office:value-type="float" office:value="6.392" calcext:value-type="float">
            <text:p>6.392</text:p>
          </table:table-cell>
          <table:table-cell table:style-name="ce32" office:value-type="float" office:value="6.383" calcext:value-type="float">
            <text:p>6.383</text:p>
          </table:table-cell>
        </table:table-row>
        <table:table-row table:style-name="ro2"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7" office:value-type="string" calcext:value-type="string">
            <text:p>Cd error</text:p>
          </table:table-cell>
          <table:table-cell table:style-name="ce12" office:value-type="string" calcext:value-type="string">
            <text:p>Slope</text:p>
          </table:table-cell>
          <table:table-cell table:style-name="ce7" office:value-type="string" calcext:value-type="string">
            <text:p>ref1</text:p>
          </table:table-cell>
          <table:table-cell table:style-name="ce20" office:value-type="float" office:value="0.00524039520933543" calcext:value-type="float">
            <text:p>5.24E-03</text:p>
          </table:table-cell>
          <table:table-cell table:formula="of:=1/SQRT([.E7])" office:value-type="float" office:value="0.00736569563735987" calcext:value-type="float">
            <text:p>0.0073656956</text:p>
          </table:table-cell>
          <table:table-cell table:formula="of:=2*[.I14]" office:value-type="float" office:value="0.0104807904186709" calcext:value-type="float">
            <text:p>0.01048079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8]*[.P11]" office:value-type="float" office:value="0.000651041666666667" calcext:value-type="float">
            <text:p>0.0006510417</text:p>
          </table:table-cell>
          <table:table-cell table:formula="of:=10^(LOG([.Q13])+[.M14]*(LOG([.P14])-LOG([.P13])))" office:value-type="float" office:value="0.00000000880994128638802" calcext:value-type="float">
            <text:p>8.80994128638802E-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[.A7]" office:value-type="float" office:value="8192" calcext:value-type="float">
            <text:p>8,192</text:p>
          </table:table-cell>
          <table:table-cell table:formula="of:=[.K4]" office:value-type="float" office:value="0.013119113709239" calcext:value-type="float">
            <text:p>0.0131191137</text:p>
          </table:table-cell>
          <table:table-cell table:style-name="ce29" table:formula="of:=1/SQRT([.U14])" office:value-type="float" office:value="0.0110485434560398" calcext:value-type="float">
            <text:p>1.10485434560398E-002</text:p>
          </table:table-cell>
          <table:table-cell table:style-name="ce9" table:formula="of:=[.B7]" office:value-type="float" office:value="0.0026865570854989" calcext:value-type="float">
            <text:p>2.68655709E-03</text:p>
          </table:table-cell>
          <table:table-cell table:formula="of:=[.AC14]/[.$AF$13]" office:value-type="float" office:value="11.572016001255" calcext:value-type="float">
            <text:p>11.5720160013</text:p>
          </table:table-cell>
          <table:table-cell table:style-name="ce17" table:formula="of:=(LOG([.X14])-LOG([.X13]))/(LOG([.W14])-LOG([.W13]))" office:value-type="float" office:value="3.2250887015258" calcext:value-type="float">
            <text:p>3.2</text:p>
          </table:table-cell>
          <table:table-cell table:style-name="ce31" office:value-type="float" office:value="73.765816" calcext:value-type="float">
            <text:p>73.765816</text:p>
          </table:table-cell>
          <table:table-cell office:value-type="float" office:value="1" calcext:value-type="float">
            <text:p>1</text:p>
          </table:table-cell>
          <table:table-cell table:formula="of:=[.AB14]*[.AA14]" office:value-type="float" office:value="73.765816" calcext:value-type="float">
            <text:p>73.765816</text:p>
          </table:table-cell>
          <table:table-cell table:number-columns-repeated="8"/>
        </table:table-row>
        <table:table-row table:style-name="ro2">
          <table:table-cell table:style-name="ce3" table:formula="of:=[.$S3]*[.$T3]*([.B$13]+1)*([.B$13]+1)" office:value-type="float" office:value="8192" calcext:value-type="float">
            <text:p>8,192</text:p>
          </table:table-cell>
          <table:table-cell table:style-name="ce8" table:formula="of:=2*ABS([.I23]-[.$I$36])" office:value-type="float" office:value="0.00040687615996182" calcext:value-type="float">
            <text:p>4.07E-4</text:p>
          </table:table-cell>
          <table:table-cell table:style-name="ce14"/>
          <table:table-cell/>
          <table:table-cell table:style-name="ce3" table:formula="of:=[.$S3]*[.$T3]*([.$F$13]+1)*([.$F$13]+1)" office:value-type="float" office:value="12800" calcext:value-type="float">
            <text:p>12,800</text:p>
          </table:table-cell>
          <table:table-cell table:style-name="ce8" table:formula="of:=2*ABS([.I33]-[.$I$36])" office:value-type="float" office:value="0.0000289579307804211" calcext:value-type="float">
            <text:p>2.90E-5</text:p>
          </table:table-cell>
          <table:table-cell table:style-name="ce14"/>
          <table:table-cell table:style-name="ce7" office:value-type="string" calcext:value-type="string">
            <text:p>ref2</text:p>
          </table:table-cell>
          <table:table-cell table:style-name="ce20" office:value-type="float" office:value="0.0052115329913974" calcext:value-type="float">
            <text:p>5.21E-03</text:p>
          </table:table-cell>
          <table:table-cell table:formula="of:=1/SQRT([.E8])" office:value-type="float" office:value="0.00368284781867994" calcext:value-type="float">
            <text:p>0.0036828478</text:p>
          </table:table-cell>
          <table:table-cell table:formula="of:=2*[.I15]" office:value-type="float" office:value="0.0104230659827948" calcext:value-type="float">
            <text:p>0.010423066</text:p>
          </table:table-cell>
          <table:table-cell table:number-columns-repeated="9"/>
          <table:table-cell table:style-name="ce28" table:formula="of:=[.A8]" office:value-type="float" office:value="32768" calcext:value-type="float">
            <text:p>32,768</text:p>
          </table:table-cell>
          <table:table-cell table:formula="of:=[.K5]" office:value-type="float" office:value="0.0106711489132027" calcext:value-type="float">
            <text:p>0.0106711489</text:p>
          </table:table-cell>
          <table:table-cell table:style-name="ce29" table:formula="of:=1/SQRT([.U15])" office:value-type="float" office:value="0.0055242717280199" calcext:value-type="float">
            <text:p>5.52427172801990E-003</text:p>
          </table:table-cell>
          <table:table-cell table:style-name="ce9" table:formula="of:=[.B8]" office:value-type="float" office:value="0.000238592289462601" calcext:value-type="float">
            <text:p>2.38592289E-04</text:p>
          </table:table-cell>
          <table:table-cell table:formula="of:=[.AC15]/[.$AF$13]" office:value-type="float" office:value="9321.4092876304" calcext:value-type="float">
            <text:p>9321.4092876304</text:p>
          </table:table-cell>
          <table:table-cell table:style-name="ce17" table:formula="of:=(LOG([.X15])-LOG([.X14]))/(LOG([.W15])-LOG([.W14]))" office:value-type="float" office:value="3.49313916795518" calcext:value-type="float">
            <text:p>3.5</text:p>
          </table:table-cell>
          <table:table-cell table:style-name="ce31" office:value-type="float" office:value="14854.830876" calcext:value-type="float">
            <text:p>14854.830876</text:p>
          </table:table-cell>
          <table:table-cell office:value-type="float" office:value="4" calcext:value-type="float">
            <text:p>4</text:p>
          </table:table-cell>
          <table:table-cell table:formula="of:=[.AB15]*[.AA15]" office:value-type="float" office:value="59419.323504" calcext:value-type="float">
            <text:p>59419.323504</text:p>
          </table:table-cell>
          <table:table-cell table:number-columns-repeated="8"/>
        </table:table-row>
        <table:table-row table:style-name="ro2">
          <table:table-cell table:style-name="ce3" table:formula="of:=[.$S4]*[.$T4]*([.B$13]+1)*([.B$13]+1)" office:value-type="float" office:value="32768" calcext:value-type="float">
            <text:p>32,768</text:p>
          </table:table-cell>
          <table:table-cell table:style-name="ce8" table:formula="of:=2*ABS([.I24]-[.$I$36])" office:value-type="float" office:value="0.00000401034396050118" calcext:value-type="float">
            <text:p>4.01E-6</text:p>
          </table:table-cell>
          <table:table-cell table:style-name="ce14" table:formula="of:=(LOG([.B16])-LOG([.B15]))/(LOG([.J24])-LOG([.J23]))" office:value-type="float" office:value="6.66471996150296" calcext:value-type="float">
            <text:p>6.7</text:p>
          </table:table-cell>
          <table:table-cell/>
          <table:table-cell table:style-name="ce3" table:formula="of:=[.$S4]*[.$T4]*([.$F$13]+1)*([.$F$13]+1)" office:value-type="float" office:value="51200" calcext:value-type="float">
            <text:p>51,200</text:p>
          </table:table-cell>
          <table:table-cell table:style-name="ce8" table:formula="of:=2*ABS([.I34]-[.$I$36])" office:value-type="float" office:value="0.000000315908244539337" calcext:value-type="float">
            <text:p>3.16E-7</text:p>
          </table:table-cell>
          <table:table-cell table:style-name="ce14" table:formula="of:=(LOG([.F16])-LOG([.F15]))/(LOG([.J34])-LOG([.J33]))" office:value-type="float" office:value="6.51830911770258" calcext:value-type="float">
            <text:p>6.5</text:p>
          </table:table-cell>
          <table:table-cell table:style-name="ce7" office:value-type="string" calcext:value-type="string">
            <text:p>ref3</text:p>
          </table:table-cell>
          <table:table-cell table:style-name="ce20" office:value-type="float" office:value="0.00521606156701319" calcext:value-type="float">
            <text:p>5.22E-03</text:p>
          </table:table-cell>
          <table:table-cell table:formula="of:=1/SQRT([.E9])" office:value-type="float" office:value="0.00184142390933997" calcext:value-type="float">
            <text:p>0.0018414239</text:p>
          </table:table-cell>
          <table:table-cell table:formula="of:=2*[.I16]" office:value-type="float" office:value="0.0104321231340264" calcext:value-type="float">
            <text:p>0.0104321231</text:p>
          </table:table-cell>
          <table:table-cell table:number-columns-repeated="9"/>
          <table:table-cell table:style-name="ce28" table:formula="of:=[.A9]" office:value-type="float" office:value="131072" calcext:value-type="float">
            <text:p>131,072</text:p>
          </table:table-cell>
          <table:table-cell table:formula="of:=[.K6]" office:value-type="float" office:value="0.0104037095053426" calcext:value-type="float">
            <text:p>0.0104037095</text:p>
          </table:table-cell>
          <table:table-cell table:style-name="ce29" table:formula="of:=1/SQRT([.U16])" office:value-type="float" office:value="0.00276213586400995" calcext:value-type="float">
            <text:p>2.76213586400995E-003</text:p>
          </table:table-cell>
          <table:table-cell table:style-name="ce9" table:formula="of:=[.B9]" office:value-type="float" office:value="0.0000288471183974796" calcext:value-type="float">
            <text:p>2.88471184E-05</text:p>
          </table:table-cell>
          <table:table-cell table:formula="of:=[.AC16]/[.$AF$13]" office:value-type="float" office:value="22446.7482262138" calcext:value-type="float">
            <text:p>22446.7482262138</text:p>
          </table:table-cell>
          <table:table-cell table:style-name="ce17" table:formula="of:=(LOG([.X16])-LOG([.X15]))/(LOG([.W16])-LOG([.W15]))" office:value-type="float" office:value="3.0480483033316" calcext:value-type="float">
            <text:p>3.0</text:p>
          </table:table-cell>
          <table:table-cell table:style-name="ce31" office:value-type="float" office:value="17885.849571" calcext:value-type="float">
            <text:p>17885.849571</text:p>
          </table:table-cell>
          <table:table-cell office:value-type="float" office:value="8" calcext:value-type="float">
            <text:p>8</text:p>
          </table:table-cell>
          <table:table-cell table:formula="of:=[.AB16]*[.AA16]" office:value-type="float" office:value="143086.796568" calcext:value-type="float">
            <text:p>143086.796568</text:p>
          </table:table-cell>
          <table:table-cell table:number-columns-repeated="8"/>
        </table:table-row>
        <table:table-row table:style-name="ro2">
          <table:table-cell table:style-name="ce3" table:formula="of:=[.$S5]*[.$T5]*([.B$13]+1)*([.B$13]+1)" office:value-type="float" office:value="131072" calcext:value-type="float">
            <text:p>131,072</text:p>
          </table:table-cell>
          <table:table-cell table:style-name="ce8" table:formula="of:=2*ABS([.I25]-[.$I$36])" office:value-type="float" office:value="0.0000000394497301197533" calcext:value-type="float">
            <text:p>3.94E-8</text:p>
          </table:table-cell>
          <table:table-cell table:style-name="ce14" table:formula="of:=(LOG([.B17])-LOG([.B16]))/(LOG([.J25])-LOG([.J24]))" office:value-type="float" office:value="6.66756673867894" calcext:value-type="float">
            <text:p>6.7</text:p>
          </table:table-cell>
          <table:table-cell/>
          <table:table-cell table:style-name="ce3" table:formula="of:=[.$S5]*[.$T5]*([.$F$13]+1)*([.$F$13]+1)" office:value-type="float" office:value="204800" calcext:value-type="float">
            <text:p>204,800</text:p>
          </table:table-cell>
          <table:table-cell table:style-name="ce8" table:formula="of:=2*ABS([.I35]-[.$I$36])" office:value-type="float" office:value="0.000000100039638899208" calcext:value-type="float">
            <text:p>1.00E-7</text:p>
          </table:table-cell>
          <table:table-cell table:style-name="ce14" table:formula="of:=(LOG([.F17])-LOG([.F16]))/(LOG([.J35])-LOG([.J34]))" office:value-type="float" office:value="1.65893383375398" calcext:value-type="float">
            <text:p>1.7</text:p>
          </table:table-cell>
          <table:table-cell table:style-name="ce7" office:value-type="string" calcext:value-type="string">
            <text:p>ref4</text:p>
          </table:table-cell>
          <table:table-cell/>
          <table:table-cell table:formula="of:=1/SQRT([.E10])" office:value-type="float" office:value="0.000920711954669984" calcext:value-type="float">
            <text:p>0.000920712</text:p>
          </table:table-cell>
          <table:table-cell table:formula="of:=2*[.I17]" office:value-type="float" office:value="0" calcext:value-type="float">
            <text:p>0</text:p>
          </table:table-cell>
          <table:table-cell table:number-columns-repeated="9"/>
          <table:table-cell table:style-name="ce28" table:formula="of:=[.A10]" office:value-type="float" office:value="524288" calcext:value-type="float">
            <text:p>524,288</text:p>
          </table:table-cell>
          <table:table-cell table:formula="of:=[.K7]" office:value-type="float" office:value="0.0104071971907383" calcext:value-type="float">
            <text:p>0.0104071972</text:p>
          </table:table-cell>
          <table:table-cell table:style-name="ce29" table:formula="of:=1/SQRT([.U17])" office:value-type="float" office:value="0.00138106793200498" calcext:value-type="float">
            <text:p>1.38106793200498E-003</text:p>
          </table:table-cell>
          <table:table-cell table:style-name="ce9" table:formula="of:=[.B10]" office:value-type="float" office:value="0.0000253594330018002" calcext:value-type="float">
            <text:p>2.53594330E-05</text:p>
          </table:table-cell>
          <table:table-cell table:formula="of:=[.AC17]/[.$AF$13]" office:value-type="float" office:value="380754.742356577" calcext:value-type="float">
            <text:p>380754.742356577</text:p>
          </table:table-cell>
          <table:table-cell table:style-name="ce17" table:formula="of:=(LOG([.X17])-LOG([.X16]))/(LOG([.W17])-LOG([.W16]))" office:value-type="float" office:value="0.185904722686942" calcext:value-type="float">
            <text:p>0.2</text:p>
          </table:table-cell>
          <table:table-cell table:style-name="ce31" office:value-type="float" office:value="75847.534536" calcext:value-type="float">
            <text:p>75847.534536</text:p>
          </table:table-cell>
          <table:table-cell office:value-type="float" office:value="32" calcext:value-type="float">
            <text:p>32</text:p>
          </table:table-cell>
          <table:table-cell table:formula="of:=[.AB17]*[.AA17]" office:value-type="float" office:value="2427121.105152" calcext:value-type="float">
            <text:p>2427121.105152</text:p>
          </table:table-cell>
          <table:table-cell table:number-columns-repeated="8"/>
        </table:table-row>
        <table:table-row table:style-name="ro1">
          <table:table-cell table:style-name="ce3" table:formula="of:=[.$S6]*[.$T6]*([.B$13]+1)*([.B$13]+1)" office:value-type="float" office:value="524288" calcext:value-type="float">
            <text:p>524,288</text:p>
          </table:table-cell>
          <table:table-cell table:style-name="ce8" table:formula="of:=2*ABS([.I26]-[.$I$36])" office:value-type="float" office:value="0.0000000219900024595737" calcext:value-type="float">
            <text:p>2.20E-8</text:p>
          </table:table-cell>
          <table:table-cell table:style-name="ce14" table:formula="of:=(LOG([.B18])-LOG([.B17]))/(LOG([.J26])-LOG([.J25]))" office:value-type="float" office:value="0.843167665068124" calcext:value-type="float">
            <text:p>0.8</text:p>
          </table:table-cell>
          <table:table-cell/>
          <table:table-cell table:style-name="ce3" table:formula="of:=[.$S6]*[.$T6]*([.$F$13]+1)*([.$F$13]+1)" office:value-type="float" office:value="819200" calcext:value-type="float">
            <text:p>819,200</text:p>
          </table:table-cell>
          <table:table-cell table:style-name="ce8" table:formula="of:=2*ABS([.I36]-[.$I$36])" office:value-type="float" office:value="0" calcext:value-type="float">
            <text:p>0.00E+0</text:p>
          </table:table-cell>
          <table:table-cell table:style-name="ce14"/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0"/>
          <table:table-cell table:style-name="ce28" table:formula="of:=[.A11]" office:value-type="float" office:value="1048576" calcext:value-type="float">
            <text:p>1,048,576</text:p>
          </table:table-cell>
          <table:table-cell/>
          <table:table-cell table:style-name="ce29"/>
          <table:table-cell table:style-name="ce9"/>
          <table:table-cell table:number-columns-repeated="13"/>
        </table:table-row>
        <table:table-row table:style-name="ro1">
          <table:table-cell table:style-name="ce3" table:formula="of:=[.$S7]*[.$T7]*([.B$13]+1)*([.B$13]+1)" office:value-type="float" office:value="2097152" calcext:value-type="float">
            <text:p>2,097,152</text:p>
          </table:table-cell>
          <table:table-cell table:style-name="ce8"/>
          <table:table-cell table:style-name="ce14" table:formula="of:=(LOG([.B19])-LOG([.B18]))/(LOG([.J27])-LOG([.J26]))" office:value-type="string" office:string-value="" calcext:value-type="error">
            <text:p>Err:502</text:p>
          </table:table-cell>
          <table:table-cell/>
          <table:table-cell table:style-name="ce3" table:formula="of:=[.$S7]*[.$T7]*([.$F$13]+1)*([.$F$13]+1)" office:value-type="float" office:value="3276800" calcext:value-type="float">
            <text:p>3,276,800</text:p>
          </table:table-cell>
          <table:table-cell table:style-name="ce8"/>
          <table:table-cell table:style-name="ce14"/>
          <table:table-cell table:style-name="ce7"/>
          <table:table-cell table:number-columns-repeated="14"/>
          <table:table-cell table:style-name="ce29"/>
          <table:table-cell table:style-name="ce9"/>
          <table:table-cell table:style-name="ce28"/>
          <table:table-cell/>
          <table:table-cell table:style-name="ce29"/>
          <table:table-cell table:number-columns-repeated="10"/>
        </table:table-row>
        <table:table-row table:style-name="ro1">
          <table:table-cell table:style-name="ce4" table:formula="of:=[.$S8]*[.$T8]*([.B$13]+1)*([.B$13]+1)" office:value-type="float" office:value="4194304" calcext:value-type="float">
            <text:p>4,194,304</text:p>
          </table:table-cell>
          <table:table-cell table:style-name="ce8"/>
          <table:table-cell table:style-name="ce15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S8]*[.$T8]*([.$F$13]+1)*([.$F$13]+1)" office:value-type="float" office:value="6553600" calcext:value-type="float">
            <text:p>6,553,600</text:p>
          </table:table-cell>
          <table:table-cell table:style-name="ce8"/>
          <table:table-cell table:style-name="ce15"/>
          <table:table-cell table:style-name="ce18"/>
          <table:table-cell table:number-columns-repeated="12"/>
          <table:table-cell office:value-type="string" calcext:value-type="string">
            <text:p>P=2</text:p>
          </table:table-cell>
          <table:table-cell table:number-columns-repeated="2"/>
          <table:table-cell table:style-name="ce9"/>
          <table:table-cell table:style-name="ce28"/>
          <table:table-cell/>
          <table:table-cell table:style-name="ce29"/>
          <table:table-cell table:number-columns-repeated="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DG P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30" office:value-type="string" calcext:value-type="string">
            <text:p>Slope</text:p>
          </table:table-cell>
          <table:table-cell table:style-name="ce29"/>
          <table:table-cell table:number-columns-repeated="10"/>
        </table:table-row>
        <table:table-row table:style-name="ro2">
          <table:table-cell table:number-columns-repeated="7"/>
          <table:table-cell table:style-name="ce7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28" table:formula="of:=[.E6]" office:value-type="float" office:value="4608" calcext:value-type="float">
            <text:p>4,608</text:p>
          </table:table-cell>
          <table:table-cell table:formula="of:=[.K13]" office:value-type="float" office:value="0.012742029872319" calcext:value-type="float">
            <text:p>0.0127420299</text:p>
          </table:table-cell>
          <table:table-cell table:style-name="ce29" table:formula="of:=1/SQRT([.U22])" office:value-type="float" office:value="0.0147313912747197" calcext:value-type="float">
            <text:p>1.47313912747197E-002</text:p>
          </table:table-cell>
          <table:table-cell table:style-name="ce9" table:formula="of:=[.F6]" office:value-type="float" office:value="0.0023094732485789" calcext:value-type="float">
            <text:p>2.30947325E-03</text:p>
          </table:table-cell>
          <table:table-cell table:formula="of:=[.AC22]/[.$AF$13]" office:value-type="float" office:value="6.75318409287003" calcext:value-type="float">
            <text:p>6.7531840929</text:p>
          </table:table-cell>
          <table:table-cell/>
          <table:table-cell table:style-name="ce31" office:value-type="float" office:value="43.048172" calcext:value-type="float">
            <text:p>43.048172</text:p>
          </table:table-cell>
          <table:table-cell office:value-type="float" office:value="1" calcext:value-type="float">
            <text:p>1</text:p>
          </table:table-cell>
          <table:table-cell table:formula="of:=[.AB22]*[.AA22]" office:value-type="float" office:value="43.048172" calcext:value-type="float">
            <text:p>43.048172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0</text:p>
          </table:table-cell>
          <table:table-cell table:style-name="ce20" office:value-type="float" office:value="0.00541971639185096" calcext:value-type="float">
            <text:p>5.42E-03</text:p>
          </table:table-cell>
          <table:table-cell table:formula="of:=1/SQRT([.A15])" office:value-type="float" office:value="0.0110485434560398" calcext:value-type="float">
            <text:p>0.0110485435</text:p>
          </table:table-cell>
          <table:table-cell table:formula="of:=2*[.I23]" office:value-type="float" office:value="0.0108394327837019" calcext:value-type="float">
            <text:p>0.0108394328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3]*[.P21]" office:value-type="float" office:value="0.0110485434560398" calcext:value-type="float">
            <text:p>0.0110485435</text:p>
          </table:table-cell>
          <table:table-cell table:style-name="ce5" table:formula="of:=[.B15]" office:value-type="float" office:value="0.00040687615996182" calcext:value-type="float">
            <text:p>4.07E-0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[.E7]" office:value-type="float" office:value="18432" calcext:value-type="float">
            <text:p>18,432</text:p>
          </table:table-cell>
          <table:table-cell table:formula="of:=[.K14]" office:value-type="float" office:value="0.0104807904186709" calcext:value-type="float">
            <text:p>0.0104807904</text:p>
          </table:table-cell>
          <table:table-cell table:style-name="ce29" table:formula="of:=1/SQRT([.U23])" office:value-type="float" office:value="0.00736569563735987" calcext:value-type="float">
            <text:p>7.36569563735987E-003</text:p>
          </table:table-cell>
          <table:table-cell table:style-name="ce9" table:formula="of:=[.F7]" office:value-type="float" office:value="0.0000482337949307601" calcext:value-type="float">
            <text:p>4.82337949E-05</text:p>
          </table:table-cell>
          <table:table-cell table:formula="of:=[.AC23]/[.$AF$13]" office:value-type="float" office:value="43.8817480586713" calcext:value-type="float">
            <text:p>43.8817480587</text:p>
          </table:table-cell>
          <table:table-cell table:style-name="ce17" table:formula="of:=(LOG([.X23])-LOG([.X22]))/(LOG([.W23])-LOG([.W22]))" office:value-type="float" office:value="5.58137570213306" calcext:value-type="float">
            <text:p>5.6</text:p>
          </table:table-cell>
          <table:table-cell table:style-name="ce31" office:value-type="float" office:value="279.724203" calcext:value-type="float">
            <text:p>279.724203</text:p>
          </table:table-cell>
          <table:table-cell office:value-type="float" office:value="1" calcext:value-type="float">
            <text:p>1</text:p>
          </table:table-cell>
          <table:table-cell table:formula="of:=[.AB23]*[.AA23]" office:value-type="float" office:value="279.724203" calcext:value-type="float">
            <text:p>279.724203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1</text:p>
          </table:table-cell>
          <table:table-cell table:style-name="ce20" office:value-type="float" office:value="0.0052142731398898" calcext:value-type="float">
            <text:p>5.21E-03</text:p>
          </table:table-cell>
          <table:table-cell table:formula="of:=1/SQRT([.A16])" office:value-type="float" office:value="0.0055242717280199" calcext:value-type="float">
            <text:p>0.0055242717</text:p>
          </table:table-cell>
          <table:table-cell table:formula="of:=2*[.I24]" office:value-type="float" office:value="0.0104285462797796" calcext:value-type="float">
            <text:p>0.01042854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26]*[.P21]" office:value-type="float" office:value="0.00138106793200498" calcext:value-type="float">
            <text:p>0.0013810679</text:p>
          </table:table-cell>
          <table:table-cell table:formula="of:=10^(LOG([.Q23])+[.M24]*(LOG([.P24])-LOG([.P23])))" office:value-type="float" office:value="0.00000000155210937485436" calcext:value-type="float">
            <text:p>1.55210937485436E-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[.E8]" office:value-type="float" office:value="73728" calcext:value-type="float">
            <text:p>73,728</text:p>
          </table:table-cell>
          <table:table-cell table:formula="of:=[.K15]" office:value-type="float" office:value="0.0104230659827948" calcext:value-type="float">
            <text:p>0.010423066</text:p>
          </table:table-cell>
          <table:table-cell table:style-name="ce29" table:formula="of:=1/SQRT([.U24])" office:value-type="float" office:value="0.00368284781867994" calcext:value-type="float">
            <text:p>3.68284781867994E-003</text:p>
          </table:table-cell>
          <table:table-cell table:style-name="ce9" table:formula="of:=[.F8]" office:value-type="float" office:value="0.00000949064094530119" calcext:value-type="float">
            <text:p>9.49064095E-06</text:p>
          </table:table-cell>
          <table:table-cell table:formula="of:=[.AC24]/[.$AF$13]" office:value-type="float" office:value="12469.9920746725" calcext:value-type="float">
            <text:p>12469.9920746725</text:p>
          </table:table-cell>
          <table:table-cell table:style-name="ce17" table:formula="of:=(LOG([.X24])-LOG([.X23]))/(LOG([.W24])-LOG([.W23]))" office:value-type="float" office:value="2.34546689541557" calcext:value-type="float">
            <text:p>2.3</text:p>
          </table:table-cell>
          <table:table-cell table:style-name="ce31" office:value-type="float" office:value="19872.49112" calcext:value-type="float">
            <text:p>19872.49112</text:p>
          </table:table-cell>
          <table:table-cell office:value-type="float" office:value="4" calcext:value-type="float">
            <text:p>4</text:p>
          </table:table-cell>
          <table:table-cell table:formula="of:=[.AB24]*[.AA24]" office:value-type="float" office:value="79489.96448" calcext:value-type="float">
            <text:p>79489.96448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2</text:p>
          </table:table-cell>
          <table:table-cell table:style-name="ce20" office:value-type="float" office:value="0.00521629803673511" calcext:value-type="float">
            <text:p>5.22E-03</text:p>
          </table:table-cell>
          <table:table-cell table:formula="of:=1/SQRT([.A17])" office:value-type="float" office:value="0.00276213586400995" calcext:value-type="float">
            <text:p>0.0027621359</text:p>
          </table:table-cell>
          <table:table-cell table:formula="of:=2*[.I25]" office:value-type="float" office:value="0.0104325960734702" calcext:value-type="float">
            <text:p>0.0104325961</text:p>
          </table:table-cell>
          <table:table-cell table:number-columns-repeated="9"/>
          <table:table-cell table:style-name="ce28" table:formula="of:=[.E9]" office:value-type="float" office:value="294912" calcext:value-type="float">
            <text:p>294,912</text:p>
          </table:table-cell>
          <table:table-cell table:formula="of:=[.K16]" office:value-type="float" office:value="0.0104321231340264" calcext:value-type="float">
            <text:p>0.0104321231</text:p>
          </table:table-cell>
          <table:table-cell table:style-name="ce29" table:formula="of:=1/SQRT([.U25])" office:value-type="float" office:value="0.00184142390933997" calcext:value-type="float">
            <text:p>1.84142390933997E-003</text:p>
          </table:table-cell>
          <table:table-cell table:style-name="ce9" table:formula="of:=[.F9]" office:value-type="float" office:value="0.0000004334897137203" calcext:value-type="float">
            <text:p>4.33489714E-07</text:p>
          </table:table-cell>
          <table:table-cell table:formula="of:=[.AC25]/[.$AF$13]" office:value-type="float" office:value="21858.7216779355" calcext:value-type="float">
            <text:p>21858.7216779355</text:p>
          </table:table-cell>
          <table:table-cell table:style-name="ce17" table:formula="of:=(LOG([.X25])-LOG([.X24]))/(LOG([.W25])-LOG([.W24]))" office:value-type="float" office:value="4.45243585691785" calcext:value-type="float">
            <text:p>4.5</text:p>
          </table:table-cell>
          <table:table-cell table:style-name="ce31" office:value-type="float" office:value="17417.302667" calcext:value-type="float">
            <text:p>17417.302667</text:p>
          </table:table-cell>
          <table:table-cell office:value-type="float" office:value="8" calcext:value-type="float">
            <text:p>8</text:p>
          </table:table-cell>
          <table:table-cell table:formula="of:=[.AB25]*[.AA25]" office:value-type="float" office:value="139338.421336" calcext:value-type="float">
            <text:p>139338.421336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" office:value-type="string" calcext:value-type="string">
            <text:p>ref3</text:p>
          </table:table-cell>
          <table:table-cell table:style-name="ce20" office:value-type="float" office:value="0.00521628930687128" calcext:value-type="float">
            <text:p>5.22E-03</text:p>
          </table:table-cell>
          <table:table-cell table:formula="of:=1/SQRT([.A18])" office:value-type="float" office:value="0.00138106793200498" calcext:value-type="float">
            <text:p>0.0013810679</text:p>
          </table:table-cell>
          <table:table-cell table:formula="of:=2*[.I26]" office:value-type="float" office:value="0.0104325786137426" calcext:value-type="float">
            <text:p>0.0104325786</text:p>
          </table:table-cell>
          <table:table-cell table:number-columns-repeated="9"/>
          <table:table-cell table:style-name="ce28" table:formula="of:=[.E10]" office:value-type="float" office:value="1179648" calcext:value-type="float">
            <text:p>1,179,648</text:p>
          </table:table-cell>
          <table:table-cell table:formula="of:=[.K17]" office:value-type="float" office:value="0" calcext:value-type="float">
            <text:p>0</text:p>
          </table:table-cell>
          <table:table-cell table:style-name="ce29" table:formula="of:=1/SQRT([.U26])" office:value-type="float" office:value="0.000920711954669984" calcext:value-type="float">
            <text:p>9.20711954669984E-004</text:p>
          </table:table-cell>
          <table:table-cell table:style-name="ce9" table:formula="of:=[.F10]" office:value-type="float" office:value="0" calcext:value-type="float">
            <text:p>0.00000000E+00</text:p>
          </table:table-cell>
          <table:table-cell table:formula="of:=[.AC26]/[.$AF$13]" office:value-type="float" office:value="0" calcext:value-type="float">
            <text:p>0</text:p>
          </table:table-cell>
          <table:table-cell table:style-name="ce17" table:formula="of:=(LOG([.X26])-LOG([.X25]))/(LOG([.W26])-LOG([.W25]))" office:value-type="string" office:string-value="" calcext:value-type="error">
            <text:p>Err:502</text:p>
          </table:table-cell>
          <table:table-cell table:style-name="ce29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7" office:value-type="string" calcext:value-type="string">
            <text:p>ref4</text:p>
          </table:table-cell>
          <table:table-cell table:style-name="ce21"/>
          <table:table-cell table:formula="of:=1/SQRT([.A19])" office:value-type="float" office:value="0.000690533966002488" calcext:value-type="float">
            <text:p>0.000690534</text:p>
          </table:table-cell>
          <table:table-cell table:formula="of:=2*[.I27]" office:value-type="float" office:value="0" calcext:value-type="float">
            <text:p>0</text:p>
          </table:table-cell>
          <table:table-cell table:number-columns-repeated="9"/>
          <table:table-cell table:style-name="ce28" table:formula="of:=[.E11]" office:value-type="float" office:value="2359296" calcext:value-type="float">
            <text:p>2,359,296</text:p>
          </table:table-cell>
          <table:table-cell/>
          <table:table-cell table:style-name="ce29"/>
          <table:table-cell table:style-name="ce9"/>
          <table:table-cell table:style-name="ce28"/>
          <table:table-cell/>
          <table:table-cell table:style-name="ce29"/>
          <table:table-cell table:number-columns-repeated="10"/>
        </table:table-row>
        <table:table-row table:style-name="ro1">
          <table:table-cell table:number-columns-repeated="7"/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3"/>
          <table:table-cell table:style-name="ce9"/>
          <table:table-cell table:number-columns-repeated="13"/>
        </table:table-row>
        <table:table-row table:style-name="ro1">
          <table:table-cell table:style-name="ce5"/>
          <table:table-cell table:number-columns-repeated="6"/>
          <table:table-cell table:style-name="Default"/>
          <table:table-cell table:number-columns-repeated="12"/>
          <table:table-cell office:value-type="string" calcext:value-type="string">
            <text:p>P=3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30" office:value-type="string" calcext:value-type="string">
            <text:p>Slope</text:p>
          </table:table-cell>
          <table:table-cell table:number-columns-repeated="11"/>
        </table:table-row>
        <table:table-row table:style-name="ro2">
          <table:table-cell table:number-columns-repeated="7"/>
          <table:table-cell table:style-name="Default"/>
          <table:table-cell office:value-type="string" calcext:value-type="string">
            <text:p>DG P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28" table:formula="of:=[.A15]" office:value-type="float" office:value="8192" calcext:value-type="float">
            <text:p>8,192</text:p>
          </table:table-cell>
          <table:table-cell table:formula="of:=[.K23]" office:value-type="float" office:value="0.0108394327837019" calcext:value-type="float">
            <text:p>0.0108394328</text:p>
          </table:table-cell>
          <table:table-cell table:style-name="ce29" table:formula="of:=1/SQRT([.U31])" office:value-type="float" office:value="0.0110485434560398" calcext:value-type="float">
            <text:p>1.10485434560398E-002</text:p>
          </table:table-cell>
          <table:table-cell table:style-name="ce9" table:formula="of:=[.B15]" office:value-type="float" office:value="0.00040687615996182" calcext:value-type="float">
            <text:p>4.06876160E-04</text:p>
          </table:table-cell>
          <table:table-cell table:formula="of:=[.AC31]/[.$AF$13]" office:value-type="float" office:value="26.0195290611028" calcext:value-type="float">
            <text:p>26.0195290611</text:p>
          </table:table-cell>
          <table:table-cell/>
          <table:table-cell table:style-name="ce31" office:value-type="float" office:value="165.861488" calcext:value-type="float">
            <text:p>165.861488</text:p>
          </table:table-cell>
          <table:table-cell office:value-type="float" office:value="1" calcext:value-type="float">
            <text:p>1</text:p>
          </table:table-cell>
          <table:table-cell table:formula="of:=[.AB31]*[.AA31]" office:value-type="float" office:value="165.861488" calcext:value-type="float">
            <text:p>165.861488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Default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28" table:formula="of:=[.A16]" office:value-type="float" office:value="32768" calcext:value-type="float">
            <text:p>32,768</text:p>
          </table:table-cell>
          <table:table-cell table:formula="of:=[.K24]" office:value-type="float" office:value="0.0104285462797796" calcext:value-type="float">
            <text:p>0.0104285463</text:p>
          </table:table-cell>
          <table:table-cell table:style-name="ce29" table:formula="of:=1/SQRT([.U32])" office:value-type="float" office:value="0.0055242717280199" calcext:value-type="float">
            <text:p>5.52427172801990E-003</text:p>
          </table:table-cell>
          <table:table-cell table:style-name="ce9" table:formula="of:=[.B16]" office:value-type="float" office:value="0.00000401034396050118" calcext:value-type="float">
            <text:p>4.01034396E-06</text:p>
          </table:table-cell>
          <table:table-cell table:formula="of:=[.AC32]/[.$AF$13]" office:value-type="float" office:value="175.681202761001" calcext:value-type="float">
            <text:p>175.681202761</text:p>
          </table:table-cell>
          <table:table-cell table:style-name="ce17" table:formula="of:=(LOG([.X32])-LOG([.X31]))/(LOG([.W32])-LOG([.W31]))" office:value-type="float" office:value="6.66471996150296" calcext:value-type="float">
            <text:p>6.7</text:p>
          </table:table-cell>
          <table:table-cell table:style-name="ce31" office:value-type="float" office:value="1119.879827" calcext:value-type="float">
            <text:p>1119.879827</text:p>
          </table:table-cell>
          <table:table-cell office:value-type="float" office:value="1" calcext:value-type="float">
            <text:p>1</text:p>
          </table:table-cell>
          <table:table-cell table:formula="of:=[.AB32]*[.AA32]" office:value-type="float" office:value="1119.879827" calcext:value-type="float">
            <text:p>1119.879827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0</text:p>
          </table:table-cell>
          <table:table-cell table:style-name="ce20" office:value-type="float" office:value="0.00523075727726026" calcext:value-type="float">
            <text:p>5.23E-03</text:p>
          </table:table-cell>
          <table:table-cell table:formula="of:=1/SQRT([.E15])" office:value-type="float" office:value="0.00883883476483184" calcext:value-type="float">
            <text:p>0.0088388348</text:p>
          </table:table-cell>
          <table:table-cell table:formula="of:=2*[.I33]" office:value-type="float" office:value="0.0104615145545205" calcext:value-type="float">
            <text:p>0.0104615146</text:p>
          </table:table-cell>
          <table:table-cell/>
          <table:table-cell office:value-type="string" calcext:value-type="string">
            <text:p>Slope 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3]*[.P31]" office:value-type="float" office:value="0.00883883476483184" calcext:value-type="float">
            <text:p>0.0088388348</text:p>
          </table:table-cell>
          <table:table-cell table:style-name="ce5" table:formula="of:=[.F15]" office:value-type="float" office:value="0.0000289579307804211" calcext:value-type="float">
            <text:p>2.90E-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[.A17]" office:value-type="float" office:value="131072" calcext:value-type="float">
            <text:p>131,072</text:p>
          </table:table-cell>
          <table:table-cell table:formula="of:=[.K25]" office:value-type="float" office:value="0.0104325960734702" calcext:value-type="float">
            <text:p>0.0104325961</text:p>
          </table:table-cell>
          <table:table-cell table:style-name="ce29" table:formula="of:=1/SQRT([.U33])" office:value-type="float" office:value="0.00276213586400995" calcext:value-type="float">
            <text:p>2.76213586400995E-003</text:p>
          </table:table-cell>
          <table:table-cell table:style-name="ce9" table:formula="of:=[.B17]" office:value-type="float" office:value="0.0000000394497301197533" calcext:value-type="float">
            <text:p>3.94497301E-08</text:p>
          </table:table-cell>
          <table:table-cell table:formula="of:=[.AC33]/[.$AF$13]" office:value-type="float" office:value="39256.2145818496" calcext:value-type="float">
            <text:p>39256.2145818496</text:p>
          </table:table-cell>
          <table:table-cell table:style-name="ce17" table:formula="of:=(LOG([.X33])-LOG([.X32]))/(LOG([.W33])-LOG([.W32]))" office:value-type="float" office:value="6.66756673867894" calcext:value-type="float">
            <text:p>6.7</text:p>
          </table:table-cell>
          <table:table-cell table:style-name="ce31" office:value-type="float" office:value="62559.684963" calcext:value-type="float">
            <text:p>62559.684963</text:p>
          </table:table-cell>
          <table:table-cell office:value-type="float" office:value="4" calcext:value-type="float">
            <text:p>4</text:p>
          </table:table-cell>
          <table:table-cell table:formula="of:=[.AB33]*[.AA33]" office:value-type="float" office:value="250238.739852" calcext:value-type="float">
            <text:p>250238.739852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7" office:value-type="string" calcext:value-type="string">
            <text:p>ref1</text:p>
          </table:table-cell>
          <table:table-cell table:style-name="ce20" office:value-type="float" office:value="0.00521612035774778" calcext:value-type="float">
            <text:p>5.22E-03</text:p>
          </table:table-cell>
          <table:table-cell table:formula="of:=1/SQRT([.E16])" office:value-type="float" office:value="0.00441941738241592" calcext:value-type="float">
            <text:p>0.0044194174</text:p>
          </table:table-cell>
          <table:table-cell table:formula="of:=2*[.I34]" office:value-type="float" office:value="0.0104322407154956" calcext:value-type="float">
            <text:p>0.010432240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5]*[.P31]" office:value-type="float" office:value="0.00220970869120796" calcext:value-type="float">
            <text:p>0.0022097087</text:p>
          </table:table-cell>
          <table:table-cell table:formula="of:=10^(LOG([.Q33])+[.M34]*(LOG([.P34])-LOG([.P33])))" office:value-type="float" office:value="0.000000000441862957464921" calcext:value-type="float">
            <text:p>4.41862957464921E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8" table:formula="of:=[.A18]" office:value-type="float" office:value="524288" calcext:value-type="float">
            <text:p>524,288</text:p>
          </table:table-cell>
          <table:table-cell table:formula="of:=[.K26]" office:value-type="float" office:value="0.0104325786137426" calcext:value-type="float">
            <text:p>0.0104325786</text:p>
          </table:table-cell>
          <table:table-cell table:style-name="ce29" table:formula="of:=1/SQRT([.U34])" office:value-type="float" office:value="0.00138106793200498" calcext:value-type="float">
            <text:p>1.38106793200498E-003</text:p>
          </table:table-cell>
          <table:table-cell table:style-name="ce9" table:formula="of:=[.B18]" office:value-type="float" office:value="0.0000000219900024595737" calcext:value-type="float">
            <text:p>2.19900025E-08</text:p>
          </table:table-cell>
          <table:table-cell table:formula="of:=[.AC34]/[.$AF$13]" office:value-type="float" office:value="49554.7812515491" calcext:value-type="float">
            <text:p>49554.7812515491</text:p>
          </table:table-cell>
          <table:table-cell table:style-name="ce17" table:formula="of:=(LOG([.X34])-LOG([.X33]))/(LOG([.W34])-LOG([.W33]))" office:value-type="float" office:value="0.843167665068129" calcext:value-type="float">
            <text:p>0.8</text:p>
          </table:table-cell>
          <table:table-cell table:style-name="ce31" office:value-type="float" office:value="39485.869136" calcext:value-type="float">
            <text:p>39485.869136</text:p>
          </table:table-cell>
          <table:table-cell office:value-type="float" office:value="8" calcext:value-type="float">
            <text:p>8</text:p>
          </table:table-cell>
          <table:table-cell table:formula="of:=[.AB34]*[.AA34]" office:value-type="float" office:value="315886.953088" calcext:value-type="float">
            <text:p>315886.953088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7" office:value-type="string" calcext:value-type="string">
            <text:p>ref2</text:p>
          </table:table-cell>
          <table:table-cell table:style-name="ce20" office:value-type="float" office:value="0.0052163283316895" calcext:value-type="float">
            <text:p>5.22E-03</text:p>
          </table:table-cell>
          <table:table-cell table:formula="of:=1/SQRT([.E17])" office:value-type="float" office:value="0.00220970869120796" calcext:value-type="float">
            <text:p>0.0022097087</text:p>
          </table:table-cell>
          <table:table-cell table:formula="of:=2*[.I35]" office:value-type="float" office:value="0.010432656663379" calcext:value-type="float">
            <text:p>0.0104326567</text:p>
          </table:table-cell>
          <table:table-cell table:number-columns-repeated="9"/>
          <table:table-cell table:style-name="ce28" table:formula="of:=[.A19]" office:value-type="float" office:value="2097152" calcext:value-type="float">
            <text:p>2,097,152</text:p>
          </table:table-cell>
          <table:table-cell table:formula="of:=[.K27]" office:value-type="float" office:value="0" calcext:value-type="float">
            <text:p>0</text:p>
          </table:table-cell>
          <table:table-cell table:style-name="ce29" table:formula="of:=1/SQRT([.U35])" office:value-type="float" office:value="0.000690533966002488" calcext:value-type="float">
            <text:p>6.90533966002488E-004</text:p>
          </table:table-cell>
          <table:table-cell table:style-name="ce9" table:formula="of:=[.B19]" office:value-type="float" office:value="0" calcext:value-type="float">
            <text:p>0.00000000E+00</text:p>
          </table:table-cell>
          <table:table-cell table:formula="of:=[.AC35]/[.$AF$13]" office:value-type="float" office:value="0" calcext:value-type="float">
            <text:p>0</text:p>
          </table:table-cell>
          <table:table-cell table:style-name="ce17" table:formula="of:=(LOG([.X35])-LOG([.X34]))/(LOG([.W35])-LOG([.W34]))" office:value-type="string" office:string-value="" calcext:value-type="error">
            <text:p>Err:50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7" office:value-type="string" calcext:value-type="string">
            <text:p>ref3</text:p>
          </table:table-cell>
          <table:table-cell table:style-name="ce20" office:value-type="float" office:value="0.00521627831187005" calcext:value-type="float">
            <text:p>5.22E-03</text:p>
          </table:table-cell>
          <table:table-cell table:formula="of:=1/SQRT([.E18])" office:value-type="float" office:value="0.00110485434560398" calcext:value-type="float">
            <text:p>0.0011048543</text:p>
          </table:table-cell>
          <table:table-cell table:formula="of:=2*[.I36]" office:value-type="float" office:value="0.0104325566237401" calcext:value-type="float">
            <text:p>0.0104325566</text:p>
          </table:table-cell>
          <table:table-cell table:number-columns-repeated="9"/>
          <table:table-cell table:style-name="ce28" table:formula="of:=[.A20]" office:value-type="float" office:value="4194304" calcext:value-type="float">
            <text:p>4,194,304</text:p>
          </table:table-cell>
          <table:table-cell/>
          <table:table-cell table:style-name="ce29"/>
          <table:table-cell table:style-name="ce9"/>
          <table:table-cell table:number-columns-repeated="13"/>
        </table:table-row>
        <table:table-row table:style-name="ro1">
          <table:table-cell table:number-columns-repeated="7"/>
          <table:table-cell table:style-name="ce7" office:value-type="string" calcext:value-type="string">
            <text:p>ref4</text:p>
          </table:table-cell>
          <table:table-cell table:style-name="ce22"/>
          <table:table-cell table:formula="of:=1/SQRT([.E19])" office:value-type="float" office:value="0.00055242717280199" calcext:value-type="float">
            <text:p>0.0005524272</text:p>
          </table:table-cell>
          <table:table-cell table:formula="of:=2*[.I37]" office:value-type="float" office:value="0" calcext:value-type="float">
            <text:p>0</text:p>
          </table:table-cell>
          <table:table-cell table:number-columns-repeated="11"/>
          <table:table-cell table:style-name="ce29"/>
          <table:table-cell table:style-name="ce9"/>
          <table:table-cell table:number-columns-repeated="13"/>
        </table:table-row>
        <table:table-row table:style-name="ro1">
          <table:table-cell table:number-columns-repeated="7"/>
          <table:table-cell table:style-name="ce7" office:value-type="string" calcext:value-type="string">
            <text:p>ref5</text:p>
          </table:table-cell>
          <table:table-cell table:style-name="ce5"/>
          <table:table-cell table:formula="of:=1/SQRT([.E20])" office:value-type="float" office:value="0.000390625" calcext:value-type="float">
            <text:p>0.000390625</text:p>
          </table:table-cell>
          <table:table-cell table:number-columns-repeated="10"/>
          <table:table-cell office:value-type="string" calcext:value-type="string">
            <text:p>P=4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12"/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table:style-name="ce9" office:value-type="string" calcext:value-type="string">
            <text:p>Cd error</text:p>
          </table:table-cell>
          <table:table-cell table:style-name="ce9" office:value-type="string" calcext:value-type="string">
            <text:p>Work</text:p>
          </table:table-cell>
          <table:table-cell table:style-name="ce30" office:value-type="string" calcext:value-type="string">
            <text:p>Slope</text:p>
          </table:table-cell>
          <table:table-cell table:style-name="ce29"/>
          <table:table-cell table:number-columns-repeated="10"/>
        </table:table-row>
        <table:table-row table:style-name="ro2">
          <table:table-cell table:number-columns-repeated="7"/>
          <table:table-cell table:style-name="Default"/>
          <table:table-cell table:style-name="ce5"/>
          <table:table-cell table:number-columns-repeated="11"/>
          <table:table-cell table:style-name="ce28" table:formula="of:=[.E15]" office:value-type="float" office:value="12800" calcext:value-type="float">
            <text:p>12,800</text:p>
          </table:table-cell>
          <table:table-cell table:formula="of:=[.I33]*2" office:value-type="float" office:value="0.0104615145545205" calcext:value-type="float">
            <text:p>0.0104615146</text:p>
          </table:table-cell>
          <table:table-cell table:style-name="ce29" table:formula="of:=1/SQRT([.U40])" office:value-type="float" office:value="0.00883883476483184" calcext:value-type="float">
            <text:p>8.83883476483184E-003</text:p>
          </table:table-cell>
          <table:table-cell table:style-name="ce9" table:formula="of:=[.F15]" office:value-type="float" office:value="0.0000289579307804211" calcext:value-type="float">
            <text:p>2.89579308E-05</text:p>
          </table:table-cell>
          <table:table-cell table:formula="of:=[.AC40]/[.$AF$13]" office:value-type="float" office:value="82.9598415562005" calcext:value-type="float">
            <text:p>82.9598415562</text:p>
          </table:table-cell>
          <table:table-cell/>
          <table:table-cell table:style-name="ce31" office:value-type="float" office:value="528.82751" calcext:value-type="float">
            <text:p>528.82751</text:p>
          </table:table-cell>
          <table:table-cell office:value-type="float" office:value="1" calcext:value-type="float">
            <text:p>1</text:p>
          </table:table-cell>
          <table:table-cell table:formula="of:=[.AB40]*[.AA40]" office:value-type="float" office:value="528.82751" calcext:value-type="float">
            <text:p>528.82751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Default"/>
          <table:table-cell table:number-columns-repeated="12"/>
          <table:table-cell table:style-name="ce28" table:formula="of:=[.E16]" office:value-type="float" office:value="51200" calcext:value-type="float">
            <text:p>51,200</text:p>
          </table:table-cell>
          <table:table-cell table:formula="of:=[.I34]*2" office:value-type="float" office:value="0.0104322407154956" calcext:value-type="float">
            <text:p>0.0104322407</text:p>
          </table:table-cell>
          <table:table-cell table:style-name="ce29" table:formula="of:=1/SQRT([.U41])" office:value-type="float" office:value="0.00441941738241592" calcext:value-type="float">
            <text:p>4.41941738241592E-003</text:p>
          </table:table-cell>
          <table:table-cell table:style-name="ce9" table:formula="of:=[.F16]" office:value-type="float" office:value="0.000000315908244539337" calcext:value-type="float">
            <text:p>3.15908245E-07</text:p>
          </table:table-cell>
          <table:table-cell table:formula="of:=[.AC41]/[.$AF$13]" office:value-type="float" office:value="459.782181033807" calcext:value-type="float">
            <text:p>459.7821810338</text:p>
          </table:table-cell>
          <table:table-cell table:style-name="ce17" table:formula="of:=(LOG([.X41])-LOG([.X40]))/(LOG([.W41])-LOG([.W40]))" office:value-type="float" office:value="6.51830911770258" calcext:value-type="float">
            <text:p>6.5</text:p>
          </table:table-cell>
          <table:table-cell table:style-name="ce31" office:value-type="float" office:value="2930.881513" calcext:value-type="float">
            <text:p>2930.881513</text:p>
          </table:table-cell>
          <table:table-cell office:value-type="float" office:value="1" calcext:value-type="float">
            <text:p>1</text:p>
          </table:table-cell>
          <table:table-cell table:formula="of:=[.AB41]*[.AA41]" office:value-type="float" office:value="2930.881513" calcext:value-type="float">
            <text:p>2930.881513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Default"/>
          <table:table-cell table:number-columns-repeated="12"/>
          <table:table-cell table:style-name="ce28" table:formula="of:=[.E17]" office:value-type="float" office:value="204800" calcext:value-type="float">
            <text:p>204,800</text:p>
          </table:table-cell>
          <table:table-cell table:formula="of:=[.I35]*2" office:value-type="float" office:value="0.010432656663379" calcext:value-type="float">
            <text:p>0.0104326567</text:p>
          </table:table-cell>
          <table:table-cell table:style-name="ce29" table:formula="of:=1/SQRT([.U42])" office:value-type="float" office:value="0.00220970869120796" calcext:value-type="float">
            <text:p>2.20970869120796E-003</text:p>
          </table:table-cell>
          <table:table-cell table:style-name="ce9" table:formula="of:=[.F17]" office:value-type="float" office:value="0.000000100039638899208" calcext:value-type="float">
            <text:p>1.00039639E-07</text:p>
          </table:table-cell>
          <table:table-cell table:formula="of:=[.AC42]/[.$AF$13]" office:value-type="float" office:value="128987.522749706" calcext:value-type="float">
            <text:p>128987.522749706</text:p>
          </table:table-cell>
          <table:table-cell table:style-name="ce17" table:formula="of:=(LOG([.X42])-LOG([.X41]))/(LOG([.W42])-LOG([.W41]))" office:value-type="float" office:value="1.65893383375398" calcext:value-type="float">
            <text:p>1.7</text:p>
          </table:table-cell>
          <table:table-cell table:style-name="ce31" office:value-type="float" office:value="205557.740942" calcext:value-type="float">
            <text:p>205557.740942</text:p>
          </table:table-cell>
          <table:table-cell office:value-type="float" office:value="4" calcext:value-type="float">
            <text:p>4</text:p>
          </table:table-cell>
          <table:table-cell table:formula="of:=[.AB42]*[.AA42]" office:value-type="float" office:value="822230.963768" calcext:value-type="float">
            <text:p>822230.963768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Default"/>
          <table:table-cell table:number-columns-repeated="12"/>
          <table:table-cell table:style-name="ce28" table:formula="of:=[.E18]" office:value-type="float" office:value="819200" calcext:value-type="float">
            <text:p>819,200</text:p>
          </table:table-cell>
          <table:table-cell table:formula="of:=[.I36]*2" office:value-type="float" office:value="0.0104325566237401" calcext:value-type="float">
            <text:p>0.0104325566</text:p>
          </table:table-cell>
          <table:table-cell table:style-name="ce29" table:formula="of:=1/SQRT([.U43])" office:value-type="float" office:value="0.00110485434560398" calcext:value-type="float">
            <text:p>1.10485434560398E-003</text:p>
          </table:table-cell>
          <table:table-cell table:style-name="ce9" table:formula="of:=[.F18]" office:value-type="float" office:value="0" calcext:value-type="float">
            <text:p>0.00000000E+00</text:p>
          </table:table-cell>
          <table:table-cell table:formula="of:=[.AC43]/[.$AF$13]" office:value-type="float" office:value="125360.206796455" calcext:value-type="float">
            <text:p>125360.206796455</text:p>
          </table:table-cell>
          <table:table-cell table:style-name="ce17" table:formula="of:=(LOG([.X43])-LOG([.X42]))/(LOG([.W43])-LOG([.W42]))" office:value-type="string" office:string-value="" calcext:value-type="error">
            <text:p>Err:502</text:p>
          </table:table-cell>
          <table:table-cell table:style-name="ce31" office:value-type="float" office:value="99888.579778" calcext:value-type="float">
            <text:p>99888.579778</text:p>
          </table:table-cell>
          <table:table-cell office:value-type="float" office:value="8" calcext:value-type="float">
            <text:p>8</text:p>
          </table:table-cell>
          <table:table-cell table:formula="of:=[.AB43]*[.AA43]" office:value-type="float" office:value="799108.638224" calcext:value-type="float">
            <text:p>799108.638224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Default"/>
          <table:table-cell table:number-columns-repeated="12"/>
          <table:table-cell table:style-name="ce28" table:formula="of:=[.E19]" office:value-type="float" office:value="3276800" calcext:value-type="float">
            <text:p>3,276,800</text:p>
          </table:table-cell>
          <table:table-cell table:formula="of:=[.I37]*2" office:value-type="float" office:value="0" calcext:value-type="float">
            <text:p>0</text:p>
          </table:table-cell>
          <table:table-cell table:style-name="ce29" table:formula="of:=1/SQRT([.U44])" office:value-type="float" office:value="0.00055242717280199" calcext:value-type="float">
            <text:p>5.52427172801990E-004</text:p>
          </table:table-cell>
          <table:table-cell table:style-name="ce9" table:formula="of:=[.F19]" office:value-type="float" office:value="0" calcext:value-type="float">
            <text:p>0.00000000E+00</text:p>
          </table:table-cell>
          <table:table-cell table:formula="of:=[.AC44]/[.$AF$13]" office:value-type="float" office:value="0" calcext:value-type="float">
            <text:p>0</text:p>
          </table:table-cell>
          <table:table-cell table:style-name="ce17" table:formula="of:=(LOG([.X44])-LOG([.X43]))/(LOG([.W44])-LOG([.W43]))" office:value-type="string" office:string-value="" calcext:value-type="error">
            <text:p>Err:502</text:p>
          </table:table-cell>
          <table:table-cell table:style-name="ce29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12"/>
          <table:table-cell table:style-name="ce28" table:formula="of:=[.E20]" office:value-type="float" office:value="6553600" calcext:value-type="float">
            <text:p>6,553,600</text:p>
          </table:table-cell>
          <table:table-cell/>
          <table:table-cell table:style-name="ce29"/>
          <table:table-cell table:style-name="ce9"/>
          <table:table-cell table:style-name="ce28"/>
          <table:table-cell/>
          <table:table-cell table:style-name="ce29"/>
          <table:table-cell table:number-columns-repeated="10"/>
        </table:table-row>
        <table:table-row table:style-name="ro3" table:number-rows-repeated="6">
          <table:table-cell table:number-columns-repeated="7"/>
          <table:table-cell table:style-name="Default"/>
          <table:table-cell table:number-columns-repeated="29"/>
        </table:table-row>
        <table:table-row table:style-name="ro3">
          <table:table-cell office:value-type="string" calcext:value-type="string">
            <text:p>Fluent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4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auBench</text:p>
          </table:table-cell>
          <table:table-cell table:style-name="ce23" office:value-type="float" office:value="4.7603" calcext:value-type="float">
            <text:p>4.7603</text:p>
          </table:table-cell>
          <table:table-cell table:number-columns-repeated="2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60282" calcext:value-type="float">
            <text:p>0.060282</text:p>
          </table:table-cell>
          <table:table-cell table:formula="of:=1/SQRT([.A54])" office:value-type="float" office:value="0.0441941738241592" calcext:value-type="float">
            <text:p>0.0441941738</text:p>
          </table:table-cell>
          <table:table-cell table:formula="of:=ABS([.B54]-[.$K$36])" office:value-type="float" office:value="0.0498494433762599" calcext:value-type="float">
            <text:p>0.0498494434</text:p>
          </table:table-cell>
          <table:table-cell table:formula="of:=[.G54]/[.$I$53]" office:value-type="float" office:value="50.6522698149276" calcext:value-type="float">
            <text:p>50.6522698149</text:p>
          </table:table-cell>
          <table:table-cell table:style-name="ce17"/>
          <table:table-cell office:value-type="float" office:value="241.12" calcext:value-type="float">
            <text:p>241.12</text:p>
          </table:table-cell>
          <table:table-cell table:style-name="Default"/>
          <table:table-cell table:number-columns-repeated="29"/>
        </table:table-row>
        <table:table-row table:style-name="ro1">
          <table:table-cell table:formula="of:=[.A54]*4" office:value-type="float" office:value="2048" calcext:value-type="float">
            <text:p>2048</text:p>
          </table:table-cell>
          <table:table-cell office:value-type="float" office:value="0.026931" calcext:value-type="float">
            <text:p>0.026931</text:p>
          </table:table-cell>
          <table:table-cell table:formula="of:=1/SQRT([.A55])" office:value-type="float" office:value="0.0220970869120796" calcext:value-type="float">
            <text:p>0.0220970869</text:p>
          </table:table-cell>
          <table:table-cell table:formula="of:=ABS([.B55]-[.$K$36])" office:value-type="float" office:value="0.0164984433762599" calcext:value-type="float">
            <text:p>0.0164984434</text:p>
          </table:table-cell>
          <table:table-cell table:formula="of:=[.G55]/[.$I$53]" office:value-type="float" office:value="117.058168602819" calcext:value-type="float">
            <text:p>117.0581686028</text:p>
          </table:table-cell>
          <table:table-cell table:style-name="ce17" table:formula="of:=(LOG([.D55])-LOG([.D54]))/(LOG([.C55])-LOG([.C54]))" office:value-type="float" office:value="1.59524748244105" calcext:value-type="float">
            <text:p>1.6</text:p>
          </table:table-cell>
          <table:table-cell office:value-type="float" office:value="557.232" calcext:value-type="float">
            <text:p>557.232</text:p>
          </table:table-cell>
          <table:table-cell table:style-name="Default"/>
          <table:table-cell table:number-columns-repeated="29"/>
        </table:table-row>
        <table:table-row table:style-name="ro1">
          <table:table-cell table:formula="of:=[.A55]*4" office:value-type="float" office:value="8192" calcext:value-type="float">
            <text:p>8192</text:p>
          </table:table-cell>
          <table:table-cell office:value-type="float" office:value="0.013444" calcext:value-type="float">
            <text:p>0.013444</text:p>
          </table:table-cell>
          <table:table-cell table:formula="of:=1/SQRT([.A56])" office:value-type="float" office:value="0.0110485434560398" calcext:value-type="float">
            <text:p>0.0110485435</text:p>
          </table:table-cell>
          <table:table-cell table:formula="of:=ABS([.B56]-[.$K$36])" office:value-type="float" office:value="0.0030114433762599" calcext:value-type="float">
            <text:p>0.0030114434</text:p>
          </table:table-cell>
          <table:table-cell table:formula="of:=[.G56]/[.$I$53]" office:value-type="float" office:value="230.234228935151" calcext:value-type="float">
            <text:p>230.2342289352</text:p>
          </table:table-cell>
          <table:table-cell table:style-name="ce17" table:formula="of:=(LOG([.D56])-LOG([.D55]))/(LOG([.C56])-LOG([.C55]))" office:value-type="float" office:value="2.45380287549944" calcext:value-type="float">
            <text:p>2.5</text:p>
          </table:table-cell>
          <table:table-cell office:value-type="float" office:value="1095.984" calcext:value-type="float">
            <text:p>1095.984</text:p>
          </table:table-cell>
          <table:table-cell table:style-name="Default"/>
          <table:table-cell table:number-columns-repeated="29"/>
        </table:table-row>
        <table:table-row table:style-name="ro1">
          <table:table-cell table:formula="of:=[.A56]*4" office:value-type="float" office:value="32768" calcext:value-type="float">
            <text:p>32768</text:p>
          </table:table-cell>
          <table:table-cell office:value-type="float" office:value="0.011035" calcext:value-type="float">
            <text:p>0.011035</text:p>
          </table:table-cell>
          <table:table-cell table:formula="of:=1/SQRT([.A57])" office:value-type="float" office:value="0.0055242717280199" calcext:value-type="float">
            <text:p>0.0055242717</text:p>
          </table:table-cell>
          <table:table-cell table:formula="of:=ABS([.B57]-[.$K$36])" office:value-type="float" office:value="0.000602443376259899" calcext:value-type="float">
            <text:p>0.0006024434</text:p>
          </table:table-cell>
          <table:table-cell table:formula="of:=[.G57]/[.$I$53]" office:value-type="float" office:value="206.336575425919" calcext:value-type="float">
            <text:p>206.3365754259</text:p>
          </table:table-cell>
          <table:table-cell table:style-name="ce17" table:formula="of:=(LOG([.D57])-LOG([.D56]))/(LOG([.C57])-LOG([.C56]))" office:value-type="float" office:value="2.32155757867524" calcext:value-type="float">
            <text:p>2.3</text:p>
          </table:table-cell>
          <table:table-cell office:value-type="float" office:value="982.224" calcext:value-type="float">
            <text:p>982.224</text:p>
          </table:table-cell>
          <table:table-cell table:style-name="Default"/>
          <table:table-cell table:number-columns-repeated="29"/>
        </table:table-row>
        <table:table-row table:style-name="ro1">
          <table:table-cell table:formula="of:=[.A57]*4" office:value-type="float" office:value="131072" calcext:value-type="float">
            <text:p>131072</text:p>
          </table:table-cell>
          <table:table-cell office:value-type="float" office:value="0.01071" calcext:value-type="float">
            <text:p>0.01071</text:p>
          </table:table-cell>
          <table:table-cell table:formula="of:=1/SQRT([.A58])" office:value-type="float" office:value="0.00276213586400995" calcext:value-type="float">
            <text:p>0.0027621359</text:p>
          </table:table-cell>
          <table:table-cell table:formula="of:=ABS([.B58]-[.$K$36])" office:value-type="float" office:value="0.0002774433762599" calcext:value-type="float">
            <text:p>0.0002774434</text:p>
          </table:table-cell>
          <table:table-cell table:formula="of:=[.G58]/[.$I$53]" office:value-type="float" office:value="347.383148120917" calcext:value-type="float">
            <text:p>347.3831481209</text:p>
          </table:table-cell>
          <table:table-cell table:style-name="ce17" table:formula="of:=(LOG([.D58])-LOG([.D57]))/(LOG([.C58])-LOG([.C57]))" office:value-type="float" office:value="1.11863228839633" calcext:value-type="float">
            <text:p>1.1</text:p>
          </table:table-cell>
          <table:table-cell office:value-type="float" office:value="1653.648" calcext:value-type="float">
            <text:p>1653.648</text:p>
          </table:table-cell>
          <table:table-cell table:style-name="Default"/>
          <table:table-cell table:number-columns-repeated="29"/>
        </table:table-row>
        <table:table-row table:style-name="ro1">
          <table:table-cell table:formula="of:=[.A58]*4" office:value-type="float" office:value="524288" calcext:value-type="float">
            <text:p>524288</text:p>
          </table:table-cell>
          <table:table-cell office:value-type="float" office:value="0.010672" calcext:value-type="float">
            <text:p>0.010672</text:p>
          </table:table-cell>
          <table:table-cell table:formula="of:=1/SQRT([.A59])" office:value-type="float" office:value="0.00138106793200498" calcext:value-type="float">
            <text:p>0.0013810679</text:p>
          </table:table-cell>
          <table:table-cell table:formula="of:=ABS([.B59]-[.$K$36])" office:value-type="float" office:value="0.000239443376259899" calcext:value-type="float">
            <text:p>0.0002394434</text:p>
          </table:table-cell>
          <table:table-cell table:formula="of:=[.G59]/[.$I$53]" office:value-type="float" office:value="2107.78312291242" calcext:value-type="float">
            <text:p>2107.7831229124</text:p>
          </table:table-cell>
          <table:table-cell table:style-name="ce17" table:formula="of:=(LOG([.D59])-LOG([.D58]))/(LOG([.C59])-LOG([.C58]))" office:value-type="float" office:value="0.212508833458086" calcext:value-type="float">
            <text:p>0.2</text:p>
          </table:table-cell>
          <table:table-cell office:value-type="float" office:value="10033.68" calcext:value-type="float">
            <text:p>10033.68</text:p>
          </table:table-cell>
          <table:table-cell table:style-name="Default"/>
          <table:table-cell table:number-columns-repeated="29"/>
        </table:table-row>
        <table:table-row table:style-name="ro1">
          <table:table-cell table:formula="of:=[.A59]*4" office:value-type="float" office:value="2097152" calcext:value-type="float">
            <text:p>2097152</text:p>
          </table:table-cell>
          <table:table-cell office:value-type="float" office:value="0.010668" calcext:value-type="float">
            <text:p>0.010668</text:p>
          </table:table-cell>
          <table:table-cell table:formula="of:=1/SQRT([.A60])" office:value-type="float" office:value="0.000690533966002488" calcext:value-type="float">
            <text:p>0.000690534</text:p>
          </table:table-cell>
          <table:table-cell table:formula="of:=ABS([.B60]-[.$K$36])" office:value-type="float" office:value="0.000235443376259898" calcext:value-type="float">
            <text:p>0.0002354434</text:p>
          </table:table-cell>
          <table:table-cell table:formula="of:=[.G60]/[.$I$53]" office:value-type="float" office:value="17645.9466840325" calcext:value-type="float">
            <text:p>17645.9466840325</text:p>
          </table:table-cell>
          <table:table-cell table:style-name="ce17" table:formula="of:=(LOG([.D60])-LOG([.D59]))/(LOG([.C60])-LOG([.C59]))" office:value-type="float" office:value="0.0243043909469344" calcext:value-type="float">
            <text:p>0.0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number-columns-repeated="29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ANSLib P1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0.012128519777983+0.00884032141085214" office:value-type="float" office:value="0.0209688411888351" calcext:value-type="float">
            <text:p>0.0209688412</text:p>
          </table:table-cell>
          <table:table-cell table:formula="of:=1/SQRT([.A65])" office:value-type="float" office:value="0.0090210979560879" calcext:value-type="float">
            <text:p>0.009021098</text:p>
          </table:table-cell>
          <table:table-cell table:formula="of:=ABS([.B65]-[.$K$36])" office:value-type="float" office:value="0.010536284565095" calcext:value-type="float">
            <text:p>0.0105362846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0.00391367589306244+0.00823446476335329" office:value-type="float" office:value="0.0121481406564157" calcext:value-type="float">
            <text:p>0.0121481407</text:p>
          </table:table-cell>
          <table:table-cell table:formula="of:=1/SQRT([.A66])" office:value-type="float" office:value="0.00451054897804395" calcext:value-type="float">
            <text:p>0.004510549</text:p>
          </table:table-cell>
          <table:table-cell table:formula="of:=ABS([.B66]-[.$K$36])" office:value-type="float" office:value="0.00171558403267563" calcext:value-type="float">
            <text:p>0.001715584</text:p>
          </table:table-cell>
          <table:table-cell office:value-type="float" office:value="0" calcext:value-type="float">
            <text:p>0</text:p>
          </table:table-cell>
          <table:table-cell table:style-name="ce17" table:formula="of:=(LOG([.D66])-LOG([.D65]))/(LOG([.C66])-LOG([.C65]))" office:value-type="float" office:value="2.61859451691873" calcext:value-type="float">
            <text:p>2.6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0.00231896662666034+0.00834033218289216" office:value-type="float" office:value="0.0106592988095525" calcext:value-type="float">
            <text:p>0.0106592988</text:p>
          </table:table-cell>
          <table:table-cell table:formula="of:=1/SQRT([.A67])" office:value-type="float" office:value="0.00225527448902198" calcext:value-type="float">
            <text:p>0.0022552745</text:p>
          </table:table-cell>
          <table:table-cell table:formula="of:=ABS([.B67]-[.$K$36])" office:value-type="float" office:value="0.0002267421858124" calcext:value-type="float">
            <text:p>0.0002267422</text:p>
          </table:table-cell>
          <table:table-cell office:value-type="float" office:value="0" calcext:value-type="float">
            <text:p>0</text:p>
          </table:table-cell>
          <table:table-cell table:style-name="ce17" table:formula="of:=(LOG([.D67])-LOG([.D66]))/(LOG([.C67])-LOG([.C66]))" office:value-type="float" office:value="2.91957505635877" calcext:value-type="float">
            <text:p>2.9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table:number-columns-repeated="5"/>
          <table:table-cell table:style-name="ce17"/>
          <table:table-cell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ANSLib P2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0.000991955607564333+0.0113438858062578" office:value-type="float" office:value="0.0123358414138221" calcext:value-type="float">
            <text:p>0.0123358414</text:p>
          </table:table-cell>
          <table:table-cell table:formula="of:=1/SQRT([.A71])" office:value-type="float" office:value="0.0090210979560879" calcext:value-type="float">
            <text:p>0.009021098</text:p>
          </table:table-cell>
          <table:table-cell table:formula="of:=ABS([.B71]-[.$K$36])" office:value-type="float" office:value="0.00190328479008203" calcext:value-type="float">
            <text:p>0.0019032848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0.00193839671587825+0.00853676650211368" office:value-type="float" office:value="0.0104751632179919" calcext:value-type="float">
            <text:p>0.0104751632</text:p>
          </table:table-cell>
          <table:table-cell table:formula="of:=1/SQRT([.A72])" office:value-type="float" office:value="0.00451054897804395" calcext:value-type="float">
            <text:p>0.004510549</text:p>
          </table:table-cell>
          <table:table-cell table:formula="of:=ABS([.B72]-[.$K$36])" office:value-type="float" office:value="0.0000426065942518289" calcext:value-type="float">
            <text:p>4.26065942518289E-05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2])-LOG([.D71]))/(LOG([.C72])-LOG([.C71]))" office:value-type="float" office:value="5.4812709045611" calcext:value-type="float">
            <text:p>5.5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0.00217507806114037+0.00828654700974556" office:value-type="float" office:value="0.0104616250708859" calcext:value-type="float">
            <text:p>0.0104616251</text:p>
          </table:table-cell>
          <table:table-cell table:formula="of:=1/SQRT([.A73])" office:value-type="float" office:value="0.00225527448902198" calcext:value-type="float">
            <text:p>0.0022552745</text:p>
          </table:table-cell>
          <table:table-cell table:formula="of:=ABS([.B73]-[.$K$36])" office:value-type="float" office:value="0.0000290684471458309" calcext:value-type="float">
            <text:p>2.90684471458309E-05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3])-LOG([.D72]))/(LOG([.C73])-LOG([.C72]))" office:value-type="float" office:value="0.551622730749523" calcext:value-type="float">
            <text:p>0.6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COFFEE Tri P1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.0176729999724522" calcext:value-type="float">
            <text:p>0.017673</text:p>
          </table:table-cell>
          <table:table-cell table:formula="of:=1/SQRT([.A77])" office:value-type="float" office:value="0.021677749238103" calcext:value-type="float">
            <text:p>0.0216777492</text:p>
          </table:table-cell>
          <table:table-cell table:formula="of:=ABS([.B77]-[.$K$36])" office:value-type="float" office:value="0.0072404433487121" calcext:value-type="float">
            <text:p>0.0072404433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float" office:value="0.0113629696073018" calcext:value-type="float">
            <text:p>0.0113629696</text:p>
          </table:table-cell>
          <table:table-cell table:formula="of:=1/SQRT([.A78])" office:value-type="float" office:value="0.0109422027383102" calcext:value-type="float">
            <text:p>0.0109422027</text:p>
          </table:table-cell>
          <table:table-cell table:formula="of:=ABS([.B78]-[.$K$36])" office:value-type="float" office:value="0.000930412983561699" calcext:value-type="float">
            <text:p>0.000930413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8])-LOG([.D77]))/(LOG([.C78])-LOG([.C77]))" office:value-type="float" office:value="3.00121621132754" calcext:value-type="float">
            <text:p>3.0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33088" calcext:value-type="float">
            <text:p>33088</text:p>
          </table:table-cell>
          <table:table-cell office:value-type="float" office:value="0.0105318665928025" calcext:value-type="float">
            <text:p>0.0105318666</text:p>
          </table:table-cell>
          <table:table-cell table:formula="of:=1/SQRT([.A79])" office:value-type="float" office:value="0.00549749371416928" calcext:value-type="float">
            <text:p>0.0054974937</text:p>
          </table:table-cell>
          <table:table-cell table:formula="of:=ABS([.B79]-[.$K$36])" office:value-type="float" office:value="0.0000993099690624003" calcext:value-type="float">
            <text:p>0.00009931</text:p>
          </table:table-cell>
          <table:table-cell office:value-type="float" office:value="0" calcext:value-type="float">
            <text:p>0</text:p>
          </table:table-cell>
          <table:table-cell table:style-name="ce17" table:formula="of:=(LOG([.D79])-LOG([.D78]))/(LOG([.C79])-LOG([.C78]))" office:value-type="float" office:value="3.25042772635846" calcext:value-type="float">
            <text:p>3.3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131712" calcext:value-type="float">
            <text:p>131712</text:p>
          </table:table-cell>
          <table:table-cell office:value-type="float" office:value="0.0104545204664752" calcext:value-type="float">
            <text:p>0.0104545205</text:p>
          </table:table-cell>
          <table:table-cell table:formula="of:=1/SQRT([.A80])" office:value-type="float" office:value="0.00275541696360878" calcext:value-type="float">
            <text:p>0.002755417</text:p>
          </table:table-cell>
          <table:table-cell table:formula="of:=ABS([.B80]-[.$K$36])" office:value-type="float" office:value="0.0000219638427351003" calcext:value-type="float">
            <text:p>2.19638427351003E-05</text:p>
          </table:table-cell>
          <table:table-cell office:value-type="float" office:value="0" calcext:value-type="float">
            <text:p>0</text:p>
          </table:table-cell>
          <table:table-cell table:style-name="ce17" table:formula="of:=(LOG([.D80])-LOG([.D79]))/(LOG([.C80])-LOG([.C79]))" office:value-type="float" office:value="2.1844461993423" calcext:value-type="float">
            <text:p>2.2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table:number-columns-repeated="5"/>
          <table:table-cell table:style-name="ce17"/>
          <table:table-cell/>
          <table:table-cell table:style-name="Default" office:value-type="string" calcext:value-type="string">
            <text:p>CPU Time</text:p>
          </table:table-cell>
          <table:table-cell/>
          <table:table-cell office:value-type="string" calcext:value-type="string">
            <text:p>TauBench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ar CCM P1</text:p>
          </table:table-cell>
          <table:table-cell table:number-columns-repeated="6"/>
          <table:table-cell table:style-name="Default" office:value-type="float" office:value="30149.381536" calcext:value-type="float">
            <text:p>30149.381536</text:p>
          </table:table-cell>
          <table:table-cell/>
          <table:table-cell table:style-name="ce25" office:value-type="float" office:value="5.165" calcext:value-type="float">
            <text:p>5.16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Default" office:value-type="float" office:value="783875.818942" calcext:value-type="float">
            <text:p>783875.818942</text:p>
          </table:table-cell>
          <table:table-cell table:style-name="ce24"/>
          <table:table-cell table:number-columns-repeated="28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float" office:value="0.0353667537007662" calcext:value-type="float">
            <text:p>0.0353667537</text:p>
          </table:table-cell>
          <table:table-cell table:formula="of:=1/SQRT([.A84])" office:value-type="float" office:value="0.0109422027383102" calcext:value-type="float">
            <text:p>0.0109422027</text:p>
          </table:table-cell>
          <table:table-cell table:formula="of:=ABS([.B84]-[.$K$36])" office:value-type="float" office:value="0.0249341970770261" calcext:value-type="float">
            <text:p>0.0249341971</text:p>
          </table:table-cell>
          <table:table-cell table:formula="of:=[.H82]/[.$J$82]" office:value-type="float" office:value="5837.24715121007" calcext:value-type="float">
            <text:p>5837.2471512101</text:p>
          </table:table-cell>
          <table:table-cell table:style-name="ce17"/>
          <table:table-cell/>
          <table:table-cell table:style-name="Default" office:value-type="float" office:value="6298875.110005" calcext:value-type="float">
            <text:p>6298875.110005</text:p>
          </table:table-cell>
          <table:table-cell table:style-name="ce24"/>
          <table:table-cell table:number-columns-repeated="2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09200663487284" calcext:value-type="float">
            <text:p>0.0109200663</text:p>
          </table:table-cell>
          <table:table-cell table:formula="of:=1/SQRT([.A85])" office:value-type="float" office:value="0.0055242717280199" calcext:value-type="float">
            <text:p>0.0055242717</text:p>
          </table:table-cell>
          <table:table-cell table:formula="of:=ABS([.B85]-[.$K$36])" office:value-type="float" office:value="0.000487509724988299" calcext:value-type="float">
            <text:p>0.0004875097</text:p>
          </table:table-cell>
          <table:table-cell table:formula="of:=[.H83]/[.$J$82]" office:value-type="float" office:value="151766.857491191" calcext:value-type="float">
            <text:p>151766.857491191</text:p>
          </table:table-cell>
          <table:table-cell table:style-name="ce17" table:formula="of:=(LOG([.D85])-LOG([.D84]))/(LOG([.C85])-LOG([.C84]))" office:value-type="float" office:value="5.75687662757947" calcext:value-type="float">
            <text:p>5.8</text:p>
          </table:table-cell>
          <table:table-cell/>
          <table:table-cell table:style-name="Default"/>
          <table:table-cell table:number-columns-repeated="29"/>
        </table:table-row>
        <table:table-row table:style-name="ro1">
          <table:table-cell office:value-type="float" office:value="131712" calcext:value-type="float">
            <text:p>131712</text:p>
          </table:table-cell>
          <table:table-cell office:value-type="float" office:value="0.0102645414078933" calcext:value-type="float">
            <text:p>0.0102645414</text:p>
          </table:table-cell>
          <table:table-cell table:formula="of:=1/SQRT([.A86])" office:value-type="float" office:value="0.00275541696360878" calcext:value-type="float">
            <text:p>0.002755417</text:p>
          </table:table-cell>
          <table:table-cell table:formula="of:=ABS([.B86]-[.$K$36])" office:value-type="float" office:value="0.000168015215846801" calcext:value-type="float">
            <text:p>0.0001680152</text:p>
          </table:table-cell>
          <table:table-cell table:formula="of:=[.H84]/[.$J$82]" office:value-type="float" office:value="1219530.51500581" calcext:value-type="float">
            <text:p>1219530.51500581</text:p>
          </table:table-cell>
          <table:table-cell table:style-name="ce17" table:formula="of:=(LOG([.D86])-LOG([.D85]))/(LOG([.C86])-LOG([.C85]))" office:value-type="float" office:value="1.53145812325009" calcext:value-type="float">
            <text:p>1.5</text:p>
          </table:table-cell>
          <table:table-cell/>
          <table:table-cell table:style-name="Default"/>
          <table:table-cell table:number-columns-repeated="29"/>
        </table:table-row>
        <table:table-row table:style-name="ro1" table:number-rows-repeated="3">
          <table:table-cell table:number-columns-repeated="5"/>
          <table:table-cell table:style-name="ce17"/>
          <table:table-cell/>
          <table:table-cell table:style-name="Default"/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UM Cd Exact</text:p>
          </table:table-cell>
          <table:table-cell table:style-name="Default" office:value-type="float" office:value="0.010435" calcext:value-type="float">
            <text:p>0.01043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M DG Tri P1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Default" office:value-type="string" calcext:value-type="string">
            <text:p>Cd Error Signed</text:p>
          </table:table-cell>
          <table:table-cell table:number-columns-repeated="29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[.H93]+[.$H$90]" office:value-type="float" office:value="0.02207068" calcext:value-type="float">
            <text:p>0.02207068</text:p>
          </table:table-cell>
          <table:table-cell table:formula="of:=1/SQRT([.A93])" office:value-type="float" office:value="0.0180421959121758" calcext:value-type="float">
            <text:p>0.0180421959</text:p>
          </table:table-cell>
          <table:table-cell office:value-type="float" office:value="0.01163568" calcext:value-type="float">
            <text:p>0.01163568</text:p>
          </table:table-cell>
          <table:table-cell office:value-type="float" office:value="1.759453" calcext:value-type="float">
            <text:p>1.759453</text:p>
          </table:table-cell>
          <table:table-cell table:style-name="ce17"/>
          <table:table-cell/>
          <table:table-cell table:style-name="Default" office:value-type="float" office:value="0.01163568" calcext:value-type="float">
            <text:p>0.01163568</text:p>
          </table:table-cell>
          <table:table-cell table:number-columns-repeated="29"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[.H94]+[.$H$90]" office:value-type="float" office:value="0.012949609" calcext:value-type="float">
            <text:p>0.012949609</text:p>
          </table:table-cell>
          <table:table-cell table:formula="of:=1/SQRT([.A94])" office:value-type="float" office:value="0.0090210979560879" calcext:value-type="float">
            <text:p>0.009021098</text:p>
          </table:table-cell>
          <table:table-cell office:value-type="float" office:value="0.002514609" calcext:value-type="float">
            <text:p>0.002514609</text:p>
          </table:table-cell>
          <table:table-cell office:value-type="float" office:value="6.588273" calcext:value-type="float">
            <text:p>6.588273</text:p>
          </table:table-cell>
          <table:table-cell table:style-name="ce17" table:formula="of:=(LOG([.D94])-LOG([.D93]))/(LOG([.C94])-LOG([.C93]))" office:value-type="float" office:value="2.21014952969906" calcext:value-type="float">
            <text:p>2.2</text:p>
          </table:table-cell>
          <table:table-cell/>
          <table:table-cell table:style-name="Default" office:value-type="float" office:value="0.002514609" calcext:value-type="float">
            <text:p>0.002514609</text:p>
          </table:table-cell>
          <table:table-cell table:number-columns-repeated="29"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[.H95]+[.$H$90]" office:value-type="float" office:value="0.0106804016" calcext:value-type="float">
            <text:p>0.0106804016</text:p>
          </table:table-cell>
          <table:table-cell table:formula="of:=1/SQRT([.A95])" office:value-type="float" office:value="0.00451054897804395" calcext:value-type="float">
            <text:p>0.004510549</text:p>
          </table:table-cell>
          <table:table-cell office:value-type="float" office:value="0.0002454016" calcext:value-type="float">
            <text:p>0.0002454016</text:p>
          </table:table-cell>
          <table:table-cell office:value-type="float" office:value="38.11873" calcext:value-type="float">
            <text:p>38.11873</text:p>
          </table:table-cell>
          <table:table-cell table:style-name="ce17" table:formula="of:=(LOG([.D95])-LOG([.D94]))/(LOG([.C95])-LOG([.C94]))" office:value-type="float" office:value="3.35711753043269" calcext:value-type="float">
            <text:p>3.4</text:p>
          </table:table-cell>
          <table:table-cell/>
          <table:table-cell table:style-name="Default" office:value-type="float" office:value="0.0002454016" calcext:value-type="float">
            <text:p>0.0002454016</text:p>
          </table:table-cell>
          <table:table-cell table:number-columns-repeated="29"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[.H96]+[.$H$90]" office:value-type="float" office:value="0.01041727242" calcext:value-type="float">
            <text:p>0.0104172724</text:p>
          </table:table-cell>
          <table:table-cell table:formula="of:=1/SQRT([.A96])" office:value-type="float" office:value="0.00225527448902198" calcext:value-type="float">
            <text:p>0.0022552745</text:p>
          </table:table-cell>
          <table:table-cell office:value-type="float" office:value="0.00001772758" calcext:value-type="float">
            <text:p>1.772758E-05</text:p>
          </table:table-cell>
          <table:table-cell office:value-type="float" office:value="283.5328" calcext:value-type="float">
            <text:p>283.5328</text:p>
          </table:table-cell>
          <table:table-cell table:style-name="ce17" table:formula="of:=(LOG([.D96])-LOG([.D95]))/(LOG([.C96])-LOG([.C95]))" office:value-type="float" office:value="3.79107714345988" calcext:value-type="float">
            <text:p>3.8</text:p>
          </table:table-cell>
          <table:table-cell/>
          <table:table-cell table:style-name="Default" office:value-type="float" office:value="-0.00001772758" calcext:value-type="float">
            <text:p>-1.772758E-05</text:p>
          </table:table-cell>
          <table:table-cell table:number-columns-repeated="29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Tri P2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Default" office:value-type="string" calcext:value-type="string">
            <text:p>Cd Error Signed</text:p>
          </table:table-cell>
          <table:table-cell table:number-columns-repeated="29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formula="of:=[.H101]+[.$H$90]" office:value-type="float" office:value="0.012406034" calcext:value-type="float">
            <text:p>0.012406034</text:p>
          </table:table-cell>
          <table:table-cell table:formula="of:=1/SQRT([.A101])" office:value-type="float" office:value="0.0127577590769957" calcext:value-type="float">
            <text:p>0.0127577591</text:p>
          </table:table-cell>
          <table:table-cell office:value-type="float" office:value="0.001971034" calcext:value-type="float">
            <text:p>0.001971034</text:p>
          </table:table-cell>
          <table:table-cell office:value-type="float" office:value="3.270753" calcext:value-type="float">
            <text:p>3.270753</text:p>
          </table:table-cell>
          <table:table-cell table:style-name="ce17"/>
          <table:table-cell/>
          <table:table-cell table:style-name="Default" office:value-type="float" office:value="0.001971034" calcext:value-type="float">
            <text:p>0.001971034</text:p>
          </table:table-cell>
          <table:table-cell table:number-columns-repeated="29"/>
        </table:table-row>
        <table:table-row table:style-name="ro1">
          <table:table-cell office:value-type="float" office:value="24576" calcext:value-type="float">
            <text:p>24576</text:p>
          </table:table-cell>
          <table:table-cell table:formula="of:=[.H102]+[.$H$90]" office:value-type="float" office:value="0.01042185593" calcext:value-type="float">
            <text:p>0.0104218559</text:p>
          </table:table-cell>
          <table:table-cell table:formula="of:=1/SQRT([.A102])" office:value-type="float" office:value="0.00637887953849786" calcext:value-type="float">
            <text:p>0.0063788795</text:p>
          </table:table-cell>
          <table:table-cell office:value-type="float" office:value="0.00001314407" calcext:value-type="float">
            <text:p>1.314407E-05</text:p>
          </table:table-cell>
          <table:table-cell office:value-type="float" office:value="13.45792" calcext:value-type="float">
            <text:p>13.45792</text:p>
          </table:table-cell>
          <table:table-cell table:style-name="ce17" table:formula="of:=(LOG([.D102])-LOG([.D101]))/(LOG([.C102])-LOG([.C101]))" office:value-type="float" office:value="7.22839678398262" calcext:value-type="float">
            <text:p>7.2</text:p>
          </table:table-cell>
          <table:table-cell/>
          <table:table-cell table:style-name="Default" office:value-type="float" office:value="-0.00001314407" calcext:value-type="float">
            <text:p>-1.314407E-05</text:p>
          </table:table-cell>
          <table:table-cell table:number-columns-repeated="29"/>
        </table:table-row>
        <table:table-row table:style-name="ro1">
          <table:table-cell office:value-type="float" office:value="98304" calcext:value-type="float">
            <text:p>98304</text:p>
          </table:table-cell>
          <table:table-cell table:formula="of:=[.H103]+[.$H$90]" office:value-type="float" office:value="0.0104128934" calcext:value-type="float">
            <text:p>0.0104128934</text:p>
          </table:table-cell>
          <table:table-cell table:formula="of:=1/SQRT([.A103])" office:value-type="float" office:value="0.00318943976924893" calcext:value-type="float">
            <text:p>0.0031894398</text:p>
          </table:table-cell>
          <table:table-cell office:value-type="float" office:value="0.0000221066" calcext:value-type="float">
            <text:p>2.21066E-05</text:p>
          </table:table-cell>
          <table:table-cell office:value-type="float" office:value="69.62728" calcext:value-type="float">
            <text:p>69.62728</text:p>
          </table:table-cell>
          <table:table-cell table:style-name="ce17" table:formula="of:=(LOG([.D103])-LOG([.D102]))/(LOG([.C103])-LOG([.C102]))" office:value-type="float" office:value="-0.750065086765841" calcext:value-type="float">
            <text:p>-0.8</text:p>
          </table:table-cell>
          <table:table-cell/>
          <table:table-cell table:style-name="Default" office:value-type="float" office:value="-0.0000221066" calcext:value-type="float">
            <text:p>-2.21066E-05</text:p>
          </table:table-cell>
          <table:table-cell table:number-columns-repeated="29"/>
        </table:table-row>
        <table:table-row table:style-name="ro1">
          <table:table-cell office:value-type="float" office:value="393216" calcext:value-type="float">
            <text:p>393216</text:p>
          </table:table-cell>
          <table:table-cell table:formula="of:=[.H104]+[.$H$90]" office:value-type="float" office:value="0.010430901616" calcext:value-type="float">
            <text:p>0.0104309016</text:p>
          </table:table-cell>
          <table:table-cell table:formula="of:=1/SQRT([.A104])" office:value-type="float" office:value="0.00159471988462447" calcext:value-type="float">
            <text:p>0.0015947199</text:p>
          </table:table-cell>
          <table:table-cell office:value-type="float" office:value="0.000004098384" calcext:value-type="float">
            <text:p>4.098384E-06</text:p>
          </table:table-cell>
          <table:table-cell office:value-type="float" office:value="432.9163" calcext:value-type="float">
            <text:p>432.9163</text:p>
          </table:table-cell>
          <table:table-cell table:style-name="ce17" table:formula="of:=(LOG([.D104])-LOG([.D103]))/(LOG([.C104])-LOG([.C103]))" office:value-type="float" office:value="2.43135008561775" calcext:value-type="float">
            <text:p>2.4</text:p>
          </table:table-cell>
          <table:table-cell/>
          <table:table-cell table:style-name="Default" office:value-type="float" office:value="-0.000004098384" calcext:value-type="float">
            <text:p>-4.098384E-06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Tri P3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Default" office:value-type="string" calcext:value-type="string">
            <text:p>Cd Error Signed</text:p>
          </table:table-cell>
          <table:table-cell table:number-columns-repeated="29"/>
        </table:table-row>
        <table:table-row table:style-name="ro1">
          <table:table-cell office:value-type="float" office:value="10240" calcext:value-type="float">
            <text:p>10240</text:p>
          </table:table-cell>
          <table:table-cell table:formula="of:=[.H108]+[.$H$90]" office:value-type="float" office:value="0.0106884706" calcext:value-type="float">
            <text:p>0.0106884706</text:p>
          </table:table-cell>
          <table:table-cell table:formula="of:=1/SQRT([.A108])" office:value-type="float" office:value="0.00988211768802619" calcext:value-type="float">
            <text:p>0.0098821177</text:p>
          </table:table-cell>
          <table:table-cell office:value-type="float" office:value="0.0002534706" calcext:value-type="float">
            <text:p>0.0002534706</text:p>
          </table:table-cell>
          <table:table-cell office:value-type="float" office:value="5.775271" calcext:value-type="float">
            <text:p>5.775271</text:p>
          </table:table-cell>
          <table:table-cell table:style-name="ce17"/>
          <table:table-cell/>
          <table:table-cell table:style-name="Default" office:value-type="float" office:value="0.0002534706" calcext:value-type="float">
            <text:p>0.0002534706</text:p>
          </table:table-cell>
          <table:table-cell table:number-columns-repeated="29"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[.H109]+[.$H$90]" office:value-type="float" office:value="0.010437490145" calcext:value-type="float">
            <text:p>0.0104374901</text:p>
          </table:table-cell>
          <table:table-cell table:formula="of:=1/SQRT([.A109])" office:value-type="float" office:value="0.00494105884401309" calcext:value-type="float">
            <text:p>0.0049410588</text:p>
          </table:table-cell>
          <table:table-cell office:value-type="float" office:value="0.000002490145" calcext:value-type="float">
            <text:p>2.490145E-06</text:p>
          </table:table-cell>
          <table:table-cell office:value-type="float" office:value="23.89804" calcext:value-type="float">
            <text:p>23.89804</text:p>
          </table:table-cell>
          <table:table-cell table:style-name="ce17" table:formula="of:=(LOG([.D109])-LOG([.D108]))/(LOG([.C109])-LOG([.C108]))" office:value-type="float" office:value="6.66944485661285" calcext:value-type="float">
            <text:p>6.7</text:p>
          </table:table-cell>
          <table:table-cell/>
          <table:table-cell table:style-name="Default" office:value-type="float" office:value="0.000002490145" calcext:value-type="float">
            <text:p>2.490145E-06</text:p>
          </table:table-cell>
          <table:table-cell table:number-columns-repeated="29"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[.H110]+[.$H$90]" office:value-type="float" office:value="0.01043503202416" calcext:value-type="float">
            <text:p>0.010435032</text:p>
          </table:table-cell>
          <table:table-cell table:formula="of:=1/SQRT([.A110])" office:value-type="float" office:value="0.00247052942200655" calcext:value-type="float">
            <text:p>0.0024705294</text:p>
          </table:table-cell>
          <table:table-cell office:value-type="float" office:value="0.00000003202416" calcext:value-type="float">
            <text:p>0.000000032</text:p>
          </table:table-cell>
          <table:table-cell office:value-type="float" office:value="120.823" calcext:value-type="float">
            <text:p>120.823</text:p>
          </table:table-cell>
          <table:table-cell table:style-name="ce17" table:formula="of:=(LOG([.D110])-LOG([.D109]))/(LOG([.C110])-LOG([.C109]))" office:value-type="float" office:value="6.28092521309462" calcext:value-type="float">
            <text:p>6.3</text:p>
          </table:table-cell>
          <table:table-cell/>
          <table:table-cell table:style-name="Default" office:value-type="float" office:value="0.00000003202416" calcext:value-type="float">
            <text:p>0.000000032</text:p>
          </table:table-cell>
          <table:table-cell table:number-columns-repeated="29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formula="of:=[.H111]+[.$H$90]" office:value-type="float" office:value="0.01043505089702" calcext:value-type="float">
            <text:p>0.0104350509</text:p>
          </table:table-cell>
          <table:table-cell table:formula="of:=1/SQRT([.A111])" office:value-type="float" office:value="0.00123526471100327" calcext:value-type="float">
            <text:p>0.0012352647</text:p>
          </table:table-cell>
          <table:table-cell office:value-type="float" office:value="0.00000005089702" calcext:value-type="float">
            <text:p>5.089702E-08</text:p>
          </table:table-cell>
          <table:table-cell office:value-type="float" office:value="650.1253" calcext:value-type="float">
            <text:p>650.1253</text:p>
          </table:table-cell>
          <table:table-cell table:style-name="ce17" table:formula="of:=(LOG([.D111])-LOG([.D110]))/(LOG([.C111])-LOG([.C110]))" office:value-type="float" office:value="-0.668420460671491" calcext:value-type="float">
            <text:p>-0.7</text:p>
          </table:table-cell>
          <table:table-cell/>
          <table:table-cell table:style-name="Default" office:value-type="float" office:value="0.00000005089702" calcext:value-type="float">
            <text:p>5.089702E-08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MOESS P1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table:style-name="Default" office:value-type="string" calcext:value-type="string">
            <text:p>Cd Error Signe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H115]+[.$H$90]" office:value-type="float" office:value="0.011768207" calcext:value-type="float">
            <text:p>0.011768207</text:p>
          </table:table-cell>
          <table:table-cell table:formula="of:=1/SQRT([.A115])" office:value-type="float" office:value="0.0267165842572632" calcext:value-type="float">
            <text:p>0.0267165843</text:p>
          </table:table-cell>
          <table:table-cell office:value-type="float" office:value="0.001333207" calcext:value-type="float">
            <text:p>0.001333207</text:p>
          </table:table-cell>
          <table:table-cell office:value-type="float" office:value="0.3766197" calcext:value-type="float">
            <text:p>0.3766197</text:p>
          </table:table-cell>
          <table:table-cell table:number-columns-repeated="2"/>
          <table:table-cell office:value-type="float" office:value="0.001333207" calcext:value-type="float">
            <text:p>1.33E-03</text:p>
          </table:table-cell>
          <table:table-cell table:style-name="ce19"/>
          <table:table-cell office:value-type="string" calcext:value-type="string">
            <text:p>Slope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15]" office:value-type="float" office:value="0.0267165842572632" calcext:value-type="float">
            <text:p>2.67165843E-02</text:p>
          </table:table-cell>
          <table:table-cell table:style-name="ce5" table:formula="of:=[.D122]/2" office:value-type="float" office:value="0.0019801335" calcext:value-type="float">
            <text:p>1.98E-003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[.H116]+[.$H$90]" office:value-type="float" office:value="0.00881172" calcext:value-type="float">
            <text:p>0.00881172</text:p>
          </table:table-cell>
          <table:table-cell table:formula="of:=1/SQRT([.A116])" office:value-type="float" office:value="0.0215615409117717" calcext:value-type="float">
            <text:p>0.0215615409</text:p>
          </table:table-cell>
          <table:table-cell office:value-type="float" office:value="0.00162328" calcext:value-type="float">
            <text:p>0.00162328</text:p>
          </table:table-cell>
          <table:table-cell office:value-type="float" office:value="1.082034" calcext:value-type="float">
            <text:p>1.082034</text:p>
          </table:table-cell>
          <table:table-cell table:number-columns-repeated="2"/>
          <table:table-cell office:value-type="float" office:value="-0.00162328" calcext:value-type="float">
            <text:p>-1.62E-03</text:p>
          </table:table-cell>
          <table:table-cell table:style-name="ce19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49]" office:value-type="float" office:value="0.00583509628498881" calcext:value-type="float">
            <text:p>5.83509628E-03</text:p>
          </table:table-cell>
          <table:table-cell table:formula="of:=10^(LOG([.N115])+[.J116]*(LOG([.M116])-LOG([.M115])))" office:value-type="float" office:value="0.0000944558063840655" calcext:value-type="float">
            <text:p>9.44558063840655E-0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[.H117]+[.$H$90]" office:value-type="float" office:value="0.0110255725" calcext:value-type="float">
            <text:p>0.0110255725</text:p>
          </table:table-cell>
          <table:table-cell table:formula="of:=1/SQRT([.A117])" office:value-type="float" office:value="0.0179721288672397" calcext:value-type="float">
            <text:p>0.0179721289</text:p>
          </table:table-cell>
          <table:table-cell office:value-type="float" office:value="0.0005905725" calcext:value-type="float">
            <text:p>0.0005905725</text:p>
          </table:table-cell>
          <table:table-cell office:value-type="float" office:value="2.194481" calcext:value-type="float">
            <text:p>2.194481</text:p>
          </table:table-cell>
          <table:table-cell table:number-columns-repeated="2"/>
          <table:table-cell office:value-type="float" office:value="0.0005905725" calcext:value-type="float">
            <text:p>5.9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[.H118]+[.$H$90]" office:value-type="float" office:value="0.013999039" calcext:value-type="float">
            <text:p>0.013999039</text:p>
          </table:table-cell>
          <table:table-cell table:formula="of:=1/SQRT([.A118])" office:value-type="float" office:value="0.0148038530561443" calcext:value-type="float">
            <text:p>0.0148038531</text:p>
          </table:table-cell>
          <table:table-cell office:value-type="float" office:value="0.003564039" calcext:value-type="float">
            <text:p>0.003564039</text:p>
          </table:table-cell>
          <table:table-cell office:value-type="float" office:value="4.52512" calcext:value-type="float">
            <text:p>4.52512</text:p>
          </table:table-cell>
          <table:table-cell table:number-columns-repeated="2"/>
          <table:table-cell office:value-type="float" office:value="0.003564039" calcext:value-type="float">
            <text:p>3.56E-03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formula="of:=[.H119]+[.$H$90]" office:value-type="float" office:value="0.015247978" calcext:value-type="float">
            <text:p>0.015247978</text:p>
          </table:table-cell>
          <table:table-cell table:formula="of:=1/SQRT([.A119])" office:value-type="float" office:value="0.0139251997714786" calcext:value-type="float">
            <text:p>0.0139251998</text:p>
          </table:table-cell>
          <table:table-cell office:value-type="float" office:value="0.004812978" calcext:value-type="float">
            <text:p>0.004812978</text:p>
          </table:table-cell>
          <table:table-cell office:value-type="float" office:value="13.99906" calcext:value-type="float">
            <text:p>13.99906</text:p>
          </table:table-cell>
          <table:table-cell table:number-columns-repeated="2"/>
          <table:table-cell office:value-type="float" office:value="0.004812978" calcext:value-type="float">
            <text:p>4.81E-03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[.H120]+[.$H$90]" office:value-type="float" office:value="0.019728105" calcext:value-type="float">
            <text:p>0.019728105</text:p>
          </table:table-cell>
          <table:table-cell table:formula="of:=1/SQRT([.A120])" office:value-type="float" office:value="0.0138013111868471" calcext:value-type="float">
            <text:p>0.0138013112</text:p>
          </table:table-cell>
          <table:table-cell office:value-type="float" office:value="0.009293105" calcext:value-type="float">
            <text:p>0.009293105</text:p>
          </table:table-cell>
          <table:table-cell office:value-type="float" office:value="17.55946" calcext:value-type="float">
            <text:p>17.55946</text:p>
          </table:table-cell>
          <table:table-cell table:number-columns-repeated="2"/>
          <table:table-cell office:value-type="float" office:value="0.009293105" calcext:value-type="float">
            <text:p>9.29E-03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formula="of:=[.H121]+[.$H$90]" office:value-type="float" office:value="0.018835624" calcext:value-type="float">
            <text:p>0.018835624</text:p>
          </table:table-cell>
          <table:table-cell table:formula="of:=1/SQRT([.A121])" office:value-type="float" office:value="0.0139373668334515" calcext:value-type="float">
            <text:p>0.0139373668</text:p>
          </table:table-cell>
          <table:table-cell office:value-type="float" office:value="0.008400624" calcext:value-type="float">
            <text:p>0.008400624</text:p>
          </table:table-cell>
          <table:table-cell office:value-type="float" office:value="20.5658" calcext:value-type="float">
            <text:p>20.5658</text:p>
          </table:table-cell>
          <table:table-cell table:number-columns-repeated="2"/>
          <table:table-cell office:value-type="float" office:value="0.008400624" calcext:value-type="float">
            <text:p>8.40E-03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formula="of:=[.H122]+[.$H$90]" office:value-type="float" office:value="0.014395267" calcext:value-type="float">
            <text:p>0.014395267</text:p>
          </table:table-cell>
          <table:table-cell table:formula="of:=1/SQRT([.A122])" office:value-type="float" office:value="0.013817111204828" calcext:value-type="float">
            <text:p>0.0138171112</text:p>
          </table:table-cell>
          <table:table-cell office:value-type="float" office:value="0.003960267" calcext:value-type="float">
            <text:p>0.003960267</text:p>
          </table:table-cell>
          <table:table-cell office:value-type="float" office:value="23.74978" calcext:value-type="float">
            <text:p>23.74978</text:p>
          </table:table-cell>
          <table:table-cell table:number-columns-repeated="2"/>
          <table:table-cell office:value-type="float" office:value="0.003960267" calcext:value-type="float">
            <text:p>3.96E-03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formula="of:=[.H123]+[.$H$90]" office:value-type="float" office:value="0.0109067291" calcext:value-type="float">
            <text:p>0.0109067291</text:p>
          </table:table-cell>
          <table:table-cell table:formula="of:=1/SQRT([.A123])" office:value-type="float" office:value="0.0136272161997826" calcext:value-type="float">
            <text:p>0.0136272162</text:p>
          </table:table-cell>
          <table:table-cell office:value-type="float" office:value="0.0004717291" calcext:value-type="float">
            <text:p>0.0004717291</text:p>
          </table:table-cell>
          <table:table-cell office:value-type="float" office:value="27.05575" calcext:value-type="float">
            <text:p>27.05575</text:p>
          </table:table-cell>
          <table:table-cell table:number-columns-repeated="2"/>
          <table:table-cell office:value-type="float" office:value="0.0004717291" calcext:value-type="float">
            <text:p>4.72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formula="of:=[.H124]+[.$H$90]" office:value-type="float" office:value="0.0106184102" calcext:value-type="float">
            <text:p>0.0106184102</text:p>
          </table:table-cell>
          <table:table-cell table:formula="of:=1/SQRT([.A124])" office:value-type="float" office:value="0.0135519271363624" calcext:value-type="float">
            <text:p>0.0135519271</text:p>
          </table:table-cell>
          <table:table-cell office:value-type="float" office:value="0.0001834102" calcext:value-type="float">
            <text:p>0.0001834102</text:p>
          </table:table-cell>
          <table:table-cell office:value-type="float" office:value="30.43346" calcext:value-type="float">
            <text:p>30.43346</text:p>
          </table:table-cell>
          <table:table-cell table:number-columns-repeated="2"/>
          <table:table-cell office:value-type="float" office:value="0.0001834102" calcext:value-type="float">
            <text:p>1.83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[.H125]+[.$H$90]" office:value-type="float" office:value="0.010676009" calcext:value-type="float">
            <text:p>0.010676009</text:p>
          </table:table-cell>
          <table:table-cell table:formula="of:=1/SQRT([.A125])" office:value-type="float" office:value="0.0137659584033837" calcext:value-type="float">
            <text:p>0.0137659584</text:p>
          </table:table-cell>
          <table:table-cell office:value-type="float" office:value="0.000241009" calcext:value-type="float">
            <text:p>0.000241009</text:p>
          </table:table-cell>
          <table:table-cell office:value-type="float" office:value="33.69493" calcext:value-type="float">
            <text:p>33.69493</text:p>
          </table:table-cell>
          <table:table-cell table:number-columns-repeated="2"/>
          <table:table-cell office:value-type="float" office:value="0.000241009" calcext:value-type="float">
            <text:p>2.4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[.H126]+[.$H$90]" office:value-type="float" office:value="0.010676009" calcext:value-type="float">
            <text:p>0.010676009</text:p>
          </table:table-cell>
          <table:table-cell table:formula="of:=1/SQRT([.A126])" office:value-type="float" office:value="0.0137659584033837" calcext:value-type="float">
            <text:p>0.0137659584</text:p>
          </table:table-cell>
          <table:table-cell office:value-type="float" office:value="0.000241009" calcext:value-type="float">
            <text:p>0.000241009</text:p>
          </table:table-cell>
          <table:table-cell office:value-type="float" office:value="33.74295" calcext:value-type="float">
            <text:p>33.74295</text:p>
          </table:table-cell>
          <table:table-cell table:number-columns-repeated="2"/>
          <table:table-cell office:value-type="float" office:value="0.000241009" calcext:value-type="float">
            <text:p>2.4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formula="of:=[.H127]+[.$H$90]" office:value-type="float" office:value="0.0105705191" calcext:value-type="float">
            <text:p>0.0105705191</text:p>
          </table:table-cell>
          <table:table-cell table:formula="of:=1/SQRT([.A127])" office:value-type="float" office:value="0.0115655250514806" calcext:value-type="float">
            <text:p>0.0115655251</text:p>
          </table:table-cell>
          <table:table-cell office:value-type="float" office:value="0.0001355191" calcext:value-type="float">
            <text:p>0.0001355191</text:p>
          </table:table-cell>
          <table:table-cell office:value-type="float" office:value="37.27819" calcext:value-type="float">
            <text:p>37.27819</text:p>
          </table:table-cell>
          <table:table-cell table:number-columns-repeated="2"/>
          <table:table-cell office:value-type="float" office:value="0.0001355191" calcext:value-type="float">
            <text:p>1.36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formula="of:=[.H128]+[.$H$90]" office:value-type="float" office:value="0.01047302515" calcext:value-type="float">
            <text:p>0.0104730252</text:p>
          </table:table-cell>
          <table:table-cell table:formula="of:=1/SQRT([.A128])" office:value-type="float" office:value="0.0100065063443734" calcext:value-type="float">
            <text:p>0.0100065063</text:p>
          </table:table-cell>
          <table:table-cell office:value-type="float" office:value="0.00003802515" calcext:value-type="float">
            <text:p>3.802515E-05</text:p>
          </table:table-cell>
          <table:table-cell office:value-type="float" office:value="43.21465" calcext:value-type="float">
            <text:p>43.21465</text:p>
          </table:table-cell>
          <table:table-cell table:number-columns-repeated="2"/>
          <table:table-cell office:value-type="float" office:value="0.00003802515" calcext:value-type="float">
            <text:p>3.80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266" calcext:value-type="float">
            <text:p>10266</text:p>
          </table:table-cell>
          <table:table-cell table:formula="of:=[.H129]+[.$H$90]" office:value-type="float" office:value="0.01046888169" calcext:value-type="float">
            <text:p>0.0104688817</text:p>
          </table:table-cell>
          <table:table-cell table:formula="of:=1/SQRT([.A129])" office:value-type="float" office:value="0.00986959587102306" calcext:value-type="float">
            <text:p>0.0098695959</text:p>
          </table:table-cell>
          <table:table-cell office:value-type="float" office:value="0.00003388169" calcext:value-type="float">
            <text:p>3.388169E-05</text:p>
          </table:table-cell>
          <table:table-cell office:value-type="float" office:value="50.66897" calcext:value-type="float">
            <text:p>50.66897</text:p>
          </table:table-cell>
          <table:table-cell table:number-columns-repeated="2"/>
          <table:table-cell office:value-type="float" office:value="0.00003388169" calcext:value-type="float">
            <text:p>3.39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formula="of:=[.H130]+[.$H$90]" office:value-type="float" office:value="0.01048432538" calcext:value-type="float">
            <text:p>0.0104843254</text:p>
          </table:table-cell>
          <table:table-cell table:formula="of:=1/SQRT([.A130])" office:value-type="float" office:value="0.00981950697296817" calcext:value-type="float">
            <text:p>0.009819507</text:p>
          </table:table-cell>
          <table:table-cell office:value-type="float" office:value="0.00004932538" calcext:value-type="float">
            <text:p>4.932538E-05</text:p>
          </table:table-cell>
          <table:table-cell office:value-type="float" office:value="58.30688" calcext:value-type="float">
            <text:p>58.30688</text:p>
          </table:table-cell>
          <table:table-cell table:number-columns-repeated="2"/>
          <table:table-cell office:value-type="float" office:value="0.00004932538" calcext:value-type="float">
            <text:p>4.93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617" calcext:value-type="float">
            <text:p>10617</text:p>
          </table:table-cell>
          <table:table-cell table:formula="of:=[.H131]+[.$H$90]" office:value-type="float" office:value="0.0107958408" calcext:value-type="float">
            <text:p>0.0107958408</text:p>
          </table:table-cell>
          <table:table-cell table:formula="of:=1/SQRT([.A131])" office:value-type="float" office:value="0.00970507936640125" calcext:value-type="float">
            <text:p>0.0097050794</text:p>
          </table:table-cell>
          <table:table-cell office:value-type="float" office:value="0.0003608408" calcext:value-type="float">
            <text:p>0.0003608408</text:p>
          </table:table-cell>
          <table:table-cell office:value-type="float" office:value="67.06049" calcext:value-type="float">
            <text:p>67.06049</text:p>
          </table:table-cell>
          <table:table-cell table:number-columns-repeated="2"/>
          <table:table-cell office:value-type="float" office:value="0.0003608408" calcext:value-type="float">
            <text:p>3.6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848" calcext:value-type="float">
            <text:p>10848</text:p>
          </table:table-cell>
          <table:table-cell table:formula="of:=[.H132]+[.$H$90]" office:value-type="float" office:value="0.010955534" calcext:value-type="float">
            <text:p>0.010955534</text:p>
          </table:table-cell>
          <table:table-cell table:formula="of:=1/SQRT([.A132])" office:value-type="float" office:value="0.00960119215803211" calcext:value-type="float">
            <text:p>0.0096011922</text:p>
          </table:table-cell>
          <table:table-cell office:value-type="float" office:value="0.000520534" calcext:value-type="float">
            <text:p>0.000520534</text:p>
          </table:table-cell>
          <table:table-cell office:value-type="float" office:value="75.90859" calcext:value-type="float">
            <text:p>75.90859</text:p>
          </table:table-cell>
          <table:table-cell table:number-columns-repeated="2"/>
          <table:table-cell office:value-type="float" office:value="0.000520534" calcext:value-type="float">
            <text:p>5.2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893" calcext:value-type="float">
            <text:p>10893</text:p>
          </table:table-cell>
          <table:table-cell table:formula="of:=[.H133]+[.$H$90]" office:value-type="float" office:value="0.010736066" calcext:value-type="float">
            <text:p>0.010736066</text:p>
          </table:table-cell>
          <table:table-cell table:formula="of:=1/SQRT([.A133])" office:value-type="float" office:value="0.00958133992335565" calcext:value-type="float">
            <text:p>0.0095813399</text:p>
          </table:table-cell>
          <table:table-cell office:value-type="float" office:value="0.000301066" calcext:value-type="float">
            <text:p>0.000301066</text:p>
          </table:table-cell>
          <table:table-cell office:value-type="float" office:value="85.27607" calcext:value-type="float">
            <text:p>85.27607</text:p>
          </table:table-cell>
          <table:table-cell table:number-columns-repeated="2"/>
          <table:table-cell office:value-type="float" office:value="0.000301066" calcext:value-type="float">
            <text:p>3.0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842" calcext:value-type="float">
            <text:p>10842</text:p>
          </table:table-cell>
          <table:table-cell table:formula="of:=[.H134]+[.$H$90]" office:value-type="float" office:value="0.01050296974" calcext:value-type="float">
            <text:p>0.0105029697</text:p>
          </table:table-cell>
          <table:table-cell table:formula="of:=1/SQRT([.A134])" office:value-type="float" office:value="0.00960384845692317" calcext:value-type="float">
            <text:p>0.0096038485</text:p>
          </table:table-cell>
          <table:table-cell office:value-type="float" office:value="0.00006796974" calcext:value-type="float">
            <text:p>6.796974E-05</text:p>
          </table:table-cell>
          <table:table-cell office:value-type="float" office:value="94.3214" calcext:value-type="float">
            <text:p>94.3214</text:p>
          </table:table-cell>
          <table:table-cell table:number-columns-repeated="2"/>
          <table:table-cell office:value-type="float" office:value="0.00006796974" calcext:value-type="float">
            <text:p>6.80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668" calcext:value-type="float">
            <text:p>10668</text:p>
          </table:table-cell>
          <table:table-cell table:formula="of:=[.H135]+[.$H$90]" office:value-type="float" office:value="0.01047390382" calcext:value-type="float">
            <text:p>0.0104739038</text:p>
          </table:table-cell>
          <table:table-cell table:formula="of:=1/SQRT([.A135])" office:value-type="float" office:value="0.00968185326859794" calcext:value-type="float">
            <text:p>0.0096818533</text:p>
          </table:table-cell>
          <table:table-cell office:value-type="float" office:value="0.00003890382" calcext:value-type="float">
            <text:p>3.890382E-05</text:p>
          </table:table-cell>
          <table:table-cell office:value-type="float" office:value="103.665" calcext:value-type="float">
            <text:p>103.665</text:p>
          </table:table-cell>
          <table:table-cell table:number-columns-repeated="2"/>
          <table:table-cell office:value-type="float" office:value="0.00003890382" calcext:value-type="float">
            <text:p>3.89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[.H136]+[.$H$90]" office:value-type="float" office:value="0.0104860372" calcext:value-type="float">
            <text:p>0.0104860372</text:p>
          </table:table-cell>
          <table:table-cell table:formula="of:=1/SQRT([.A136])" office:value-type="float" office:value="0.00975342893301088" calcext:value-type="float">
            <text:p>0.0097534289</text:p>
          </table:table-cell>
          <table:table-cell office:value-type="float" office:value="0.0000510372" calcext:value-type="float">
            <text:p>5.10372E-05</text:p>
          </table:table-cell>
          <table:table-cell office:value-type="float" office:value="112.2834" calcext:value-type="float">
            <text:p>112.2834</text:p>
          </table:table-cell>
          <table:table-cell table:number-columns-repeated="2"/>
          <table:table-cell office:value-type="float" office:value="0.0000510372" calcext:value-type="float">
            <text:p>5.10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[.H137]+[.$H$90]" office:value-type="float" office:value="0.0104860372" calcext:value-type="float">
            <text:p>0.0104860372</text:p>
          </table:table-cell>
          <table:table-cell table:formula="of:=1/SQRT([.A137])" office:value-type="float" office:value="0.00975342893301088" calcext:value-type="float">
            <text:p>0.0097534289</text:p>
          </table:table-cell>
          <table:table-cell office:value-type="float" office:value="0.0000510372" calcext:value-type="float">
            <text:p>5.10372E-05</text:p>
          </table:table-cell>
          <table:table-cell office:value-type="float" office:value="112.378" calcext:value-type="float">
            <text:p>112.378</text:p>
          </table:table-cell>
          <table:table-cell table:number-columns-repeated="2"/>
          <table:table-cell office:value-type="float" office:value="0.0000510372" calcext:value-type="float">
            <text:p>5.10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4679" calcext:value-type="float">
            <text:p>14679</text:p>
          </table:table-cell>
          <table:table-cell table:formula="of:=[.H138]+[.$H$90]" office:value-type="float" office:value="0.0104635331" calcext:value-type="float">
            <text:p>0.0104635331</text:p>
          </table:table-cell>
          <table:table-cell table:formula="of:=1/SQRT([.A138])" office:value-type="float" office:value="0.00825375863736304" calcext:value-type="float">
            <text:p>0.0082537586</text:p>
          </table:table-cell>
          <table:table-cell office:value-type="float" office:value="0.0000285331" calcext:value-type="float">
            <text:p>2.85331E-05</text:p>
          </table:table-cell>
          <table:table-cell office:value-type="float" office:value="124.2998" calcext:value-type="float">
            <text:p>124.2998</text:p>
          </table:table-cell>
          <table:table-cell table:number-columns-repeated="2"/>
          <table:table-cell office:value-type="float" office:value="0.0000285331" calcext:value-type="float">
            <text:p>2.85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19563" calcext:value-type="float">
            <text:p>19563</text:p>
          </table:table-cell>
          <table:table-cell table:formula="of:=[.H139]+[.$H$90]" office:value-type="float" office:value="0.01053004153" calcext:value-type="float">
            <text:p>0.0105300415</text:p>
          </table:table-cell>
          <table:table-cell table:formula="of:=1/SQRT([.A139])" office:value-type="float" office:value="0.00714960868581435" calcext:value-type="float">
            <text:p>0.0071496087</text:p>
          </table:table-cell>
          <table:table-cell office:value-type="float" office:value="0.00009504153" calcext:value-type="float">
            <text:p>9.504153E-05</text:p>
          </table:table-cell>
          <table:table-cell office:value-type="float" office:value="147.2717" calcext:value-type="float">
            <text:p>147.2717</text:p>
          </table:table-cell>
          <table:table-cell table:number-columns-repeated="2"/>
          <table:table-cell office:value-type="float" office:value="0.00009504153" calcext:value-type="float">
            <text:p>9.50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427" calcext:value-type="float">
            <text:p>20427</text:p>
          </table:table-cell>
          <table:table-cell table:formula="of:=[.H140]+[.$H$90]" office:value-type="float" office:value="0.0105427397" calcext:value-type="float">
            <text:p>0.0105427397</text:p>
          </table:table-cell>
          <table:table-cell table:formula="of:=1/SQRT([.A140])" office:value-type="float" office:value="0.00699677173459492" calcext:value-type="float">
            <text:p>0.0069967717</text:p>
          </table:table-cell>
          <table:table-cell office:value-type="float" office:value="0.0001077397" calcext:value-type="float">
            <text:p>0.0001077397</text:p>
          </table:table-cell>
          <table:table-cell office:value-type="float" office:value="181.5001" calcext:value-type="float">
            <text:p>181.5001</text:p>
          </table:table-cell>
          <table:table-cell table:number-columns-repeated="2"/>
          <table:table-cell office:value-type="float" office:value="0.0001077397" calcext:value-type="float">
            <text:p>1.08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649" calcext:value-type="float">
            <text:p>20649</text:p>
          </table:table-cell>
          <table:table-cell table:formula="of:=[.H141]+[.$H$90]" office:value-type="float" office:value="0.01045528811" calcext:value-type="float">
            <text:p>0.0104552881</text:p>
          </table:table-cell>
          <table:table-cell table:formula="of:=1/SQRT([.A141])" office:value-type="float" office:value="0.00695905850863823" calcext:value-type="float">
            <text:p>0.0069590585</text:p>
          </table:table-cell>
          <table:table-cell office:value-type="float" office:value="0.00002028811" calcext:value-type="float">
            <text:p>2.028811E-05</text:p>
          </table:table-cell>
          <table:table-cell office:value-type="float" office:value="216.8834" calcext:value-type="float">
            <text:p>216.8834</text:p>
          </table:table-cell>
          <table:table-cell table:number-columns-repeated="2"/>
          <table:table-cell office:value-type="float" office:value="0.00002028811" calcext:value-type="float">
            <text:p>2.03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541" calcext:value-type="float">
            <text:p>20541</text:p>
          </table:table-cell>
          <table:table-cell table:formula="of:=[.H142]+[.$H$90]" office:value-type="float" office:value="0.01044621619" calcext:value-type="float">
            <text:p>0.0104462162</text:p>
          </table:table-cell>
          <table:table-cell table:formula="of:=1/SQRT([.A142])" office:value-type="float" office:value="0.00697732911376227" calcext:value-type="float">
            <text:p>0.0069773291</text:p>
          </table:table-cell>
          <table:table-cell office:value-type="float" office:value="0.00001121619" calcext:value-type="float">
            <text:p>1.121619E-05</text:p>
          </table:table-cell>
          <table:table-cell office:value-type="float" office:value="249.9476" calcext:value-type="float">
            <text:p>249.9476</text:p>
          </table:table-cell>
          <table:table-cell table:number-columns-repeated="2"/>
          <table:table-cell office:value-type="float" office:value="0.00001121619" calcext:value-type="float">
            <text:p>1.12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478" calcext:value-type="float">
            <text:p>20478</text:p>
          </table:table-cell>
          <table:table-cell table:formula="of:=[.H143]+[.$H$90]" office:value-type="float" office:value="0.010443824552" calcext:value-type="float">
            <text:p>0.0104438246</text:p>
          </table:table-cell>
          <table:table-cell table:formula="of:=1/SQRT([.A143])" office:value-type="float" office:value="0.00698805365157486" calcext:value-type="float">
            <text:p>0.0069880537</text:p>
          </table:table-cell>
          <table:table-cell office:value-type="float" office:value="0.000008824552" calcext:value-type="float">
            <text:p>8.824552E-06</text:p>
          </table:table-cell>
          <table:table-cell office:value-type="float" office:value="282.9627" calcext:value-type="float">
            <text:p>282.9627</text:p>
          </table:table-cell>
          <table:table-cell table:number-columns-repeated="2"/>
          <table:table-cell office:value-type="float" office:value="0.000008824552" calcext:value-type="float">
            <text:p>8.82E-06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349" calcext:value-type="float">
            <text:p>20349</text:p>
          </table:table-cell>
          <table:table-cell table:formula="of:=[.H144]+[.$H$90]" office:value-type="float" office:value="0.01046558213" calcext:value-type="float">
            <text:p>0.0104655821</text:p>
          </table:table-cell>
          <table:table-cell table:formula="of:=1/SQRT([.A144])" office:value-type="float" office:value="0.00701016861445894" calcext:value-type="float">
            <text:p>0.0070101686</text:p>
          </table:table-cell>
          <table:table-cell office:value-type="float" office:value="0.00003058213" calcext:value-type="float">
            <text:p>3.058213E-05</text:p>
          </table:table-cell>
          <table:table-cell office:value-type="float" office:value="328.6562" calcext:value-type="float">
            <text:p>328.6562</text:p>
          </table:table-cell>
          <table:table-cell table:number-columns-repeated="2"/>
          <table:table-cell office:value-type="float" office:value="0.00003058213" calcext:value-type="float">
            <text:p>3.06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742" calcext:value-type="float">
            <text:p>20742</text:p>
          </table:table-cell>
          <table:table-cell table:formula="of:=[.H145]+[.$H$90]" office:value-type="float" office:value="0.010440729065" calcext:value-type="float">
            <text:p>0.0104407291</text:p>
          </table:table-cell>
          <table:table-cell table:formula="of:=1/SQRT([.A145])" office:value-type="float" office:value="0.00694343996849438" calcext:value-type="float">
            <text:p>0.00694344</text:p>
          </table:table-cell>
          <table:table-cell office:value-type="float" office:value="0.000005729065" calcext:value-type="float">
            <text:p>5.729065E-06</text:p>
          </table:table-cell>
          <table:table-cell office:value-type="float" office:value="374.3665" calcext:value-type="float">
            <text:p>374.3665</text:p>
          </table:table-cell>
          <table:table-cell table:number-columns-repeated="2"/>
          <table:table-cell office:value-type="float" office:value="0.000005729065" calcext:value-type="float">
            <text:p>5.73E-06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430" calcext:value-type="float">
            <text:p>20430</text:p>
          </table:table-cell>
          <table:table-cell table:formula="of:=[.H146]+[.$H$90]" office:value-type="float" office:value="0.0105374587" calcext:value-type="float">
            <text:p>0.0105374587</text:p>
          </table:table-cell>
          <table:table-cell table:formula="of:=1/SQRT([.A146])" office:value-type="float" office:value="0.00699625800268523" calcext:value-type="float">
            <text:p>0.006996258</text:p>
          </table:table-cell>
          <table:table-cell office:value-type="float" office:value="0.0001024587" calcext:value-type="float">
            <text:p>0.0001024587</text:p>
          </table:table-cell>
          <table:table-cell office:value-type="float" office:value="419.0401" calcext:value-type="float">
            <text:p>419.0401</text:p>
          </table:table-cell>
          <table:table-cell table:number-columns-repeated="2"/>
          <table:table-cell office:value-type="float" office:value="0.0001024587" calcext:value-type="float">
            <text:p>1.02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883" calcext:value-type="float">
            <text:p>20883</text:p>
          </table:table-cell>
          <table:table-cell table:formula="of:=[.H147]+[.$H$90]" office:value-type="float" office:value="0.0106756557" calcext:value-type="float">
            <text:p>0.0106756557</text:p>
          </table:table-cell>
          <table:table-cell table:formula="of:=1/SQRT([.A147])" office:value-type="float" office:value="0.00691995954880269" calcext:value-type="float">
            <text:p>0.0069199595</text:p>
          </table:table-cell>
          <table:table-cell office:value-type="float" office:value="0.0002406557" calcext:value-type="float">
            <text:p>0.0002406557</text:p>
          </table:table-cell>
          <table:table-cell office:value-type="float" office:value="464.2013" calcext:value-type="float">
            <text:p>464.2013</text:p>
          </table:table-cell>
          <table:table-cell table:number-columns-repeated="2"/>
          <table:table-cell office:value-type="float" office:value="0.0002406557" calcext:value-type="float">
            <text:p>2.4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0883" calcext:value-type="float">
            <text:p>20883</text:p>
          </table:table-cell>
          <table:table-cell table:formula="of:=[.H148]+[.$H$90]" office:value-type="float" office:value="0.0106756557" calcext:value-type="float">
            <text:p>0.0106756557</text:p>
          </table:table-cell>
          <table:table-cell table:formula="of:=1/SQRT([.A148])" office:value-type="float" office:value="0.00691995954880269" calcext:value-type="float">
            <text:p>0.0069199595</text:p>
          </table:table-cell>
          <table:table-cell office:value-type="float" office:value="0.0002406557" calcext:value-type="float">
            <text:p>0.0002406557</text:p>
          </table:table-cell>
          <table:table-cell office:value-type="float" office:value="464.3911" calcext:value-type="float">
            <text:p>464.3911</text:p>
          </table:table-cell>
          <table:table-cell table:number-columns-repeated="2"/>
          <table:table-cell office:value-type="float" office:value="0.0002406557" calcext:value-type="float">
            <text:p>2.41E-04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29370" calcext:value-type="float">
            <text:p>29370</text:p>
          </table:table-cell>
          <table:table-cell table:formula="of:=[.H149]+[.$H$90]" office:value-type="float" office:value="0.0104885133" calcext:value-type="float">
            <text:p>0.0104885133</text:p>
          </table:table-cell>
          <table:table-cell table:formula="of:=1/SQRT([.A149])" office:value-type="float" office:value="0.00583509628498881" calcext:value-type="float">
            <text:p>0.0058350963</text:p>
          </table:table-cell>
          <table:table-cell office:value-type="float" office:value="0.0000535133" calcext:value-type="float">
            <text:p>5.35133E-05</text:p>
          </table:table-cell>
          <table:table-cell office:value-type="float" office:value="527.5354" calcext:value-type="float">
            <text:p>527.5354</text:p>
          </table:table-cell>
          <table:table-cell table:number-columns-repeated="2"/>
          <table:table-cell office:value-type="float" office:value="0.0000535133" calcext:value-type="float">
            <text:p>5.35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39222" calcext:value-type="float">
            <text:p>39222</text:p>
          </table:table-cell>
          <table:table-cell table:formula="of:=[.H150]+[.$H$90]" office:value-type="float" office:value="0.010438571192" calcext:value-type="float">
            <text:p>0.0104385712</text:p>
          </table:table-cell>
          <table:table-cell table:formula="of:=1/SQRT([.A150])" office:value-type="float" office:value="0.00504934601318617" calcext:value-type="float">
            <text:p>0.005049346</text:p>
          </table:table-cell>
          <table:table-cell office:value-type="float" office:value="0.000003571192" calcext:value-type="float">
            <text:p>3.571192E-06</text:p>
          </table:table-cell>
          <table:table-cell office:value-type="float" office:value="596.8792" calcext:value-type="float">
            <text:p>596.8792</text:p>
          </table:table-cell>
          <table:table-cell table:number-columns-repeated="2"/>
          <table:table-cell office:value-type="float" office:value="0.000003571192" calcext:value-type="float">
            <text:p>3.57E-06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39873" calcext:value-type="float">
            <text:p>39873</text:p>
          </table:table-cell>
          <table:table-cell table:formula="of:=[.H151]+[.$H$90]" office:value-type="float" office:value="0.010443246383" calcext:value-type="float">
            <text:p>0.0104432464</text:p>
          </table:table-cell>
          <table:table-cell table:formula="of:=1/SQRT([.A151])" office:value-type="float" office:value="0.00500795645132056" calcext:value-type="float">
            <text:p>0.0050079565</text:p>
          </table:table-cell>
          <table:table-cell office:value-type="float" office:value="0.000008246383" calcext:value-type="float">
            <text:p>8.246383E-06</text:p>
          </table:table-cell>
          <table:table-cell office:value-type="float" office:value="675.3751" calcext:value-type="float">
            <text:p>675.3751</text:p>
          </table:table-cell>
          <table:table-cell table:number-columns-repeated="2"/>
          <table:table-cell office:value-type="float" office:value="0.000008246383" calcext:value-type="float">
            <text:p>8.25E-06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40173" calcext:value-type="float">
            <text:p>40173</text:p>
          </table:table-cell>
          <table:table-cell table:formula="of:=[.H152]+[.$H$90]" office:value-type="float" office:value="0.010438658381" calcext:value-type="float">
            <text:p>0.0104386584</text:p>
          </table:table-cell>
          <table:table-cell table:formula="of:=1/SQRT([.A152])" office:value-type="float" office:value="0.00498922244711429" calcext:value-type="float">
            <text:p>0.0049892224</text:p>
          </table:table-cell>
          <table:table-cell office:value-type="float" office:value="0.000003658381" calcext:value-type="float">
            <text:p>3.658381E-06</text:p>
          </table:table-cell>
          <table:table-cell office:value-type="float" office:value="803.6754" calcext:value-type="float">
            <text:p>803.6754</text:p>
          </table:table-cell>
          <table:table-cell table:number-columns-repeated="2"/>
          <table:table-cell office:value-type="float" office:value="0.000003658381" calcext:value-type="float">
            <text:p>3.66E-06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39678" calcext:value-type="float">
            <text:p>39678</text:p>
          </table:table-cell>
          <table:table-cell table:formula="of:=[.H153]+[.$H$90]" office:value-type="float" office:value="0.01044801226" calcext:value-type="float">
            <text:p>0.0104480123</text:p>
          </table:table-cell>
          <table:table-cell table:formula="of:=1/SQRT([.A153])" office:value-type="float" office:value="0.00502024732556467" calcext:value-type="float">
            <text:p>0.0050202473</text:p>
          </table:table-cell>
          <table:table-cell office:value-type="float" office:value="0.00001301226" calcext:value-type="float">
            <text:p>1.301226E-05</text:p>
          </table:table-cell>
          <table:table-cell office:value-type="float" office:value="890.165" calcext:value-type="float">
            <text:p>890.165</text:p>
          </table:table-cell>
          <table:table-cell table:number-columns-repeated="2"/>
          <table:table-cell office:value-type="float" office:value="0.00001301226" calcext:value-type="float">
            <text:p>1.30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39843" calcext:value-type="float">
            <text:p>39843</text:p>
          </table:table-cell>
          <table:table-cell table:formula="of:=[.H154]+[.$H$90]" office:value-type="float" office:value="0.01045610906" calcext:value-type="float">
            <text:p>0.0104561091</text:p>
          </table:table-cell>
          <table:table-cell table:formula="of:=1/SQRT([.A154])" office:value-type="float" office:value="0.00500984148035231" calcext:value-type="float">
            <text:p>0.0050098415</text:p>
          </table:table-cell>
          <table:table-cell office:value-type="float" office:value="0.00002110906" calcext:value-type="float">
            <text:p>2.110906E-05</text:p>
          </table:table-cell>
          <table:table-cell office:value-type="float" office:value="976.2127" calcext:value-type="float">
            <text:p>976.2127</text:p>
          </table:table-cell>
          <table:table-cell table:number-columns-repeated="2"/>
          <table:table-cell office:value-type="float" office:value="0.00002110906" calcext:value-type="float">
            <text:p>2.11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40098" calcext:value-type="float">
            <text:p>40098</text:p>
          </table:table-cell>
          <table:table-cell table:formula="of:=[.H155]+[.$H$90]" office:value-type="float" office:value="0.010438836954" calcext:value-type="float">
            <text:p>0.010438837</text:p>
          </table:table-cell>
          <table:table-cell table:formula="of:=1/SQRT([.A155])" office:value-type="float" office:value="0.00499388623175833" calcext:value-type="float">
            <text:p>0.0049938862</text:p>
          </table:table-cell>
          <table:table-cell office:value-type="float" office:value="0.000003836954" calcext:value-type="float">
            <text:p>0.000003837</text:p>
          </table:table-cell>
          <table:table-cell office:value-type="float" office:value="1059.697" calcext:value-type="float">
            <text:p>1059.697</text:p>
          </table:table-cell>
          <table:table-cell table:number-columns-repeated="2"/>
          <table:table-cell office:value-type="float" office:value="0.000003836954" calcext:value-type="float">
            <text:p>3.84E-06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39669" calcext:value-type="float">
            <text:p>39669</text:p>
          </table:table-cell>
          <table:table-cell table:formula="of:=[.H156]+[.$H$90]" office:value-type="float" office:value="0.01047452283" calcext:value-type="float">
            <text:p>0.0104745228</text:p>
          </table:table-cell>
          <table:table-cell table:formula="of:=1/SQRT([.A156])" office:value-type="float" office:value="0.00502081678362404" calcext:value-type="float">
            <text:p>0.0050208168</text:p>
          </table:table-cell>
          <table:table-cell office:value-type="float" office:value="0.00003952283" calcext:value-type="float">
            <text:p>3.952283E-05</text:p>
          </table:table-cell>
          <table:table-cell office:value-type="float" office:value="1142.911" calcext:value-type="float">
            <text:p>1142.911</text:p>
          </table:table-cell>
          <table:table-cell table:number-columns-repeated="2"/>
          <table:table-cell office:value-type="float" office:value="0.00003952283" calcext:value-type="float">
            <text:p>3.95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40809" calcext:value-type="float">
            <text:p>40809</text:p>
          </table:table-cell>
          <table:table-cell table:formula="of:=[.H157]+[.$H$90]" office:value-type="float" office:value="0.01044986244" calcext:value-type="float">
            <text:p>0.0104498624</text:p>
          </table:table-cell>
          <table:table-cell table:formula="of:=1/SQRT([.A157])" office:value-type="float" office:value="0.00495019176795585" calcext:value-type="float">
            <text:p>0.0049501918</text:p>
          </table:table-cell>
          <table:table-cell office:value-type="float" office:value="0.00001486244" calcext:value-type="float">
            <text:p>1.486244E-05</text:p>
          </table:table-cell>
          <table:table-cell office:value-type="float" office:value="1225.681" calcext:value-type="float">
            <text:p>1225.681</text:p>
          </table:table-cell>
          <table:table-cell table:number-columns-repeated="2"/>
          <table:table-cell office:value-type="float" office:value="0.00001486244" calcext:value-type="float">
            <text:p>1.49E-05</text:p>
          </table:table-cell>
          <table:table-cell table:style-name="ce19"/>
          <table:table-cell table:number-columns-repeated="28"/>
        </table:table-row>
        <table:table-row table:style-name="ro1">
          <table:table-cell office:value-type="float" office:value="40494" calcext:value-type="float">
            <text:p>40494</text:p>
          </table:table-cell>
          <table:table-cell table:formula="of:=[.H158]+[.$H$90]" office:value-type="float" office:value="0.010440192259" calcext:value-type="float">
            <text:p>0.0104401923</text:p>
          </table:table-cell>
          <table:table-cell table:formula="of:=1/SQRT([.A158])" office:value-type="float" office:value="0.00496940806793536" calcext:value-type="float">
            <text:p>0.0049694081</text:p>
          </table:table-cell>
          <table:table-cell office:value-type="float" office:value="0.000005192259" calcext:value-type="float">
            <text:p>5.192259E-06</text:p>
          </table:table-cell>
          <table:table-cell office:value-type="float" office:value="1311.091" calcext:value-type="float">
            <text:p>1311.091</text:p>
          </table:table-cell>
          <table:table-cell table:number-columns-repeated="2"/>
          <table:table-cell office:value-type="float" office:value="0.000005192259" calcext:value-type="float">
            <text:p>5.19E-06</text:p>
          </table:table-cell>
          <table:table-cell table:style-name="ce19"/>
          <table:table-cell table:number-columns-repeated="28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MOESS P2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table:style-name="Default" office:value-type="string" calcext:value-type="string">
            <text:p>Cd Error Signe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2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formula="of:=[.H162]+[.$H$90]" office:value-type="float" office:value="0.010437805153" calcext:value-type="float">
            <text:p>0.0104378052</text:p>
          </table:table-cell>
          <table:table-cell table:formula="of:=1/SQRT([.A162])" office:value-type="float" office:value="0.00987248129598487" calcext:value-type="float">
            <text:p>0.0098724813</text:p>
          </table:table-cell>
          <table:table-cell office:value-type="float" office:value="0.000002805153" calcext:value-type="float">
            <text:p>2.805153E-06</text:p>
          </table:table-cell>
          <table:table-cell office:value-type="float" office:value="0.08279861" calcext:value-type="float">
            <text:p>0.08279861</text:p>
          </table:table-cell>
          <table:table-cell table:number-columns-repeated="2"/>
          <table:table-cell office:value-type="float" office:value="0.000002805153" calcext:value-type="float">
            <text:p>2.81E-06</text:p>
          </table:table-cell>
          <table:table-cell/>
          <table:table-cell office:value-type="string" calcext:value-type="string">
            <text:p>Slope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62]" office:value-type="float" office:value="0.00987248129598487" calcext:value-type="float">
            <text:p>9.87248130E-03</text:p>
          </table:table-cell>
          <table:table-cell table:style-name="ce5" table:formula="of:=[.D169]/2" office:value-type="float" office:value="0.00001672294" calcext:value-type="float">
            <text:p>1.67E-005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5096" calcext:value-type="float">
            <text:p>15096</text:p>
          </table:table-cell>
          <table:table-cell table:formula="of:=[.H163]+[.$H$90]" office:value-type="float" office:value="0.01045649695" calcext:value-type="float">
            <text:p>0.010456497</text:p>
          </table:table-cell>
          <table:table-cell table:formula="of:=1/SQRT([.A163])" office:value-type="float" office:value="0.00813896266741265" calcext:value-type="float">
            <text:p>0.0081389627</text:p>
          </table:table-cell>
          <table:table-cell office:value-type="float" office:value="0.00002149695" calcext:value-type="float">
            <text:p>0.000021497</text:p>
          </table:table-cell>
          <table:table-cell office:value-type="float" office:value="5.988796" calcext:value-type="float">
            <text:p>5.988796</text:p>
          </table:table-cell>
          <table:table-cell table:number-columns-repeated="2"/>
          <table:table-cell office:value-type="float" office:value="0.00002149695" calcext:value-type="float">
            <text:p>2.15E-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94]" office:value-type="float" office:value="0.00345886194908384" calcext:value-type="float">
            <text:p>3.45886195E-03</text:p>
          </table:table-cell>
          <table:table-cell table:formula="of:=10^(LOG([.N162])+[.J163]*(LOG([.M163])-LOG([.M162])))" office:value-type="float" office:value="0.000000251965029002705" calcext:value-type="float">
            <text:p>0.00000025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20076" calcext:value-type="float">
            <text:p>20076</text:p>
          </table:table-cell>
          <table:table-cell table:formula="of:=[.H164]+[.$H$90]" office:value-type="float" office:value="0.01051163903" calcext:value-type="float">
            <text:p>0.010511639</text:p>
          </table:table-cell>
          <table:table-cell table:formula="of:=1/SQRT([.A164])" office:value-type="float" office:value="0.00705767095200578" calcext:value-type="float">
            <text:p>0.007057671</text:p>
          </table:table-cell>
          <table:table-cell office:value-type="float" office:value="0.00007663903" calcext:value-type="float">
            <text:p>0.000076639</text:p>
          </table:table-cell>
          <table:table-cell office:value-type="float" office:value="15.06372" calcext:value-type="float">
            <text:p>15.06372</text:p>
          </table:table-cell>
          <table:table-cell table:number-columns-repeated="2"/>
          <table:table-cell office:value-type="float" office:value="0.00007663903" calcext:value-type="float">
            <text:p>7.66E-05</text:p>
          </table:table-cell>
          <table:table-cell table:number-columns-repeated="29"/>
        </table:table-row>
        <table:table-row table:style-name="ro1">
          <table:table-cell office:value-type="float" office:value="20892" calcext:value-type="float">
            <text:p>20892</text:p>
          </table:table-cell>
          <table:table-cell table:formula="of:=[.H165]+[.$H$90]" office:value-type="float" office:value="0.01044056753" calcext:value-type="float">
            <text:p>0.0104405675</text:p>
          </table:table-cell>
          <table:table-cell table:formula="of:=1/SQRT([.A165])" office:value-type="float" office:value="0.00691846887426944" calcext:value-type="float">
            <text:p>0.0069184689</text:p>
          </table:table-cell>
          <table:table-cell office:value-type="float" office:value="0.00000556753" calcext:value-type="float">
            <text:p>5.56753E-06</text:p>
          </table:table-cell>
          <table:table-cell office:value-type="float" office:value="26.58594" calcext:value-type="float">
            <text:p>26.58594</text:p>
          </table:table-cell>
          <table:table-cell table:number-columns-repeated="2"/>
          <table:table-cell office:value-type="float" office:value="0.00000556753" calcext:value-type="float">
            <text:p>5.57E-06</text:p>
          </table:table-cell>
          <table:table-cell table:number-columns-repeated="29"/>
        </table:table-row>
        <table:table-row table:style-name="ro1">
          <table:table-cell office:value-type="float" office:value="20826" calcext:value-type="float">
            <text:p>20826</text:p>
          </table:table-cell>
          <table:table-cell table:formula="of:=[.H166]+[.$H$90]" office:value-type="float" office:value="0.010439569617" calcext:value-type="float">
            <text:p>0.0104395696</text:p>
          </table:table-cell>
          <table:table-cell table:formula="of:=1/SQRT([.A166])" office:value-type="float" office:value="0.00692942291605053" calcext:value-type="float">
            <text:p>0.0069294229</text:p>
          </table:table-cell>
          <table:table-cell office:value-type="float" office:value="0.000004569617" calcext:value-type="float">
            <text:p>4.569617E-06</text:p>
          </table:table-cell>
          <table:table-cell office:value-type="float" office:value="38.25228" calcext:value-type="float">
            <text:p>38.25228</text:p>
          </table:table-cell>
          <table:table-cell table:number-columns-repeated="2"/>
          <table:table-cell office:value-type="float" office:value="0.000004569617" calcext:value-type="float">
            <text:p>4.57E-06</text:p>
          </table:table-cell>
          <table:table-cell table:number-columns-repeated="29"/>
        </table:table-row>
        <table:table-row table:style-name="ro1">
          <table:table-cell office:value-type="float" office:value="20898" calcext:value-type="float">
            <text:p>20898</text:p>
          </table:table-cell>
          <table:table-cell table:formula="of:=[.H167]+[.$H$90]" office:value-type="float" office:value="0.010437543957" calcext:value-type="float">
            <text:p>0.010437544</text:p>
          </table:table-cell>
          <table:table-cell table:formula="of:=1/SQRT([.A167])" office:value-type="float" office:value="0.00691747562627434" calcext:value-type="float">
            <text:p>0.0069174756</text:p>
          </table:table-cell>
          <table:table-cell office:value-type="float" office:value="0.000002543957" calcext:value-type="float">
            <text:p>0.000002544</text:p>
          </table:table-cell>
          <table:table-cell office:value-type="float" office:value="49.677" calcext:value-type="float">
            <text:p>49.677</text:p>
          </table:table-cell>
          <table:table-cell table:number-columns-repeated="2"/>
          <table:table-cell office:value-type="float" office:value="0.000002543957" calcext:value-type="float">
            <text:p>2.54E-06</text:p>
          </table:table-cell>
          <table:table-cell table:number-columns-repeated="29"/>
        </table:table-row>
        <table:table-row table:style-name="ro1">
          <table:table-cell office:value-type="float" office:value="21228" calcext:value-type="float">
            <text:p>21228</text:p>
          </table:table-cell>
          <table:table-cell table:formula="of:=[.H168]+[.$H$90]" office:value-type="float" office:value="0.010439580466" calcext:value-type="float">
            <text:p>0.0104395805</text:p>
          </table:table-cell>
          <table:table-cell table:formula="of:=1/SQRT([.A168])" office:value-type="float" office:value="0.00686349719487897" calcext:value-type="float">
            <text:p>0.0068634972</text:p>
          </table:table-cell>
          <table:table-cell office:value-type="float" office:value="0.000004580466" calcext:value-type="float">
            <text:p>4.580466E-06</text:p>
          </table:table-cell>
          <table:table-cell office:value-type="float" office:value="61.35403" calcext:value-type="float">
            <text:p>61.35403</text:p>
          </table:table-cell>
          <table:table-cell table:number-columns-repeated="2"/>
          <table:table-cell office:value-type="float" office:value="0.000004580466" calcext:value-type="float">
            <text:p>4.58E-06</text:p>
          </table:table-cell>
          <table:table-cell table:number-columns-repeated="29"/>
        </table:table-row>
        <table:table-row table:style-name="ro1">
          <table:table-cell office:value-type="float" office:value="21072" calcext:value-type="float">
            <text:p>21072</text:p>
          </table:table-cell>
          <table:table-cell table:formula="of:=[.H169]+[.$H$90]" office:value-type="float" office:value="0.01046844588" calcext:value-type="float">
            <text:p>0.0104684459</text:p>
          </table:table-cell>
          <table:table-cell table:formula="of:=1/SQRT([.A169])" office:value-type="float" office:value="0.00688885623068491" calcext:value-type="float">
            <text:p>0.0068888562</text:p>
          </table:table-cell>
          <table:table-cell office:value-type="float" office:value="0.00003344588" calcext:value-type="float">
            <text:p>3.344588E-05</text:p>
          </table:table-cell>
          <table:table-cell office:value-type="float" office:value="73.53382" calcext:value-type="float">
            <text:p>73.53382</text:p>
          </table:table-cell>
          <table:table-cell table:number-columns-repeated="2"/>
          <table:table-cell office:value-type="float" office:value="0.00003344588" calcext:value-type="float">
            <text:p>3.34E-05</text:p>
          </table:table-cell>
          <table:table-cell table:number-columns-repeated="29"/>
        </table:table-row>
        <table:table-row table:style-name="ro1">
          <table:table-cell office:value-type="float" office:value="21306" calcext:value-type="float">
            <text:p>21306</text:p>
          </table:table-cell>
          <table:table-cell table:formula="of:=[.H170]+[.$H$90]" office:value-type="float" office:value="0.010440875479" calcext:value-type="float">
            <text:p>0.0104408755</text:p>
          </table:table-cell>
          <table:table-cell table:formula="of:=1/SQRT([.A170])" office:value-type="float" office:value="0.00685092224759134" calcext:value-type="float">
            <text:p>0.0068509222</text:p>
          </table:table-cell>
          <table:table-cell office:value-type="float" office:value="0.000005875479" calcext:value-type="float">
            <text:p>5.875479E-06</text:p>
          </table:table-cell>
          <table:table-cell office:value-type="float" office:value="89.20588" calcext:value-type="float">
            <text:p>89.20588</text:p>
          </table:table-cell>
          <table:table-cell table:number-columns-repeated="2"/>
          <table:table-cell office:value-type="float" office:value="0.000005875479" calcext:value-type="float">
            <text:p>5.88E-06</text:p>
          </table:table-cell>
          <table:table-cell table:number-columns-repeated="29"/>
        </table:table-row>
        <table:table-row table:style-name="ro1">
          <table:table-cell office:value-type="float" office:value="21306" calcext:value-type="float">
            <text:p>21306</text:p>
          </table:table-cell>
          <table:table-cell table:formula="of:=[.H171]+[.$H$90]" office:value-type="float" office:value="0.01043819247" calcext:value-type="float">
            <text:p>0.0104381925</text:p>
          </table:table-cell>
          <table:table-cell table:formula="of:=1/SQRT([.A171])" office:value-type="float" office:value="0.00685092224759134" calcext:value-type="float">
            <text:p>0.0068509222</text:p>
          </table:table-cell>
          <table:table-cell office:value-type="float" office:value="0.00000319247" calcext:value-type="float">
            <text:p>3.19247E-06</text:p>
          </table:table-cell>
          <table:table-cell office:value-type="float" office:value="101.856" calcext:value-type="float">
            <text:p>101.856</text:p>
          </table:table-cell>
          <table:table-cell table:number-columns-repeated="2"/>
          <table:table-cell office:value-type="float" office:value="0.00000319247" calcext:value-type="float">
            <text:p>3.19E-06</text:p>
          </table:table-cell>
          <table:table-cell table:number-columns-repeated="29"/>
        </table:table-row>
        <table:table-row table:style-name="ro1">
          <table:table-cell office:value-type="float" office:value="21180" calcext:value-type="float">
            <text:p>21180</text:p>
          </table:table-cell>
          <table:table-cell table:formula="of:=[.H172]+[.$H$90]" office:value-type="float" office:value="0.010437278291" calcext:value-type="float">
            <text:p>0.0104372783</text:p>
          </table:table-cell>
          <table:table-cell table:formula="of:=1/SQRT([.A172])" office:value-type="float" office:value="0.00687127012737541" calcext:value-type="float">
            <text:p>0.0068712701</text:p>
          </table:table-cell>
          <table:table-cell office:value-type="float" office:value="0.000002278291" calcext:value-type="float">
            <text:p>2.278291E-06</text:p>
          </table:table-cell>
          <table:table-cell office:value-type="float" office:value="114.201" calcext:value-type="float">
            <text:p>114.201</text:p>
          </table:table-cell>
          <table:table-cell table:number-columns-repeated="2"/>
          <table:table-cell office:value-type="float" office:value="0.000002278291" calcext:value-type="float">
            <text:p>2.28E-06</text:p>
          </table:table-cell>
          <table:table-cell table:number-columns-repeated="29"/>
        </table:table-row>
        <table:table-row table:style-name="ro1">
          <table:table-cell office:value-type="float" office:value="21180" calcext:value-type="float">
            <text:p>21180</text:p>
          </table:table-cell>
          <table:table-cell table:formula="of:=[.H173]+[.$H$90]" office:value-type="float" office:value="0.010437278291" calcext:value-type="float">
            <text:p>0.0104372783</text:p>
          </table:table-cell>
          <table:table-cell table:formula="of:=1/SQRT([.A173])" office:value-type="float" office:value="0.00687127012737541" calcext:value-type="float">
            <text:p>0.0068712701</text:p>
          </table:table-cell>
          <table:table-cell office:value-type="float" office:value="0.000002278291" calcext:value-type="float">
            <text:p>2.278291E-06</text:p>
          </table:table-cell>
          <table:table-cell office:value-type="float" office:value="114.37" calcext:value-type="float">
            <text:p>114.37</text:p>
          </table:table-cell>
          <table:table-cell table:number-columns-repeated="2"/>
          <table:table-cell office:value-type="float" office:value="0.000002278291" calcext:value-type="float">
            <text:p>2.28E-06</text:p>
          </table:table-cell>
          <table:table-cell table:number-columns-repeated="29"/>
        </table:table-row>
        <table:table-row table:style-name="ro1">
          <table:table-cell office:value-type="float" office:value="29976" calcext:value-type="float">
            <text:p>29976</text:p>
          </table:table-cell>
          <table:table-cell table:formula="of:=[.H174]+[.$H$90]" office:value-type="float" office:value="0.0104342761153" calcext:value-type="float">
            <text:p>0.0104342761</text:p>
          </table:table-cell>
          <table:table-cell table:formula="of:=1/SQRT([.A174])" office:value-type="float" office:value="0.00577581347953807" calcext:value-type="float">
            <text:p>0.0057758135</text:p>
          </table:table-cell>
          <table:table-cell office:value-type="float" office:value="0.0000007238847" calcext:value-type="float">
            <text:p>7.238847E-07</text:p>
          </table:table-cell>
          <table:table-cell office:value-type="float" office:value="131.934" calcext:value-type="float">
            <text:p>131.934</text:p>
          </table:table-cell>
          <table:table-cell table:number-columns-repeated="2"/>
          <table:table-cell office:value-type="float" office:value="-0.0000007238847" calcext:value-type="float">
            <text:p>-7.24E-07</text:p>
          </table:table-cell>
          <table:table-cell table:number-columns-repeated="29"/>
        </table:table-row>
        <table:table-row table:style-name="ro1">
          <table:table-cell office:value-type="float" office:value="39186" calcext:value-type="float">
            <text:p>39186</text:p>
          </table:table-cell>
          <table:table-cell table:formula="of:=[.H175]+[.$H$90]" office:value-type="float" office:value="0.01049587633" calcext:value-type="float">
            <text:p>0.0104958763</text:p>
          </table:table-cell>
          <table:table-cell table:formula="of:=1/SQRT([.A175])" office:value-type="float" office:value="0.00505166488633398" calcext:value-type="float">
            <text:p>0.0050516649</text:p>
          </table:table-cell>
          <table:table-cell office:value-type="float" office:value="0.00006087633" calcext:value-type="float">
            <text:p>6.087633E-05</text:p>
          </table:table-cell>
          <table:table-cell office:value-type="float" office:value="159.7498" calcext:value-type="float">
            <text:p>159.7498</text:p>
          </table:table-cell>
          <table:table-cell table:number-columns-repeated="2"/>
          <table:table-cell office:value-type="float" office:value="0.00006087633" calcext:value-type="float">
            <text:p>6.09E-05</text:p>
          </table:table-cell>
          <table:table-cell table:number-columns-repeated="29"/>
        </table:table-row>
        <table:table-row table:style-name="ro1">
          <table:table-cell office:value-type="float" office:value="40296" calcext:value-type="float">
            <text:p>40296</text:p>
          </table:table-cell>
          <table:table-cell table:formula="of:=[.H176]+[.$H$90]" office:value-type="float" office:value="0.0104354782122" calcext:value-type="float">
            <text:p>0.0104354782</text:p>
          </table:table-cell>
          <table:table-cell table:formula="of:=1/SQRT([.A176])" office:value-type="float" office:value="0.00498160204591011" calcext:value-type="float">
            <text:p>0.004981602</text:p>
          </table:table-cell>
          <table:table-cell office:value-type="float" office:value="0.0000004782122" calcext:value-type="float">
            <text:p>4.782122E-07</text:p>
          </table:table-cell>
          <table:table-cell office:value-type="float" office:value="194.2274" calcext:value-type="float">
            <text:p>194.2274</text:p>
          </table:table-cell>
          <table:table-cell table:number-columns-repeated="2"/>
          <table:table-cell office:value-type="float" office:value="0.0000004782122" calcext:value-type="float">
            <text:p>4.78E-07</text:p>
          </table:table-cell>
          <table:table-cell table:number-columns-repeated="29"/>
        </table:table-row>
        <table:table-row table:style-name="ro1">
          <table:table-cell office:value-type="float" office:value="40986" calcext:value-type="float">
            <text:p>40986</text:p>
          </table:table-cell>
          <table:table-cell table:formula="of:=[.H177]+[.$H$90]" office:value-type="float" office:value="0.0104352507824" calcext:value-type="float">
            <text:p>0.0104352508</text:p>
          </table:table-cell>
          <table:table-cell table:formula="of:=1/SQRT([.A177])" office:value-type="float" office:value="0.00493949138304875" calcext:value-type="float">
            <text:p>0.0049394914</text:p>
          </table:table-cell>
          <table:table-cell office:value-type="float" office:value="0.0000002507824" calcext:value-type="float">
            <text:p>2.507824E-07</text:p>
          </table:table-cell>
          <table:table-cell office:value-type="float" office:value="226.6502" calcext:value-type="float">
            <text:p>226.6502</text:p>
          </table:table-cell>
          <table:table-cell table:number-columns-repeated="2"/>
          <table:table-cell office:value-type="float" office:value="0.0000002507824" calcext:value-type="float">
            <text:p>2.51E-07</text:p>
          </table:table-cell>
          <table:table-cell table:number-columns-repeated="29"/>
        </table:table-row>
        <table:table-row table:style-name="ro1">
          <table:table-cell office:value-type="float" office:value="40644" calcext:value-type="float">
            <text:p>40644</text:p>
          </table:table-cell>
          <table:table-cell table:formula="of:=[.H178]+[.$H$90]" office:value-type="float" office:value="0.01045097947" calcext:value-type="float">
            <text:p>0.0104509795</text:p>
          </table:table-cell>
          <table:table-cell table:formula="of:=1/SQRT([.A178])" office:value-type="float" office:value="0.00496022958854781" calcext:value-type="float">
            <text:p>0.0049602296</text:p>
          </table:table-cell>
          <table:table-cell office:value-type="float" office:value="0.00001597947" calcext:value-type="float">
            <text:p>1.597947E-05</text:p>
          </table:table-cell>
          <table:table-cell office:value-type="float" office:value="259.9385" calcext:value-type="float">
            <text:p>259.9385</text:p>
          </table:table-cell>
          <table:table-cell table:number-columns-repeated="2"/>
          <table:table-cell office:value-type="float" office:value="0.00001597947" calcext:value-type="float">
            <text:p>1.60E-05</text:p>
          </table:table-cell>
          <table:table-cell table:number-columns-repeated="29"/>
        </table:table-row>
        <table:table-row table:style-name="ro1">
          <table:table-cell office:value-type="float" office:value="41532" calcext:value-type="float">
            <text:p>41532</text:p>
          </table:table-cell>
          <table:table-cell table:formula="of:=[.H179]+[.$H$90]" office:value-type="float" office:value="0.0104348129899" calcext:value-type="float">
            <text:p>0.010434813</text:p>
          </table:table-cell>
          <table:table-cell table:formula="of:=1/SQRT([.A179])" office:value-type="float" office:value="0.0049069154784513" calcext:value-type="float">
            <text:p>0.0049069155</text:p>
          </table:table-cell>
          <table:table-cell office:value-type="float" office:value="0.0000001870101" calcext:value-type="float">
            <text:p>0.000000187</text:p>
          </table:table-cell>
          <table:table-cell office:value-type="float" office:value="294.9249" calcext:value-type="float">
            <text:p>294.9249</text:p>
          </table:table-cell>
          <table:table-cell table:number-columns-repeated="2"/>
          <table:table-cell office:value-type="float" office:value="-0.0000001870101" calcext:value-type="float">
            <text:p>-1.87E-07</text:p>
          </table:table-cell>
          <table:table-cell table:number-columns-repeated="29"/>
        </table:table-row>
        <table:table-row table:style-name="ro1">
          <table:table-cell office:value-type="float" office:value="41592" calcext:value-type="float">
            <text:p>41592</text:p>
          </table:table-cell>
          <table:table-cell table:formula="of:=[.H180]+[.$H$90]" office:value-type="float" office:value="0.01048401567" calcext:value-type="float">
            <text:p>0.0104840157</text:p>
          </table:table-cell>
          <table:table-cell table:formula="of:=1/SQRT([.A180])" office:value-type="float" office:value="0.00490337487947781" calcext:value-type="float">
            <text:p>0.0049033749</text:p>
          </table:table-cell>
          <table:table-cell office:value-type="float" office:value="0.00004901567" calcext:value-type="float">
            <text:p>4.901567E-05</text:p>
          </table:table-cell>
          <table:table-cell office:value-type="float" office:value="333.0783" calcext:value-type="float">
            <text:p>333.0783</text:p>
          </table:table-cell>
          <table:table-cell table:number-columns-repeated="2"/>
          <table:table-cell office:value-type="float" office:value="0.00004901567" calcext:value-type="float">
            <text:p>4.90E-05</text:p>
          </table:table-cell>
          <table:table-cell table:number-columns-repeated="29"/>
        </table:table-row>
        <table:table-row table:style-name="ro1">
          <table:table-cell office:value-type="float" office:value="41934" calcext:value-type="float">
            <text:p>41934</text:p>
          </table:table-cell>
          <table:table-cell table:formula="of:=[.H181]+[.$H$90]" office:value-type="float" office:value="0.0104357288974" calcext:value-type="float">
            <text:p>0.0104357289</text:p>
          </table:table-cell>
          <table:table-cell table:formula="of:=1/SQRT([.A181])" office:value-type="float" office:value="0.00488333878232857" calcext:value-type="float">
            <text:p>0.0048833388</text:p>
          </table:table-cell>
          <table:table-cell office:value-type="float" office:value="0.0000007288974" calcext:value-type="float">
            <text:p>7.288974E-07</text:p>
          </table:table-cell>
          <table:table-cell office:value-type="float" office:value="370.3414" calcext:value-type="float">
            <text:p>370.3414</text:p>
          </table:table-cell>
          <table:table-cell table:number-columns-repeated="2"/>
          <table:table-cell office:value-type="float" office:value="0.0000007288974" calcext:value-type="float">
            <text:p>7.29E-07</text:p>
          </table:table-cell>
          <table:table-cell table:number-columns-repeated="29"/>
        </table:table-row>
        <table:table-row table:style-name="ro1">
          <table:table-cell office:value-type="float" office:value="41304" calcext:value-type="float">
            <text:p>41304</text:p>
          </table:table-cell>
          <table:table-cell table:formula="of:=[.H182]+[.$H$90]" office:value-type="float" office:value="0.010436095893" calcext:value-type="float">
            <text:p>0.0104360959</text:p>
          </table:table-cell>
          <table:table-cell table:formula="of:=1/SQRT([.A182])" office:value-type="float" office:value="0.00492044004085231" calcext:value-type="float">
            <text:p>0.00492044</text:p>
          </table:table-cell>
          <table:table-cell office:value-type="float" office:value="0.000001095893" calcext:value-type="float">
            <text:p>1.095893E-06</text:p>
          </table:table-cell>
          <table:table-cell office:value-type="float" office:value="405.177" calcext:value-type="float">
            <text:p>405.177</text:p>
          </table:table-cell>
          <table:table-cell table:number-columns-repeated="2"/>
          <table:table-cell office:value-type="float" office:value="0.000001095893" calcext:value-type="float">
            <text:p>1.10E-06</text:p>
          </table:table-cell>
          <table:table-cell table:number-columns-repeated="29"/>
        </table:table-row>
        <table:table-row table:style-name="ro1">
          <table:table-cell office:value-type="float" office:value="40956" calcext:value-type="float">
            <text:p>40956</text:p>
          </table:table-cell>
          <table:table-cell table:formula="of:=[.H183]+[.$H$90]" office:value-type="float" office:value="0.010444458909" calcext:value-type="float">
            <text:p>0.0104444589</text:p>
          </table:table-cell>
          <table:table-cell table:formula="of:=1/SQRT([.A183])" office:value-type="float" office:value="0.004941300124324" calcext:value-type="float">
            <text:p>0.0049413001</text:p>
          </table:table-cell>
          <table:table-cell office:value-type="float" office:value="0.000009458909" calcext:value-type="float">
            <text:p>9.458909E-06</text:p>
          </table:table-cell>
          <table:table-cell office:value-type="float" office:value="450.9437" calcext:value-type="float">
            <text:p>450.9437</text:p>
          </table:table-cell>
          <table:table-cell table:number-columns-repeated="2"/>
          <table:table-cell office:value-type="float" office:value="0.000009458909" calcext:value-type="float">
            <text:p>9.46E-06</text:p>
          </table:table-cell>
          <table:table-cell table:number-columns-repeated="29"/>
        </table:table-row>
        <table:table-row table:style-name="ro1">
          <table:table-cell office:value-type="float" office:value="40956" calcext:value-type="float">
            <text:p>40956</text:p>
          </table:table-cell>
          <table:table-cell table:formula="of:=[.H184]+[.$H$90]" office:value-type="float" office:value="0.010444458909" calcext:value-type="float">
            <text:p>0.0104444589</text:p>
          </table:table-cell>
          <table:table-cell table:formula="of:=1/SQRT([.A184])" office:value-type="float" office:value="0.004941300124324" calcext:value-type="float">
            <text:p>0.0049413001</text:p>
          </table:table-cell>
          <table:table-cell office:value-type="float" office:value="0.000009458909" calcext:value-type="float">
            <text:p>9.458909E-06</text:p>
          </table:table-cell>
          <table:table-cell office:value-type="float" office:value="451.2818" calcext:value-type="float">
            <text:p>451.2818</text:p>
          </table:table-cell>
          <table:table-cell table:number-columns-repeated="2"/>
          <table:table-cell office:value-type="float" office:value="0.000009458909" calcext:value-type="float">
            <text:p>9.46E-06</text:p>
          </table:table-cell>
          <table:table-cell table:number-columns-repeated="29"/>
        </table:table-row>
        <table:table-row table:style-name="ro1">
          <table:table-cell office:value-type="float" office:value="57468" calcext:value-type="float">
            <text:p>57468</text:p>
          </table:table-cell>
          <table:table-cell table:formula="of:=[.H185]+[.$H$90]" office:value-type="float" office:value="0.010434269008" calcext:value-type="float">
            <text:p>0.010434269</text:p>
          </table:table-cell>
          <table:table-cell table:formula="of:=1/SQRT([.A185])" office:value-type="float" office:value="0.00417144919376226" calcext:value-type="float">
            <text:p>0.0041714492</text:p>
          </table:table-cell>
          <table:table-cell office:value-type="float" office:value="0.000000730992" calcext:value-type="float">
            <text:p>0.000000731</text:p>
          </table:table-cell>
          <table:table-cell office:value-type="float" office:value="499.7734" calcext:value-type="float">
            <text:p>499.7734</text:p>
          </table:table-cell>
          <table:table-cell table:number-columns-repeated="2"/>
          <table:table-cell office:value-type="float" office:value="-0.000000730992" calcext:value-type="float">
            <text:p>-7.31E-07</text:p>
          </table:table-cell>
          <table:table-cell table:number-columns-repeated="29"/>
        </table:table-row>
        <table:table-row table:style-name="ro1">
          <table:table-cell office:value-type="float" office:value="77640" calcext:value-type="float">
            <text:p>77640</text:p>
          </table:table-cell>
          <table:table-cell table:formula="of:=[.H186]+[.$H$90]" office:value-type="float" office:value="0.0104359081254" calcext:value-type="float">
            <text:p>0.0104359081</text:p>
          </table:table-cell>
          <table:table-cell table:formula="of:=1/SQRT([.A186])" office:value-type="float" office:value="0.00358886594680435" calcext:value-type="float">
            <text:p>0.0035888659</text:p>
          </table:table-cell>
          <table:table-cell office:value-type="float" office:value="0.0000009081254" calcext:value-type="float">
            <text:p>9.081254E-07</text:p>
          </table:table-cell>
          <table:table-cell office:value-type="float" office:value="575.7523" calcext:value-type="float">
            <text:p>575.7523</text:p>
          </table:table-cell>
          <table:table-cell table:number-columns-repeated="2"/>
          <table:table-cell office:value-type="float" office:value="0.0000009081254" calcext:value-type="float">
            <text:p>9.08E-07</text:p>
          </table:table-cell>
          <table:table-cell table:number-columns-repeated="29"/>
        </table:table-row>
        <table:table-row table:style-name="ro1">
          <table:table-cell office:value-type="float" office:value="79776" calcext:value-type="float">
            <text:p>79776</text:p>
          </table:table-cell>
          <table:table-cell table:formula="of:=[.H187]+[.$H$90]" office:value-type="float" office:value="0.010436089867" calcext:value-type="float">
            <text:p>0.0104360899</text:p>
          </table:table-cell>
          <table:table-cell table:formula="of:=1/SQRT([.A187])" office:value-type="float" office:value="0.00354049407218406" calcext:value-type="float">
            <text:p>0.0035404941</text:p>
          </table:table-cell>
          <table:table-cell office:value-type="float" office:value="0.000001089867" calcext:value-type="float">
            <text:p>1.089867E-06</text:p>
          </table:table-cell>
          <table:table-cell office:value-type="float" office:value="692.8346" calcext:value-type="float">
            <text:p>692.8346</text:p>
          </table:table-cell>
          <table:table-cell table:number-columns-repeated="2"/>
          <table:table-cell office:value-type="float" office:value="0.000001089867" calcext:value-type="float">
            <text:p>1.09E-06</text:p>
          </table:table-cell>
          <table:table-cell table:number-columns-repeated="29"/>
        </table:table-row>
        <table:table-row table:style-name="ro1">
          <table:table-cell office:value-type="float" office:value="79944" calcext:value-type="float">
            <text:p>79944</text:p>
          </table:table-cell>
          <table:table-cell table:formula="of:=[.H188]+[.$H$90]" office:value-type="float" office:value="0.01044576668" calcext:value-type="float">
            <text:p>0.0104457667</text:p>
          </table:table-cell>
          <table:table-cell table:formula="of:=1/SQRT([.A188])" office:value-type="float" office:value="0.00353677199283337" calcext:value-type="float">
            <text:p>0.003536772</text:p>
          </table:table-cell>
          <table:table-cell office:value-type="float" office:value="0.00001076668" calcext:value-type="float">
            <text:p>1.076668E-05</text:p>
          </table:table-cell>
          <table:table-cell office:value-type="float" office:value="801.6297" calcext:value-type="float">
            <text:p>801.6297</text:p>
          </table:table-cell>
          <table:table-cell table:number-columns-repeated="2"/>
          <table:table-cell office:value-type="float" office:value="0.00001076668" calcext:value-type="float">
            <text:p>1.08E-05</text:p>
          </table:table-cell>
          <table:table-cell table:number-columns-repeated="29"/>
        </table:table-row>
        <table:table-row table:style-name="ro1">
          <table:table-cell office:value-type="float" office:value="81984" calcext:value-type="float">
            <text:p>81984</text:p>
          </table:table-cell>
          <table:table-cell table:formula="of:=[.H189]+[.$H$90]" office:value-type="float" office:value="0.010436596819" calcext:value-type="float">
            <text:p>0.0104365968</text:p>
          </table:table-cell>
          <table:table-cell table:formula="of:=1/SQRT([.A189])" office:value-type="float" office:value="0.00349249222641945" calcext:value-type="float">
            <text:p>0.0034924922</text:p>
          </table:table-cell>
          <table:table-cell office:value-type="float" office:value="0.000001596819" calcext:value-type="float">
            <text:p>1.596819E-06</text:p>
          </table:table-cell>
          <table:table-cell office:value-type="float" office:value="924.6925" calcext:value-type="float">
            <text:p>924.6925</text:p>
          </table:table-cell>
          <table:table-cell table:number-columns-repeated="2"/>
          <table:table-cell office:value-type="float" office:value="0.000001596819" calcext:value-type="float">
            <text:p>1.60E-06</text:p>
          </table:table-cell>
          <table:table-cell table:number-columns-repeated="29"/>
        </table:table-row>
        <table:table-row table:style-name="ro1">
          <table:table-cell office:value-type="float" office:value="82068" calcext:value-type="float">
            <text:p>82068</text:p>
          </table:table-cell>
          <table:table-cell table:formula="of:=[.H190]+[.$H$90]" office:value-type="float" office:value="0.010439371381" calcext:value-type="float">
            <text:p>0.0104393714</text:p>
          </table:table-cell>
          <table:table-cell table:formula="of:=1/SQRT([.A190])" office:value-type="float" office:value="0.00349070441354243" calcext:value-type="float">
            <text:p>0.0034907044</text:p>
          </table:table-cell>
          <table:table-cell office:value-type="float" office:value="0.000004371381" calcext:value-type="float">
            <text:p>4.371381E-06</text:p>
          </table:table-cell>
          <table:table-cell office:value-type="float" office:value="1059.246" calcext:value-type="float">
            <text:p>1059.246</text:p>
          </table:table-cell>
          <table:table-cell table:number-columns-repeated="2"/>
          <table:table-cell office:value-type="float" office:value="0.000004371381" calcext:value-type="float">
            <text:p>4.37E-06</text:p>
          </table:table-cell>
          <table:table-cell table:number-columns-repeated="29"/>
        </table:table-row>
        <table:table-row table:style-name="ro1">
          <table:table-cell office:value-type="float" office:value="81636" calcext:value-type="float">
            <text:p>81636</text:p>
          </table:table-cell>
          <table:table-cell table:formula="of:=[.H191]+[.$H$90]" office:value-type="float" office:value="0.010438921267" calcext:value-type="float">
            <text:p>0.0104389213</text:p>
          </table:table-cell>
          <table:table-cell table:formula="of:=1/SQRT([.A191])" office:value-type="float" office:value="0.00349992825220624" calcext:value-type="float">
            <text:p>0.0034999283</text:p>
          </table:table-cell>
          <table:table-cell office:value-type="float" office:value="0.000003921267" calcext:value-type="float">
            <text:p>3.921267E-06</text:p>
          </table:table-cell>
          <table:table-cell office:value-type="float" office:value="1172.864" calcext:value-type="float">
            <text:p>1172.864</text:p>
          </table:table-cell>
          <table:table-cell table:number-columns-repeated="2"/>
          <table:table-cell office:value-type="float" office:value="0.000003921267" calcext:value-type="float">
            <text:p>3.92E-06</text:p>
          </table:table-cell>
          <table:table-cell table:number-columns-repeated="29"/>
        </table:table-row>
        <table:table-row table:style-name="ro1">
          <table:table-cell office:value-type="float" office:value="81726" calcext:value-type="float">
            <text:p>81726</text:p>
          </table:table-cell>
          <table:table-cell table:formula="of:=[.H192]+[.$H$90]" office:value-type="float" office:value="0.010442701445" calcext:value-type="float">
            <text:p>0.0104427014</text:p>
          </table:table-cell>
          <table:table-cell table:formula="of:=1/SQRT([.A192])" office:value-type="float" office:value="0.00349800058958105" calcext:value-type="float">
            <text:p>0.0034980006</text:p>
          </table:table-cell>
          <table:table-cell office:value-type="float" office:value="0.000007701445" calcext:value-type="float">
            <text:p>7.701445E-06</text:p>
          </table:table-cell>
          <table:table-cell office:value-type="float" office:value="1281.629" calcext:value-type="float">
            <text:p>1281.629</text:p>
          </table:table-cell>
          <table:table-cell table:number-columns-repeated="2"/>
          <table:table-cell office:value-type="float" office:value="0.000007701445" calcext:value-type="float">
            <text:p>7.70E-06</text:p>
          </table:table-cell>
          <table:table-cell table:number-columns-repeated="29"/>
        </table:table-row>
        <table:table-row table:style-name="ro1">
          <table:table-cell office:value-type="float" office:value="82830" calcext:value-type="float">
            <text:p>82830</text:p>
          </table:table-cell>
          <table:table-cell table:formula="of:=[.H193]+[.$H$90]" office:value-type="float" office:value="0.01045774126" calcext:value-type="float">
            <text:p>0.0104577413</text:p>
          </table:table-cell>
          <table:table-cell table:formula="of:=1/SQRT([.A193])" office:value-type="float" office:value="0.00347461083280622" calcext:value-type="float">
            <text:p>0.0034746108</text:p>
          </table:table-cell>
          <table:table-cell office:value-type="float" office:value="0.00002274126" calcext:value-type="float">
            <text:p>2.274126E-05</text:p>
          </table:table-cell>
          <table:table-cell office:value-type="float" office:value="1404.785" calcext:value-type="float">
            <text:p>1404.785</text:p>
          </table:table-cell>
          <table:table-cell table:number-columns-repeated="2"/>
          <table:table-cell office:value-type="float" office:value="0.00002274126" calcext:value-type="float">
            <text:p>2.27E-05</text:p>
          </table:table-cell>
          <table:table-cell table:number-columns-repeated="29"/>
        </table:table-row>
        <table:table-row table:style-name="ro1">
          <table:table-cell office:value-type="float" office:value="83586" calcext:value-type="float">
            <text:p>83586</text:p>
          </table:table-cell>
          <table:table-cell table:formula="of:=[.H194]+[.$H$90]" office:value-type="float" office:value="0.01045020569" calcext:value-type="float">
            <text:p>0.0104502057</text:p>
          </table:table-cell>
          <table:table-cell table:formula="of:=1/SQRT([.A194])" office:value-type="float" office:value="0.00345886194908384" calcext:value-type="float">
            <text:p>0.0034588619</text:p>
          </table:table-cell>
          <table:table-cell office:value-type="float" office:value="0.00001520569" calcext:value-type="float">
            <text:p>1.520569E-05</text:p>
          </table:table-cell>
          <table:table-cell office:value-type="float" office:value="1517.074" calcext:value-type="float">
            <text:p>1517.074</text:p>
          </table:table-cell>
          <table:table-cell table:number-columns-repeated="2"/>
          <table:table-cell office:value-type="float" office:value="0.00001520569" calcext:value-type="float">
            <text:p>1.52E-05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MOESS P3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table:style-name="Default" office:value-type="string" calcext:value-type="string">
            <text:p>Cd Error Signed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ork</text:p>
          </table:table-cell>
          <table:table-cell table:number-columns-repeated="22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[.H198]+[.$H$90]" office:value-type="float" office:value="0.012106085" calcext:value-type="float">
            <text:p>0.012106085</text:p>
          </table:table-cell>
          <table:table-cell table:formula="of:=1/SQRT([.A198])" office:value-type="float" office:value="0.0146332758571905" calcext:value-type="float">
            <text:p>0.0146332759</text:p>
          </table:table-cell>
          <table:table-cell office:value-type="float" office:value="0.001671085" calcext:value-type="float">
            <text:p>0.001671085</text:p>
          </table:table-cell>
          <table:table-cell office:value-type="float" office:value="0.3812086" calcext:value-type="float">
            <text:p>0.3812086</text:p>
          </table:table-cell>
          <table:table-cell table:number-columns-repeated="2"/>
          <table:table-cell office:value-type="float" office:value="0.001671085" calcext:value-type="float">
            <text:p>1.67E-03</text:p>
          </table:table-cell>
          <table:table-cell/>
          <table:table-cell office:value-type="string" calcext:value-type="string">
            <text:p>Slope 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198]" office:value-type="float" office:value="0.0146332758571905" calcext:value-type="float">
            <text:p>1.46332759E-02</text:p>
          </table:table-cell>
          <table:table-cell table:style-name="ce5" table:formula="of:=[.D205]/2" office:value-type="float" office:value="0.00025618235" calcext:value-type="float">
            <text:p>2.56E-004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[.H199]+[.$H$90]" office:value-type="float" office:value="0.017154369" calcext:value-type="float">
            <text:p>0.017154369</text:p>
          </table:table-cell>
          <table:table-cell table:formula="of:=1/SQRT([.A199])" office:value-type="float" office:value="0.0118345267082788" calcext:value-type="float">
            <text:p>0.0118345267</text:p>
          </table:table-cell>
          <table:table-cell office:value-type="float" office:value="0.006719369" calcext:value-type="float">
            <text:p>0.006719369</text:p>
          </table:table-cell>
          <table:table-cell office:value-type="float" office:value="1.410178" calcext:value-type="float">
            <text:p>1.410178</text:p>
          </table:table-cell>
          <table:table-cell table:number-columns-repeated="2"/>
          <table:table-cell office:value-type="float" office:value="0.006719369" calcext:value-type="float">
            <text:p>6.72E-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[.C230]" office:value-type="float" office:value="0.00356733576341914" calcext:value-type="float">
            <text:p>3.56733576E-03</text:p>
          </table:table-cell>
          <table:table-cell table:formula="of:=10^(LOG([.N198])+[.J199]*(LOG([.M199])-LOG([.M198])))" office:value-type="float" office:value="0.0000000537729389555087" calcext:value-type="float">
            <text:p>5.37729389555087E-08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formula="of:=[.H200]+[.$H$90]" office:value-type="float" office:value="0.016202491" calcext:value-type="float">
            <text:p>0.016202491</text:p>
          </table:table-cell>
          <table:table-cell table:formula="of:=1/SQRT([.A200])" office:value-type="float" office:value="0.00983421572060825" calcext:value-type="float">
            <text:p>0.0098342157</text:p>
          </table:table-cell>
          <table:table-cell office:value-type="float" office:value="0.005767491" calcext:value-type="float">
            <text:p>0.005767491</text:p>
          </table:table-cell>
          <table:table-cell office:value-type="float" office:value="3.468982" calcext:value-type="float">
            <text:p>3.468982</text:p>
          </table:table-cell>
          <table:table-cell table:number-columns-repeated="2"/>
          <table:table-cell office:value-type="float" office:value="0.005767491" calcext:value-type="float">
            <text:p>5.77E-03</text:p>
          </table:table-cell>
          <table:table-cell table:number-columns-repeated="29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formula="of:=[.H201]+[.$H$90]" office:value-type="float" office:value="0.018510253" calcext:value-type="float">
            <text:p>0.018510253</text:p>
          </table:table-cell>
          <table:table-cell table:formula="of:=1/SQRT([.A201])" office:value-type="float" office:value="0.00971285862357264" calcext:value-type="float">
            <text:p>0.0097128586</text:p>
          </table:table-cell>
          <table:table-cell office:value-type="float" office:value="0.008075253" calcext:value-type="float">
            <text:p>0.008075253</text:p>
          </table:table-cell>
          <table:table-cell office:value-type="float" office:value="8.421237" calcext:value-type="float">
            <text:p>8.421237</text:p>
          </table:table-cell>
          <table:table-cell table:number-columns-repeated="2"/>
          <table:table-cell office:value-type="float" office:value="0.008075253" calcext:value-type="float">
            <text:p>8.08E-03</text:p>
          </table:table-cell>
          <table:table-cell table:number-columns-repeated="29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formula="of:=[.H202]+[.$H$90]" office:value-type="float" office:value="0.012598481" calcext:value-type="float">
            <text:p>0.012598481</text:p>
          </table:table-cell>
          <table:table-cell table:formula="of:=1/SQRT([.A202])" office:value-type="float" office:value="0.0096764124964523" calcext:value-type="float">
            <text:p>0.0096764125</text:p>
          </table:table-cell>
          <table:table-cell office:value-type="float" office:value="0.002163481" calcext:value-type="float">
            <text:p>0.002163481</text:p>
          </table:table-cell>
          <table:table-cell office:value-type="float" office:value="35.54088" calcext:value-type="float">
            <text:p>35.54088</text:p>
          </table:table-cell>
          <table:table-cell table:number-columns-repeated="2"/>
          <table:table-cell office:value-type="float" office:value="0.002163481" calcext:value-type="float">
            <text:p>2.16E-03</text:p>
          </table:table-cell>
          <table:table-cell table:number-columns-repeated="29"/>
        </table:table-row>
        <table:table-row table:style-name="ro1">
          <table:table-cell office:value-type="float" office:value="10990" calcext:value-type="float">
            <text:p>10990</text:p>
          </table:table-cell>
          <table:table-cell table:formula="of:=[.H203]+[.$H$90]" office:value-type="float" office:value="0.004235501" calcext:value-type="float">
            <text:p>0.004235501</text:p>
          </table:table-cell>
          <table:table-cell table:formula="of:=1/SQRT([.A203])" office:value-type="float" office:value="0.00953896277050255" calcext:value-type="float">
            <text:p>0.0095389628</text:p>
          </table:table-cell>
          <table:table-cell office:value-type="float" office:value="0.006199499" calcext:value-type="float">
            <text:p>0.006199499</text:p>
          </table:table-cell>
          <table:table-cell office:value-type="float" office:value="51.62566" calcext:value-type="float">
            <text:p>51.62566</text:p>
          </table:table-cell>
          <table:table-cell table:number-columns-repeated="2"/>
          <table:table-cell office:value-type="float" office:value="-0.006199499" calcext:value-type="float">
            <text:p>-6.20E-03</text:p>
          </table:table-cell>
          <table:table-cell table:number-columns-repeated="29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formula="of:=[.H204]+[.$H$90]" office:value-type="float" office:value="0.005604608" calcext:value-type="float">
            <text:p>0.005604608</text:p>
          </table:table-cell>
          <table:table-cell table:formula="of:=1/SQRT([.A204])" office:value-type="float" office:value="0.0096764124964523" calcext:value-type="float">
            <text:p>0.0096764125</text:p>
          </table:table-cell>
          <table:table-cell office:value-type="float" office:value="0.004830392" calcext:value-type="float">
            <text:p>0.004830392</text:p>
          </table:table-cell>
          <table:table-cell office:value-type="float" office:value="59.70808" calcext:value-type="float">
            <text:p>59.70808</text:p>
          </table:table-cell>
          <table:table-cell table:number-columns-repeated="2"/>
          <table:table-cell office:value-type="float" office:value="-0.004830392" calcext:value-type="float">
            <text:p>-4.83E-03</text:p>
          </table:table-cell>
          <table:table-cell table:number-columns-repeated="29"/>
        </table:table-row>
        <table:table-row table:style-name="ro1">
          <table:table-cell office:value-type="float" office:value="10740" calcext:value-type="float">
            <text:p>10740</text:p>
          </table:table-cell>
          <table:table-cell table:formula="of:=[.H205]+[.$H$90]" office:value-type="float" office:value="0.0099226353" calcext:value-type="float">
            <text:p>0.0099226353</text:p>
          </table:table-cell>
          <table:table-cell table:formula="of:=1/SQRT([.A205])" office:value-type="float" office:value="0.00964934555533081" calcext:value-type="float">
            <text:p>0.0096493456</text:p>
          </table:table-cell>
          <table:table-cell office:value-type="float" office:value="0.0005123647" calcext:value-type="float">
            <text:p>0.0005123647</text:p>
          </table:table-cell>
          <table:table-cell office:value-type="float" office:value="69.96721" calcext:value-type="float">
            <text:p>69.96721</text:p>
          </table:table-cell>
          <table:table-cell table:number-columns-repeated="2"/>
          <table:table-cell office:value-type="float" office:value="-0.0005123647" calcext:value-type="float">
            <text:p>-5.12E-04</text:p>
          </table:table-cell>
          <table:table-cell table:number-columns-repeated="29"/>
        </table:table-row>
        <table:table-row table:style-name="ro1">
          <table:table-cell office:value-type="float" office:value="10660" calcext:value-type="float">
            <text:p>10660</text:p>
          </table:table-cell>
          <table:table-cell table:formula="of:=[.H206]+[.$H$90]" office:value-type="float" office:value="0.0102924034" calcext:value-type="float">
            <text:p>0.0102924034</text:p>
          </table:table-cell>
          <table:table-cell table:formula="of:=1/SQRT([.A206])" office:value-type="float" office:value="0.00968548555282575" calcext:value-type="float">
            <text:p>0.0096854856</text:p>
          </table:table-cell>
          <table:table-cell office:value-type="float" office:value="0.0001425966" calcext:value-type="float">
            <text:p>0.0001425966</text:p>
          </table:table-cell>
          <table:table-cell office:value-type="float" office:value="80.19819" calcext:value-type="float">
            <text:p>80.19819</text:p>
          </table:table-cell>
          <table:table-cell table:number-columns-repeated="2"/>
          <table:table-cell office:value-type="float" office:value="-0.0001425966" calcext:value-type="float">
            <text:p>-1.43E-04</text:p>
          </table:table-cell>
          <table:table-cell table:number-columns-repeated="29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formula="of:=[.H207]+[.$H$90]" office:value-type="float" office:value="0.01041134959" calcext:value-type="float">
            <text:p>0.0104113496</text:p>
          </table:table-cell>
          <table:table-cell table:formula="of:=1/SQRT([.A207])" office:value-type="float" office:value="0.00973584767022471" calcext:value-type="float">
            <text:p>0.0097358477</text:p>
          </table:table-cell>
          <table:table-cell office:value-type="float" office:value="0.00002365041" calcext:value-type="float">
            <text:p>2.365041E-05</text:p>
          </table:table-cell>
          <table:table-cell office:value-type="float" office:value="88.88579" calcext:value-type="float">
            <text:p>88.88579</text:p>
          </table:table-cell>
          <table:table-cell table:number-columns-repeated="2"/>
          <table:table-cell office:value-type="float" office:value="-0.00002365041" calcext:value-type="float">
            <text:p>-2.37E-05</text:p>
          </table:table-cell>
          <table:table-cell table:number-columns-repeated="29"/>
        </table:table-row>
        <table:table-row table:style-name="ro1">
          <table:table-cell office:value-type="float" office:value="10730" calcext:value-type="float">
            <text:p>10730</text:p>
          </table:table-cell>
          <table:table-cell table:formula="of:=[.H208]+[.$H$90]" office:value-type="float" office:value="0.01042371134" calcext:value-type="float">
            <text:p>0.0104237113</text:p>
          </table:table-cell>
          <table:table-cell table:formula="of:=1/SQRT([.A208])" office:value-type="float" office:value="0.00965384094134468" calcext:value-type="float">
            <text:p>0.0096538409</text:p>
          </table:table-cell>
          <table:table-cell office:value-type="float" office:value="0.00001128866" calcext:value-type="float">
            <text:p>1.128866E-05</text:p>
          </table:table-cell>
          <table:table-cell office:value-type="float" office:value="96.41391" calcext:value-type="float">
            <text:p>96.41391</text:p>
          </table:table-cell>
          <table:table-cell table:number-columns-repeated="2"/>
          <table:table-cell office:value-type="float" office:value="-0.00001128866" calcext:value-type="float">
            <text:p>-1.13E-05</text:p>
          </table:table-cell>
          <table:table-cell table:number-columns-repeated="29"/>
        </table:table-row>
        <table:table-row table:style-name="ro1">
          <table:table-cell office:value-type="float" office:value="10730" calcext:value-type="float">
            <text:p>10730</text:p>
          </table:table-cell>
          <table:table-cell table:formula="of:=[.H209]+[.$H$90]" office:value-type="float" office:value="0.01042371134" calcext:value-type="float">
            <text:p>0.0104237113</text:p>
          </table:table-cell>
          <table:table-cell table:formula="of:=1/SQRT([.A209])" office:value-type="float" office:value="0.00965384094134468" calcext:value-type="float">
            <text:p>0.0096538409</text:p>
          </table:table-cell>
          <table:table-cell office:value-type="float" office:value="0.00001128866" calcext:value-type="float">
            <text:p>1.128866E-05</text:p>
          </table:table-cell>
          <table:table-cell office:value-type="float" office:value="96.52744" calcext:value-type="float">
            <text:p>96.52744</text:p>
          </table:table-cell>
          <table:table-cell table:number-columns-repeated="2"/>
          <table:table-cell office:value-type="float" office:value="-0.00001128866" calcext:value-type="float">
            <text:p>-1.13E-05</text:p>
          </table:table-cell>
          <table:table-cell table:number-columns-repeated="29"/>
        </table:table-row>
        <table:table-row table:style-name="ro1">
          <table:table-cell office:value-type="float" office:value="16240" calcext:value-type="float">
            <text:p>16240</text:p>
          </table:table-cell>
          <table:table-cell table:formula="of:=[.H210]+[.$H$90]" office:value-type="float" office:value="0.01040631132" calcext:value-type="float">
            <text:p>0.0104063113</text:p>
          </table:table-cell>
          <table:table-cell table:formula="of:=1/SQRT([.A210])" office:value-type="float" office:value="0.00784706025717931" calcext:value-type="float">
            <text:p>0.0078470603</text:p>
          </table:table-cell>
          <table:table-cell office:value-type="float" office:value="0.00002868868" calcext:value-type="float">
            <text:p>2.868868E-05</text:p>
          </table:table-cell>
          <table:table-cell office:value-type="float" office:value="105.8846" calcext:value-type="float">
            <text:p>105.8846</text:p>
          </table:table-cell>
          <table:table-cell table:number-columns-repeated="2"/>
          <table:table-cell office:value-type="float" office:value="-0.00002868868" calcext:value-type="float">
            <text:p>-2.87E-05</text:p>
          </table:table-cell>
          <table:table-cell table:number-columns-repeated="29"/>
        </table:table-row>
        <table:table-row table:style-name="ro1">
          <table:table-cell office:value-type="float" office:value="19680" calcext:value-type="float">
            <text:p>19680</text:p>
          </table:table-cell>
          <table:table-cell table:formula="of:=[.H211]+[.$H$90]" office:value-type="float" office:value="0.01043285984" calcext:value-type="float">
            <text:p>0.0104328598</text:p>
          </table:table-cell>
          <table:table-cell table:formula="of:=1/SQRT([.A211])" office:value-type="float" office:value="0.00712832435640251" calcext:value-type="float">
            <text:p>0.0071283244</text:p>
          </table:table-cell>
          <table:table-cell office:value-type="float" office:value="0.00000214016" calcext:value-type="float">
            <text:p>2.14016E-06</text:p>
          </table:table-cell>
          <table:table-cell office:value-type="float" office:value="116.0088" calcext:value-type="float">
            <text:p>116.0088</text:p>
          </table:table-cell>
          <table:table-cell table:number-columns-repeated="2"/>
          <table:table-cell office:value-type="float" office:value="-0.00000214016" calcext:value-type="float">
            <text:p>-2.14E-06</text:p>
          </table:table-cell>
          <table:table-cell table:number-columns-repeated="29"/>
        </table:table-row>
        <table:table-row table:style-name="ro1">
          <table:table-cell office:value-type="float" office:value="20230" calcext:value-type="float">
            <text:p>20230</text:p>
          </table:table-cell>
          <table:table-cell table:formula="of:=[.H212]+[.$H$90]" office:value-type="float" office:value="0.010436487216" calcext:value-type="float">
            <text:p>0.0104364872</text:p>
          </table:table-cell>
          <table:table-cell table:formula="of:=1/SQRT([.A212])" office:value-type="float" office:value="0.00703075652549643" calcext:value-type="float">
            <text:p>0.0070307565</text:p>
          </table:table-cell>
          <table:table-cell office:value-type="float" office:value="0.000001487216" calcext:value-type="float">
            <text:p>1.487216E-06</text:p>
          </table:table-cell>
          <table:table-cell office:value-type="float" office:value="127.278" calcext:value-type="float">
            <text:p>127.278</text:p>
          </table:table-cell>
          <table:table-cell table:number-columns-repeated="2"/>
          <table:table-cell office:value-type="float" office:value="0.000001487216" calcext:value-type="float">
            <text:p>1.49E-06</text:p>
          </table:table-cell>
          <table:table-cell table:number-columns-repeated="29"/>
        </table:table-row>
        <table:table-row table:style-name="ro1">
          <table:table-cell office:value-type="float" office:value="20750" calcext:value-type="float">
            <text:p>20750</text:p>
          </table:table-cell>
          <table:table-cell table:formula="of:=[.H213]+[.$H$90]" office:value-type="float" office:value="0.010436910946" calcext:value-type="float">
            <text:p>0.0104369109</text:p>
          </table:table-cell>
          <table:table-cell table:formula="of:=1/SQRT([.A213])" office:value-type="float" office:value="0.00694210134500623" calcext:value-type="float">
            <text:p>0.0069421013</text:p>
          </table:table-cell>
          <table:table-cell office:value-type="float" office:value="0.000001910946" calcext:value-type="float">
            <text:p>1.910946E-06</text:p>
          </table:table-cell>
          <table:table-cell office:value-type="float" office:value="142.556" calcext:value-type="float">
            <text:p>142.556</text:p>
          </table:table-cell>
          <table:table-cell table:number-columns-repeated="2"/>
          <table:table-cell office:value-type="float" office:value="0.000001910946" calcext:value-type="float">
            <text:p>1.91E-06</text:p>
          </table:table-cell>
          <table:table-cell table:number-columns-repeated="29"/>
        </table:table-row>
        <table:table-row table:style-name="ro1">
          <table:table-cell office:value-type="float" office:value="20970" calcext:value-type="float">
            <text:p>20970</text:p>
          </table:table-cell>
          <table:table-cell table:formula="of:=[.H214]+[.$H$90]" office:value-type="float" office:value="0.01046410152" calcext:value-type="float">
            <text:p>0.0104641015</text:p>
          </table:table-cell>
          <table:table-cell table:formula="of:=1/SQRT([.A214])" office:value-type="float" office:value="0.00690558992054201" calcext:value-type="float">
            <text:p>0.0069055899</text:p>
          </table:table-cell>
          <table:table-cell office:value-type="float" office:value="0.00002910152" calcext:value-type="float">
            <text:p>2.910152E-05</text:p>
          </table:table-cell>
          <table:table-cell office:value-type="float" office:value="155.9499" calcext:value-type="float">
            <text:p>155.9499</text:p>
          </table:table-cell>
          <table:table-cell table:number-columns-repeated="2"/>
          <table:table-cell office:value-type="float" office:value="0.00002910152" calcext:value-type="float">
            <text:p>2.91E-05</text:p>
          </table:table-cell>
          <table:table-cell table:number-columns-repeated="29"/>
        </table:table-row>
        <table:table-row table:style-name="ro1">
          <table:table-cell office:value-type="float" office:value="21370" calcext:value-type="float">
            <text:p>21370</text:p>
          </table:table-cell>
          <table:table-cell table:formula="of:=[.H215]+[.$H$90]" office:value-type="float" office:value="0.0104346583261" calcext:value-type="float">
            <text:p>0.0104346583</text:p>
          </table:table-cell>
          <table:table-cell table:formula="of:=1/SQRT([.A215])" office:value-type="float" office:value="0.00684065580406351" calcext:value-type="float">
            <text:p>0.0068406558</text:p>
          </table:table-cell>
          <table:table-cell office:value-type="float" office:value="0.0000003416739" calcext:value-type="float">
            <text:p>3.416739E-07</text:p>
          </table:table-cell>
          <table:table-cell office:value-type="float" office:value="169.3593" calcext:value-type="float">
            <text:p>169.3593</text:p>
          </table:table-cell>
          <table:table-cell table:number-columns-repeated="2"/>
          <table:table-cell office:value-type="float" office:value="-0.0000003416739" calcext:value-type="float">
            <text:p>-3.42E-07</text:p>
          </table:table-cell>
          <table:table-cell table:number-columns-repeated="29"/>
        </table:table-row>
        <table:table-row table:style-name="ro1">
          <table:table-cell office:value-type="float" office:value="21170" calcext:value-type="float">
            <text:p>21170</text:p>
          </table:table-cell>
          <table:table-cell table:formula="of:=[.H216]+[.$H$90]" office:value-type="float" office:value="0.0104353937272" calcext:value-type="float">
            <text:p>0.0104353937</text:p>
          </table:table-cell>
          <table:table-cell table:formula="of:=1/SQRT([.A216])" office:value-type="float" office:value="0.00687289281487645" calcext:value-type="float">
            <text:p>0.0068728928</text:p>
          </table:table-cell>
          <table:table-cell office:value-type="float" office:value="0.0000003937272" calcext:value-type="float">
            <text:p>3.937272E-07</text:p>
          </table:table-cell>
          <table:table-cell office:value-type="float" office:value="182.1051" calcext:value-type="float">
            <text:p>182.1051</text:p>
          </table:table-cell>
          <table:table-cell table:number-columns-repeated="2"/>
          <table:table-cell office:value-type="float" office:value="0.0000003937272" calcext:value-type="float">
            <text:p>3.94E-07</text:p>
          </table:table-cell>
          <table:table-cell table:number-columns-repeated="29"/>
        </table:table-row>
        <table:table-row table:style-name="ro1">
          <table:table-cell office:value-type="float" office:value="21240" calcext:value-type="float">
            <text:p>21240</text:p>
          </table:table-cell>
          <table:table-cell table:formula="of:=[.H217]+[.$H$90]" office:value-type="float" office:value="0.010436165269" calcext:value-type="float">
            <text:p>0.0104361653</text:p>
          </table:table-cell>
          <table:table-cell table:formula="of:=1/SQRT([.A217])" office:value-type="float" office:value="0.00686155807993849" calcext:value-type="float">
            <text:p>0.0068615581</text:p>
          </table:table-cell>
          <table:table-cell office:value-type="float" office:value="0.000001165269" calcext:value-type="float">
            <text:p>1.165269E-06</text:p>
          </table:table-cell>
          <table:table-cell office:value-type="float" office:value="194.9551" calcext:value-type="float">
            <text:p>194.9551</text:p>
          </table:table-cell>
          <table:table-cell table:number-columns-repeated="2"/>
          <table:table-cell office:value-type="float" office:value="0.000001165269" calcext:value-type="float">
            <text:p>1.17E-06</text:p>
          </table:table-cell>
          <table:table-cell table:number-columns-repeated="29"/>
        </table:table-row>
        <table:table-row table:style-name="ro1">
          <table:table-cell office:value-type="float" office:value="21670" calcext:value-type="float">
            <text:p>21670</text:p>
          </table:table-cell>
          <table:table-cell table:formula="of:=[.H218]+[.$H$90]" office:value-type="float" office:value="0.0104356807871" calcext:value-type="float">
            <text:p>0.0104356808</text:p>
          </table:table-cell>
          <table:table-cell table:formula="of:=1/SQRT([.A218])" office:value-type="float" office:value="0.00679313967575825" calcext:value-type="float">
            <text:p>0.0067931397</text:p>
          </table:table-cell>
          <table:table-cell office:value-type="float" office:value="0.0000006807871" calcext:value-type="float">
            <text:p>6.807871E-07</text:p>
          </table:table-cell>
          <table:table-cell office:value-type="float" office:value="212.5228" calcext:value-type="float">
            <text:p>212.5228</text:p>
          </table:table-cell>
          <table:table-cell table:number-columns-repeated="2"/>
          <table:table-cell office:value-type="float" office:value="0.0000006807871" calcext:value-type="float">
            <text:p>6.81E-07</text:p>
          </table:table-cell>
          <table:table-cell table:number-columns-repeated="29"/>
        </table:table-row>
        <table:table-row table:style-name="ro1">
          <table:table-cell office:value-type="float" office:value="21800" calcext:value-type="float">
            <text:p>21800</text:p>
          </table:table-cell>
          <table:table-cell table:formula="of:=[.H219]+[.$H$90]" office:value-type="float" office:value="0.010437089771" calcext:value-type="float">
            <text:p>0.0104370898</text:p>
          </table:table-cell>
          <table:table-cell table:formula="of:=1/SQRT([.A219])" office:value-type="float" office:value="0.00677285461478596" calcext:value-type="float">
            <text:p>0.0067728546</text:p>
          </table:table-cell>
          <table:table-cell office:value-type="float" office:value="0.000002089771" calcext:value-type="float">
            <text:p>2.089771E-06</text:p>
          </table:table-cell>
          <table:table-cell office:value-type="float" office:value="212.7488" calcext:value-type="float">
            <text:p>212.7488</text:p>
          </table:table-cell>
          <table:table-cell table:number-columns-repeated="2"/>
          <table:table-cell office:value-type="float" office:value="0.000002089771" calcext:value-type="float">
            <text:p>2.09E-06</text:p>
          </table:table-cell>
          <table:table-cell table:number-columns-repeated="29"/>
        </table:table-row>
        <table:table-row table:style-name="ro1">
          <table:table-cell office:value-type="float" office:value="31090" calcext:value-type="float">
            <text:p>31090</text:p>
          </table:table-cell>
          <table:table-cell table:formula="of:=[.H220]+[.$H$90]" office:value-type="float" office:value="0.0104354907459" calcext:value-type="float">
            <text:p>0.0104354907</text:p>
          </table:table-cell>
          <table:table-cell table:formula="of:=1/SQRT([.A220])" office:value-type="float" office:value="0.00567139164384463" calcext:value-type="float">
            <text:p>0.0056713916</text:p>
          </table:table-cell>
          <table:table-cell office:value-type="float" office:value="0.0000004907459" calcext:value-type="float">
            <text:p>4.907459E-07</text:p>
          </table:table-cell>
          <table:table-cell office:value-type="float" office:value="230.3028" calcext:value-type="float">
            <text:p>230.3028</text:p>
          </table:table-cell>
          <table:table-cell table:number-columns-repeated="2"/>
          <table:table-cell office:value-type="float" office:value="0.0000004907459" calcext:value-type="float">
            <text:p>4.91E-07</text:p>
          </table:table-cell>
          <table:table-cell table:number-columns-repeated="29"/>
        </table:table-row>
        <table:table-row table:style-name="ro1">
          <table:table-cell office:value-type="float" office:value="40190" calcext:value-type="float">
            <text:p>40190</text:p>
          </table:table-cell>
          <table:table-cell table:formula="of:=[.H221]+[.$H$90]" office:value-type="float" office:value="0.0104352987526" calcext:value-type="float">
            <text:p>0.0104352988</text:p>
          </table:table-cell>
          <table:table-cell table:formula="of:=1/SQRT([.A221])" office:value-type="float" office:value="0.00498816713792447" calcext:value-type="float">
            <text:p>0.0049881671</text:p>
          </table:table-cell>
          <table:table-cell office:value-type="float" office:value="0.0000002987526" calcext:value-type="float">
            <text:p>2.987526E-07</text:p>
          </table:table-cell>
          <table:table-cell office:value-type="float" office:value="256.755" calcext:value-type="float">
            <text:p>256.755</text:p>
          </table:table-cell>
          <table:table-cell table:number-columns-repeated="2"/>
          <table:table-cell office:value-type="float" office:value="0.0000002987526" calcext:value-type="float">
            <text:p>2.99E-07</text:p>
          </table:table-cell>
          <table:table-cell table:number-columns-repeated="29"/>
        </table:table-row>
        <table:table-row table:style-name="ro1">
          <table:table-cell office:value-type="float" office:value="41620" calcext:value-type="float">
            <text:p>41620</text:p>
          </table:table-cell>
          <table:table-cell table:formula="of:=[.H222]+[.$H$90]" office:value-type="float" office:value="0.0104874156" calcext:value-type="float">
            <text:p>0.0104874156</text:p>
          </table:table-cell>
          <table:table-cell table:formula="of:=1/SQRT([.A222])" office:value-type="float" office:value="0.00490172522071118" calcext:value-type="float">
            <text:p>0.0049017252</text:p>
          </table:table-cell>
          <table:table-cell office:value-type="float" office:value="0.0000524156" calcext:value-type="float">
            <text:p>5.24156E-05</text:p>
          </table:table-cell>
          <table:table-cell office:value-type="float" office:value="290.1317" calcext:value-type="float">
            <text:p>290.1317</text:p>
          </table:table-cell>
          <table:table-cell table:number-columns-repeated="2"/>
          <table:table-cell office:value-type="float" office:value="0.0000524156" calcext:value-type="float">
            <text:p>5.24E-05</text:p>
          </table:table-cell>
          <table:table-cell table:number-columns-repeated="29"/>
        </table:table-row>
        <table:table-row table:style-name="ro1">
          <table:table-cell office:value-type="float" office:value="42580" calcext:value-type="float">
            <text:p>42580</text:p>
          </table:table-cell>
          <table:table-cell table:formula="of:=[.H223]+[.$H$90]" office:value-type="float" office:value="0.01044799205" calcext:value-type="float">
            <text:p>0.0104479921</text:p>
          </table:table-cell>
          <table:table-cell table:formula="of:=1/SQRT([.A223])" office:value-type="float" office:value="0.00484615355939921" calcext:value-type="float">
            <text:p>0.0048461536</text:p>
          </table:table-cell>
          <table:table-cell office:value-type="float" office:value="0.00001299205" calcext:value-type="float">
            <text:p>1.299205E-05</text:p>
          </table:table-cell>
          <table:table-cell office:value-type="float" office:value="327.3353" calcext:value-type="float">
            <text:p>327.3353</text:p>
          </table:table-cell>
          <table:table-cell table:number-columns-repeated="2"/>
          <table:table-cell office:value-type="float" office:value="0.00001299205" calcext:value-type="float">
            <text:p>1.30E-05</text:p>
          </table:table-cell>
          <table:table-cell table:number-columns-repeated="29"/>
        </table:table-row>
        <table:table-row table:style-name="ro1">
          <table:table-cell office:value-type="float" office:value="41970" calcext:value-type="float">
            <text:p>41970</text:p>
          </table:table-cell>
          <table:table-cell table:formula="of:=[.H224]+[.$H$90]" office:value-type="float" office:value="0.010435007523841" calcext:value-type="float">
            <text:p>0.0104350075</text:p>
          </table:table-cell>
          <table:table-cell table:formula="of:=1/SQRT([.A224])" office:value-type="float" office:value="0.00488124397757828" calcext:value-type="float">
            <text:p>0.004881244</text:p>
          </table:table-cell>
          <table:table-cell office:value-type="float" office:value="0.000000007523841" calcext:value-type="float">
            <text:p>7.523841E-09</text:p>
          </table:table-cell>
          <table:table-cell office:value-type="float" office:value="363.4613" calcext:value-type="float">
            <text:p>363.4613</text:p>
          </table:table-cell>
          <table:table-cell table:number-columns-repeated="2"/>
          <table:table-cell office:value-type="float" office:value="0.000000007523841" calcext:value-type="float">
            <text:p>7.52E-09</text:p>
          </table:table-cell>
          <table:table-cell table:number-columns-repeated="29"/>
        </table:table-row>
        <table:table-row table:style-name="ro1">
          <table:table-cell office:value-type="float" office:value="41650" calcext:value-type="float">
            <text:p>41650</text:p>
          </table:table-cell>
          <table:table-cell table:formula="of:=[.H225]+[.$H$90]" office:value-type="float" office:value="0.0104351533983" calcext:value-type="float">
            <text:p>0.0104351534</text:p>
          </table:table-cell>
          <table:table-cell table:formula="of:=1/SQRT([.A225])" office:value-type="float" office:value="0.00489995957550025" calcext:value-type="float">
            <text:p>0.0048999596</text:p>
          </table:table-cell>
          <table:table-cell office:value-type="float" office:value="0.0000001533983" calcext:value-type="float">
            <text:p>1.533983E-07</text:p>
          </table:table-cell>
          <table:table-cell office:value-type="float" office:value="396.2872" calcext:value-type="float">
            <text:p>396.2872</text:p>
          </table:table-cell>
          <table:table-cell table:number-columns-repeated="2"/>
          <table:table-cell office:value-type="float" office:value="0.0000001533983" calcext:value-type="float">
            <text:p>1.53E-07</text:p>
          </table:table-cell>
          <table:table-cell table:number-columns-repeated="29"/>
        </table:table-row>
        <table:table-row table:style-name="ro1">
          <table:table-cell office:value-type="float" office:value="41240" calcext:value-type="float">
            <text:p>41240</text:p>
          </table:table-cell>
          <table:table-cell table:formula="of:=[.H226]+[.$H$90]" office:value-type="float" office:value="0.010434865384" calcext:value-type="float">
            <text:p>0.0104348654</text:p>
          </table:table-cell>
          <table:table-cell table:formula="of:=1/SQRT([.A226])" office:value-type="float" office:value="0.00492425655493463" calcext:value-type="float">
            <text:p>0.0049242566</text:p>
          </table:table-cell>
          <table:table-cell office:value-type="float" office:value="0.000000134616" calcext:value-type="float">
            <text:p>1.34616E-07</text:p>
          </table:table-cell>
          <table:table-cell office:value-type="float" office:value="430.4397" calcext:value-type="float">
            <text:p>430.4397</text:p>
          </table:table-cell>
          <table:table-cell table:number-columns-repeated="2"/>
          <table:table-cell office:value-type="float" office:value="-0.000000134616" calcext:value-type="float">
            <text:p>-1.35E-07</text:p>
          </table:table-cell>
          <table:table-cell table:number-columns-repeated="29"/>
        </table:table-row>
        <table:table-row table:style-name="ro1">
          <table:table-cell office:value-type="float" office:value="41220" calcext:value-type="float">
            <text:p>41220</text:p>
          </table:table-cell>
          <table:table-cell table:formula="of:=[.H227]+[.$H$90]" office:value-type="float" office:value="0.0104351368167" calcext:value-type="float">
            <text:p>0.0104351368</text:p>
          </table:table-cell>
          <table:table-cell table:formula="of:=1/SQRT([.A227])" office:value-type="float" office:value="0.00492545103804618" calcext:value-type="float">
            <text:p>0.004925451</text:p>
          </table:table-cell>
          <table:table-cell office:value-type="float" office:value="0.0000001368167" calcext:value-type="float">
            <text:p>1.368167E-07</text:p>
          </table:table-cell>
          <table:table-cell office:value-type="float" office:value="463.7646" calcext:value-type="float">
            <text:p>463.7646</text:p>
          </table:table-cell>
          <table:table-cell table:number-columns-repeated="2"/>
          <table:table-cell office:value-type="float" office:value="0.0000001368167" calcext:value-type="float">
            <text:p>1.37E-07</text:p>
          </table:table-cell>
          <table:table-cell table:number-columns-repeated="29"/>
        </table:table-row>
        <table:table-row table:style-name="ro1">
          <table:table-cell office:value-type="float" office:value="41220" calcext:value-type="float">
            <text:p>41220</text:p>
          </table:table-cell>
          <table:table-cell table:formula="of:=[.H228]+[.$H$90]" office:value-type="float" office:value="0.0104351368167" calcext:value-type="float">
            <text:p>0.0104351368</text:p>
          </table:table-cell>
          <table:table-cell table:formula="of:=1/SQRT([.A228])" office:value-type="float" office:value="0.00492545103804618" calcext:value-type="float">
            <text:p>0.004925451</text:p>
          </table:table-cell>
          <table:table-cell office:value-type="float" office:value="0.0000001368167" calcext:value-type="float">
            <text:p>1.368167E-07</text:p>
          </table:table-cell>
          <table:table-cell office:value-type="float" office:value="464.1914" calcext:value-type="float">
            <text:p>464.1914</text:p>
          </table:table-cell>
          <table:table-cell table:number-columns-repeated="2"/>
          <table:table-cell office:value-type="float" office:value="0.0000001368167" calcext:value-type="float">
            <text:p>1.37E-07</text:p>
          </table:table-cell>
          <table:table-cell table:number-columns-repeated="29"/>
        </table:table-row>
        <table:table-row table:style-name="ro1">
          <table:table-cell office:value-type="float" office:value="57330" calcext:value-type="float">
            <text:p>57330</text:p>
          </table:table-cell>
          <table:table-cell table:formula="of:=[.H229]+[.$H$90]" office:value-type="float" office:value="0.01043502223962" calcext:value-type="float">
            <text:p>0.0104350222</text:p>
          </table:table-cell>
          <table:table-cell table:formula="of:=1/SQRT([.A229])" office:value-type="float" office:value="0.0041764667586049" calcext:value-type="float">
            <text:p>0.0041764668</text:p>
          </table:table-cell>
          <table:table-cell office:value-type="float" office:value="0.00000002223962" calcext:value-type="float">
            <text:p>2.223962E-08</text:p>
          </table:table-cell>
          <table:table-cell office:value-type="float" office:value="503.6036" calcext:value-type="float">
            <text:p>503.6036</text:p>
          </table:table-cell>
          <table:table-cell table:number-columns-repeated="2"/>
          <table:table-cell office:value-type="float" office:value="0.00000002223962" calcext:value-type="float">
            <text:p>2.22E-08</text:p>
          </table:table-cell>
          <table:table-cell table:number-columns-repeated="29"/>
        </table:table-row>
        <table:table-row table:style-name="ro1">
          <table:table-cell office:value-type="float" office:value="78580" calcext:value-type="float">
            <text:p>78580</text:p>
          </table:table-cell>
          <table:table-cell table:formula="of:=[.H230]+[.$H$90]" office:value-type="float" office:value="0.01045173005" calcext:value-type="float">
            <text:p>0.0104517301</text:p>
          </table:table-cell>
          <table:table-cell table:formula="of:=1/SQRT([.A230])" office:value-type="float" office:value="0.00356733576341914" calcext:value-type="float">
            <text:p>0.0035673358</text:p>
          </table:table-cell>
          <table:table-cell office:value-type="float" office:value="0.00001673005" calcext:value-type="float">
            <text:p>1.673005E-05</text:p>
          </table:table-cell>
          <table:table-cell office:value-type="float" office:value="575.9538" calcext:value-type="float">
            <text:p>575.9538</text:p>
          </table:table-cell>
          <table:table-cell table:number-columns-repeated="2"/>
          <table:table-cell office:value-type="float" office:value="0.00001673005" calcext:value-type="float">
            <text:p>1.67E-05</text:p>
          </table:table-cell>
          <table:table-cell table:number-columns-repeated="29"/>
        </table:table-row>
        <table:table-row table:style-name="ro1">
          <table:table-cell office:value-type="float" office:value="80770" calcext:value-type="float">
            <text:p>80770</text:p>
          </table:table-cell>
          <table:table-cell table:formula="of:=[.H231]+[.$H$90]" office:value-type="float" office:value="0.0104342591549" calcext:value-type="float">
            <text:p>0.0104342592</text:p>
          </table:table-cell>
          <table:table-cell table:formula="of:=1/SQRT([.A231])" office:value-type="float" office:value="0.00351864099735156" calcext:value-type="float">
            <text:p>0.003518641</text:p>
          </table:table-cell>
          <table:table-cell office:value-type="float" office:value="0.0000007408451" calcext:value-type="float">
            <text:p>7.408451E-07</text:p>
          </table:table-cell>
          <table:table-cell office:value-type="float" office:value="686.2754" calcext:value-type="float">
            <text:p>686.2754</text:p>
          </table:table-cell>
          <table:table-cell table:number-columns-repeated="2"/>
          <table:table-cell office:value-type="float" office:value="-0.0000007408451" calcext:value-type="float">
            <text:p>-7.41E-07</text:p>
          </table:table-cell>
          <table:table-cell table:number-columns-repeated="29"/>
        </table:table-row>
        <table:table-row table:style-name="ro1">
          <table:table-cell office:value-type="float" office:value="81520" calcext:value-type="float">
            <text:p>81520</text:p>
          </table:table-cell>
          <table:table-cell table:formula="of:=[.H232]+[.$H$90]" office:value-type="float" office:value="0.01043501417803" calcext:value-type="float">
            <text:p>0.0104350142</text:p>
          </table:table-cell>
          <table:table-cell table:formula="of:=1/SQRT([.A232])" office:value-type="float" office:value="0.00350241750240293" calcext:value-type="float">
            <text:p>0.0035024175</text:p>
          </table:table-cell>
          <table:table-cell office:value-type="float" office:value="0.00000001417803" calcext:value-type="float">
            <text:p>1.417803E-08</text:p>
          </table:table-cell>
          <table:table-cell office:value-type="float" office:value="774.6498" calcext:value-type="float">
            <text:p>774.6498</text:p>
          </table:table-cell>
          <table:table-cell table:number-columns-repeated="2"/>
          <table:table-cell office:value-type="float" office:value="0.00000001417803" calcext:value-type="float">
            <text:p>1.42E-08</text:p>
          </table:table-cell>
          <table:table-cell table:number-columns-repeated="29"/>
        </table:table-row>
        <table:table-row table:style-name="ro1">
          <table:table-cell office:value-type="float" office:value="80230" calcext:value-type="float">
            <text:p>80230</text:p>
          </table:table-cell>
          <table:table-cell table:formula="of:=[.H233]+[.$H$90]" office:value-type="float" office:value="0.01043497918127" calcext:value-type="float">
            <text:p>0.0104349792</text:p>
          </table:table-cell>
          <table:table-cell table:formula="of:=1/SQRT([.A233])" office:value-type="float" office:value="0.00353046250852748" calcext:value-type="float">
            <text:p>0.0035304625</text:p>
          </table:table-cell>
          <table:table-cell office:value-type="float" office:value="0.00000002081873" calcext:value-type="float">
            <text:p>2.081873E-08</text:p>
          </table:table-cell>
          <table:table-cell office:value-type="float" office:value="862.3462" calcext:value-type="float">
            <text:p>862.3462</text:p>
          </table:table-cell>
          <table:table-cell table:number-columns-repeated="2"/>
          <table:table-cell office:value-type="float" office:value="-0.00000002081873" calcext:value-type="float">
            <text:p>-2.08E-08</text:p>
          </table:table-cell>
          <table:table-cell table:number-columns-repeated="29"/>
        </table:table-row>
        <table:table-row table:style-name="ro1">
          <table:table-cell office:value-type="float" office:value="79790" calcext:value-type="float">
            <text:p>79790</text:p>
          </table:table-cell>
          <table:table-cell table:formula="of:=[.H234]+[.$H$90]" office:value-type="float" office:value="0.01043507858928" calcext:value-type="float">
            <text:p>0.0104350786</text:p>
          </table:table-cell>
          <table:table-cell table:formula="of:=1/SQRT([.A234])" office:value-type="float" office:value="0.00354018344997914" calcext:value-type="float">
            <text:p>0.0035401834</text:p>
          </table:table-cell>
          <table:table-cell office:value-type="float" office:value="0.00000007858928" calcext:value-type="float">
            <text:p>7.858928E-08</text:p>
          </table:table-cell>
          <table:table-cell office:value-type="float" office:value="953.8381" calcext:value-type="float">
            <text:p>953.8381</text:p>
          </table:table-cell>
          <table:table-cell table:number-columns-repeated="2"/>
          <table:table-cell office:value-type="float" office:value="0.00000007858928" calcext:value-type="float">
            <text:p>7.86E-08</text:p>
          </table:table-cell>
          <table:table-cell table:number-columns-repeated="29"/>
        </table:table-row>
        <table:table-row table:style-name="ro1">
          <table:table-cell office:value-type="float" office:value="78880" calcext:value-type="float">
            <text:p>78880</text:p>
          </table:table-cell>
          <table:table-cell table:formula="of:=[.H235]+[.$H$90]" office:value-type="float" office:value="0.01043502190895" calcext:value-type="float">
            <text:p>0.0104350219</text:p>
          </table:table-cell>
          <table:table-cell table:formula="of:=1/SQRT([.A235])" office:value-type="float" office:value="0.00356054557434928" calcext:value-type="float">
            <text:p>0.0035605456</text:p>
          </table:table-cell>
          <table:table-cell office:value-type="float" office:value="0.00000002190895" calcext:value-type="float">
            <text:p>2.190895E-08</text:p>
          </table:table-cell>
          <table:table-cell office:value-type="float" office:value="1038.314" calcext:value-type="float">
            <text:p>1038.314</text:p>
          </table:table-cell>
          <table:table-cell table:number-columns-repeated="2"/>
          <table:table-cell office:value-type="float" office:value="0.00000002190895" calcext:value-type="float">
            <text:p>2.19E-08</text:p>
          </table:table-cell>
          <table:table-cell table:number-columns-repeated="29"/>
        </table:table-row>
        <table:table-row table:style-name="ro1">
          <table:table-cell office:value-type="float" office:value="78900" calcext:value-type="float">
            <text:p>78900</text:p>
          </table:table-cell>
          <table:table-cell table:formula="of:=[.H236]+[.$H$90]" office:value-type="float" office:value="0.010434017413" calcext:value-type="float">
            <text:p>0.0104340174</text:p>
          </table:table-cell>
          <table:table-cell table:formula="of:=1/SQRT([.A236])" office:value-type="float" office:value="0.00356009427254452" calcext:value-type="float">
            <text:p>0.0035600943</text:p>
          </table:table-cell>
          <table:table-cell office:value-type="float" office:value="0.000000982587" calcext:value-type="float">
            <text:p>9.82587E-07</text:p>
          </table:table-cell>
          <table:table-cell office:value-type="float" office:value="1126.924" calcext:value-type="float">
            <text:p>1126.924</text:p>
          </table:table-cell>
          <table:table-cell table:number-columns-repeated="2"/>
          <table:table-cell office:value-type="float" office:value="-0.000000982587" calcext:value-type="float">
            <text:p>-9.83E-07</text:p>
          </table:table-cell>
          <table:table-cell table:number-columns-repeated="29"/>
        </table:table-row>
        <table:table-row table:style-name="ro1">
          <table:table-cell office:value-type="float" office:value="79900" calcext:value-type="float">
            <text:p>79900</text:p>
          </table:table-cell>
          <table:table-cell table:formula="of:=[.H237]+[.$H$90]" office:value-type="float" office:value="0.010434995010557" calcext:value-type="float">
            <text:p>0.010434995</text:p>
          </table:table-cell>
          <table:table-cell table:formula="of:=1/SQRT([.A237])" office:value-type="float" office:value="0.00353774568838613" calcext:value-type="float">
            <text:p>0.0035377457</text:p>
          </table:table-cell>
          <table:table-cell office:value-type="float" office:value="0.000000004989443" calcext:value-type="float">
            <text:p>0.000000005</text:p>
          </table:table-cell>
          <table:table-cell office:value-type="float" office:value="1220.571" calcext:value-type="float">
            <text:p>1220.571</text:p>
          </table:table-cell>
          <table:table-cell table:number-columns-repeated="2"/>
          <table:table-cell office:value-type="float" office:value="-0.000000004989443" calcext:value-type="float">
            <text:p>-4.99E-09</text:p>
          </table:table-cell>
          <table:table-cell table:number-columns-repeated="29"/>
        </table:table-row>
        <table:table-row table:style-name="ro1">
          <table:table-cell office:value-type="float" office:value="79830" calcext:value-type="float">
            <text:p>79830</text:p>
          </table:table-cell>
          <table:table-cell table:formula="of:=[.H238]+[.$H$90]" office:value-type="float" office:value="0.01043502328884" calcext:value-type="float">
            <text:p>0.0104350233</text:p>
          </table:table-cell>
          <table:table-cell table:formula="of:=1/SQRT([.A238])" office:value-type="float" office:value="0.00353929640825888" calcext:value-type="float">
            <text:p>0.0035392964</text:p>
          </table:table-cell>
          <table:table-cell office:value-type="float" office:value="0.00000002328884" calcext:value-type="float">
            <text:p>2.328884E-08</text:p>
          </table:table-cell>
          <table:table-cell office:value-type="float" office:value="1311.054" calcext:value-type="float">
            <text:p>1311.054</text:p>
          </table:table-cell>
          <table:table-cell table:number-columns-repeated="2"/>
          <table:table-cell office:value-type="float" office:value="0.00000002328884" calcext:value-type="float">
            <text:p>2.33E-08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HangNode P1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table:style-name="Default" office:value-type="string" calcext:value-type="string">
            <text:p>Cd Error Signed</text:p>
          </table:table-cell>
          <table:table-cell table:number-columns-repeated="2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H242]+[.$H$90]" office:value-type="float" office:value="0.005570021" calcext:value-type="float">
            <text:p>0.005570021</text:p>
          </table:table-cell>
          <table:table-cell table:formula="of:=1/SQRT([.A242])" office:value-type="float" office:value="0.0220970869120796" calcext:value-type="float">
            <text:p>0.0220970869</text:p>
          </table:table-cell>
          <table:table-cell office:value-type="float" office:value="0.004864979" calcext:value-type="float">
            <text:p>0.004864979</text:p>
          </table:table-cell>
          <table:table-cell office:value-type="float" office:value="2.195491" calcext:value-type="float">
            <text:p>2.195491</text:p>
          </table:table-cell>
          <table:table-cell table:number-columns-repeated="2"/>
          <table:table-cell office:value-type="float" office:value="-0.004864979" calcext:value-type="float">
            <text:p>-4.86E-03</text:p>
          </table:table-cell>
          <table:table-cell table:number-columns-repeated="29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[.H243]+[.$H$90]" office:value-type="float" office:value="0.01690498" calcext:value-type="float">
            <text:p>0.01690498</text:p>
          </table:table-cell>
          <table:table-cell table:formula="of:=1/SQRT([.A243])" office:value-type="float" office:value="0.019389168358237" calcext:value-type="float">
            <text:p>0.0193891684</text:p>
          </table:table-cell>
          <table:table-cell office:value-type="float" office:value="0.00646998" calcext:value-type="float">
            <text:p>0.00646998</text:p>
          </table:table-cell>
          <table:table-cell office:value-type="float" office:value="4.064687" calcext:value-type="float">
            <text:p>4.064687</text:p>
          </table:table-cell>
          <table:table-cell table:number-columns-repeated="2"/>
          <table:table-cell office:value-type="float" office:value="0.00646998" calcext:value-type="float">
            <text:p>6.47E-03</text:p>
          </table:table-cell>
          <table:table-cell table:number-columns-repeated="29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[.H244]+[.$H$90]" office:value-type="float" office:value="0.013791203" calcext:value-type="float">
            <text:p>0.013791203</text:p>
          </table:table-cell>
          <table:table-cell table:formula="of:=1/SQRT([.A244])" office:value-type="float" office:value="0.0170005100229511" calcext:value-type="float">
            <text:p>0.01700051</text:p>
          </table:table-cell>
          <table:table-cell office:value-type="float" office:value="0.003356203" calcext:value-type="float">
            <text:p>0.003356203</text:p>
          </table:table-cell>
          <table:table-cell office:value-type="float" office:value="6.7493" calcext:value-type="float">
            <text:p>6.7493</text:p>
          </table:table-cell>
          <table:table-cell table:number-columns-repeated="2"/>
          <table:table-cell office:value-type="float" office:value="0.003356203" calcext:value-type="float">
            <text:p>3.36E-03</text:p>
          </table:table-cell>
          <table:table-cell table:number-columns-repeated="29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formula="of:=[.H245]+[.$H$90]" office:value-type="float" office:value="0.01198649" calcext:value-type="float">
            <text:p>0.01198649</text:p>
          </table:table-cell>
          <table:table-cell table:formula="of:=1/SQRT([.A245])" office:value-type="float" office:value="0.0148543977755577" calcext:value-type="float">
            <text:p>0.0148543978</text:p>
          </table:table-cell>
          <table:table-cell office:value-type="float" office:value="0.00155149" calcext:value-type="float">
            <text:p>0.00155149</text:p>
          </table:table-cell>
          <table:table-cell office:value-type="float" office:value="10.84454" calcext:value-type="float">
            <text:p>10.84454</text:p>
          </table:table-cell>
          <table:table-cell table:number-columns-repeated="2"/>
          <table:table-cell office:value-type="float" office:value="0.00155149" calcext:value-type="float">
            <text:p>1.55E-03</text:p>
          </table:table-cell>
          <table:table-cell table:number-columns-repeated="29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formula="of:=[.H246]+[.$H$90]" office:value-type="float" office:value="0.0112811947" calcext:value-type="float">
            <text:p>0.0112811947</text:p>
          </table:table-cell>
          <table:table-cell table:formula="of:=1/SQRT([.A246])" office:value-type="float" office:value="0.0129837286001144" calcext:value-type="float">
            <text:p>0.0129837286</text:p>
          </table:table-cell>
          <table:table-cell office:value-type="float" office:value="0.0008461947" calcext:value-type="float">
            <text:p>0.0008461947</text:p>
          </table:table-cell>
          <table:table-cell office:value-type="float" office:value="17.71085" calcext:value-type="float">
            <text:p>17.71085</text:p>
          </table:table-cell>
          <table:table-cell table:number-columns-repeated="2"/>
          <table:table-cell office:value-type="float" office:value="0.0008461947" calcext:value-type="float">
            <text:p>8.46E-04</text:p>
          </table:table-cell>
          <table:table-cell table:number-columns-repeated="29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formula="of:=[.H247]+[.$H$90]" office:value-type="float" office:value="0.0109670471" calcext:value-type="float">
            <text:p>0.0109670471</text:p>
          </table:table-cell>
          <table:table-cell table:formula="of:=1/SQRT([.A247])" office:value-type="float" office:value="0.0113636363636364" calcext:value-type="float">
            <text:p>0.0113636364</text:p>
          </table:table-cell>
          <table:table-cell office:value-type="float" office:value="0.0005320471" calcext:value-type="float">
            <text:p>0.0005320471</text:p>
          </table:table-cell>
          <table:table-cell office:value-type="float" office:value="32.10484" calcext:value-type="float">
            <text:p>32.10484</text:p>
          </table:table-cell>
          <table:table-cell table:number-columns-repeated="2"/>
          <table:table-cell office:value-type="float" office:value="0.0005320471" calcext:value-type="float">
            <text:p>5.32E-04</text:p>
          </table:table-cell>
          <table:table-cell table:number-columns-repeated="29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formula="of:=[.H248]+[.$H$90]" office:value-type="float" office:value="0.0107783663" calcext:value-type="float">
            <text:p>0.0107783663</text:p>
          </table:table-cell>
          <table:table-cell table:formula="of:=1/SQRT([.A248])" office:value-type="float" office:value="0.00996023841111995" calcext:value-type="float">
            <text:p>0.0099602384</text:p>
          </table:table-cell>
          <table:table-cell office:value-type="float" office:value="0.0003433663" calcext:value-type="float">
            <text:p>0.0003433663</text:p>
          </table:table-cell>
          <table:table-cell office:value-type="float" office:value="48.15234" calcext:value-type="float">
            <text:p>48.15234</text:p>
          </table:table-cell>
          <table:table-cell table:number-columns-repeated="2"/>
          <table:table-cell office:value-type="float" office:value="0.0003433663" calcext:value-type="float">
            <text:p>3.43E-04</text:p>
          </table:table-cell>
          <table:table-cell table:number-columns-repeated="29"/>
        </table:table-row>
        <table:table-row table:style-name="ro1">
          <table:table-cell office:value-type="float" office:value="13116" calcext:value-type="float">
            <text:p>13116</text:p>
          </table:table-cell>
          <table:table-cell table:formula="of:=[.H249]+[.$H$90]" office:value-type="float" office:value="0.0106711945" calcext:value-type="float">
            <text:p>0.0106711945</text:p>
          </table:table-cell>
          <table:table-cell table:formula="of:=1/SQRT([.A249])" office:value-type="float" office:value="0.00873170985191852" calcext:value-type="float">
            <text:p>0.0087317099</text:p>
          </table:table-cell>
          <table:table-cell office:value-type="float" office:value="0.0002361945" calcext:value-type="float">
            <text:p>0.0002361945</text:p>
          </table:table-cell>
          <table:table-cell office:value-type="float" office:value="98.9372" calcext:value-type="float">
            <text:p>98.9372</text:p>
          </table:table-cell>
          <table:table-cell table:number-columns-repeated="2"/>
          <table:table-cell office:value-type="float" office:value="0.0002361945" calcext:value-type="float">
            <text:p>2.36E-04</text:p>
          </table:table-cell>
          <table:table-cell table:number-columns-repeated="29"/>
        </table:table-row>
        <table:table-row table:style-name="ro1">
          <table:table-cell office:value-type="float" office:value="17184" calcext:value-type="float">
            <text:p>17184</text:p>
          </table:table-cell>
          <table:table-cell table:formula="of:=[.H250]+[.$H$90]" office:value-type="float" office:value="0.0105708012" calcext:value-type="float">
            <text:p>0.0105708012</text:p>
          </table:table-cell>
          <table:table-cell table:formula="of:=1/SQRT([.A250])" office:value-type="float" office:value="0.00762847747121692" calcext:value-type="float">
            <text:p>0.0076284775</text:p>
          </table:table-cell>
          <table:table-cell office:value-type="float" office:value="0.0001358012" calcext:value-type="float">
            <text:p>0.0001358012</text:p>
          </table:table-cell>
          <table:table-cell office:value-type="float" office:value="136.6107" calcext:value-type="float">
            <text:p>136.6107</text:p>
          </table:table-cell>
          <table:table-cell table:number-columns-repeated="2"/>
          <table:table-cell office:value-type="float" office:value="0.0001358012" calcext:value-type="float">
            <text:p>1.36E-04</text:p>
          </table:table-cell>
          <table:table-cell table:number-columns-repeated="29"/>
        </table:table-row>
        <table:table-row table:style-name="ro1">
          <table:table-cell office:value-type="float" office:value="22424" calcext:value-type="float">
            <text:p>22424</text:p>
          </table:table-cell>
          <table:table-cell table:formula="of:=[.H251]+[.$H$90]" office:value-type="float" office:value="0.01052000734" calcext:value-type="float">
            <text:p>0.0105200073</text:p>
          </table:table-cell>
          <table:table-cell table:formula="of:=1/SQRT([.A251])" office:value-type="float" office:value="0.00667795452990899" calcext:value-type="float">
            <text:p>0.0066779545</text:p>
          </table:table-cell>
          <table:table-cell office:value-type="float" office:value="0.00008500734" calcext:value-type="float">
            <text:p>8.500734E-05</text:p>
          </table:table-cell>
          <table:table-cell office:value-type="float" office:value="199.6796" calcext:value-type="float">
            <text:p>199.6796</text:p>
          </table:table-cell>
          <table:table-cell table:number-columns-repeated="2"/>
          <table:table-cell office:value-type="float" office:value="0.00008500734" calcext:value-type="float">
            <text:p>8.50E-05</text:p>
          </table:table-cell>
          <table:table-cell table:number-columns-repeated="29"/>
        </table:table-row>
        <table:table-row table:style-name="ro1">
          <table:table-cell office:value-type="float" office:value="29268" calcext:value-type="float">
            <text:p>29268</text:p>
          </table:table-cell>
          <table:table-cell table:formula="of:=[.H252]+[.$H$90]" office:value-type="float" office:value="0.01049828945" calcext:value-type="float">
            <text:p>0.0104982895</text:p>
          </table:table-cell>
          <table:table-cell table:formula="of:=1/SQRT([.A252])" office:value-type="float" office:value="0.00584525519859912" calcext:value-type="float">
            <text:p>0.0058452552</text:p>
          </table:table-cell>
          <table:table-cell office:value-type="float" office:value="0.00006328945" calcext:value-type="float">
            <text:p>6.328945E-05</text:p>
          </table:table-cell>
          <table:table-cell office:value-type="float" office:value="296.4218" calcext:value-type="float">
            <text:p>296.4218</text:p>
          </table:table-cell>
          <table:table-cell table:number-columns-repeated="2"/>
          <table:table-cell office:value-type="float" office:value="0.00006328945" calcext:value-type="float">
            <text:p>6.33E-05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HangNode P2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table:style-name="Default" office:value-type="string" calcext:value-type="string">
            <text:p>Cd Error Signed</text:p>
          </table:table-cell>
          <table:table-cell table:number-columns-repeated="29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[.H256]+[.$H$90]" office:value-type="float" office:value="0.012720135" calcext:value-type="float">
            <text:p>0.012720135</text:p>
          </table:table-cell>
          <table:table-cell table:formula="of:=1/SQRT([.A256])" office:value-type="float" office:value="0.0147313912747197" calcext:value-type="float">
            <text:p>0.0147313913</text:p>
          </table:table-cell>
          <table:table-cell office:value-type="float" office:value="0.002285135" calcext:value-type="float">
            <text:p>0.002285135</text:p>
          </table:table-cell>
          <table:table-cell office:value-type="float" office:value="5.23124" calcext:value-type="float">
            <text:p>5.23124</text:p>
          </table:table-cell>
          <table:table-cell table:number-columns-repeated="2"/>
          <table:table-cell office:value-type="float" office:value="0.002285135" calcext:value-type="float">
            <text:p>2.29E-03</text:p>
          </table:table-cell>
          <table:table-cell table:number-columns-repeated="29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formula="of:=[.H257]+[.$H$90]" office:value-type="float" office:value="0.0107627261" calcext:value-type="float">
            <text:p>0.0107627261</text:p>
          </table:table-cell>
          <table:table-cell table:formula="of:=1/SQRT([.A257])" office:value-type="float" office:value="0.0129261122388247" calcext:value-type="float">
            <text:p>0.0129261122</text:p>
          </table:table-cell>
          <table:table-cell office:value-type="float" office:value="0.0003277261" calcext:value-type="float">
            <text:p>0.0003277261</text:p>
          </table:table-cell>
          <table:table-cell office:value-type="float" office:value="11.81817" calcext:value-type="float">
            <text:p>11.81817</text:p>
          </table:table-cell>
          <table:table-cell table:number-columns-repeated="2"/>
          <table:table-cell office:value-type="float" office:value="0.0003277261" calcext:value-type="float">
            <text:p>3.28E-04</text:p>
          </table:table-cell>
          <table:table-cell table:number-columns-repeated="29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formula="of:=[.H258]+[.$H$90]" office:value-type="float" office:value="0.01052513496" calcext:value-type="float">
            <text:p>0.010525135</text:p>
          </table:table-cell>
          <table:table-cell table:formula="of:=1/SQRT([.A258])" office:value-type="float" office:value="0.011294569126195" calcext:value-type="float">
            <text:p>0.0112945691</text:p>
          </table:table-cell>
          <table:table-cell office:value-type="float" office:value="0.00009013496" calcext:value-type="float">
            <text:p>0.000090135</text:p>
          </table:table-cell>
          <table:table-cell office:value-type="float" office:value="21.19858" calcext:value-type="float">
            <text:p>21.19858</text:p>
          </table:table-cell>
          <table:table-cell table:number-columns-repeated="2"/>
          <table:table-cell office:value-type="float" office:value="0.00009013496" calcext:value-type="float">
            <text:p>9.01E-05</text:p>
          </table:table-cell>
          <table:table-cell table:number-columns-repeated="29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formula="of:=[.H259]+[.$H$90]" office:value-type="float" office:value="0.0104679671" calcext:value-type="float">
            <text:p>0.0104679671</text:p>
          </table:table-cell>
          <table:table-cell table:formula="of:=1/SQRT([.A259])" office:value-type="float" office:value="0.00987248129598487" calcext:value-type="float">
            <text:p>0.0098724813</text:p>
          </table:table-cell>
          <table:table-cell office:value-type="float" office:value="0.0000329671" calcext:value-type="float">
            <text:p>3.29671E-05</text:p>
          </table:table-cell>
          <table:table-cell office:value-type="float" office:value="33.95962" calcext:value-type="float">
            <text:p>33.95962</text:p>
          </table:table-cell>
          <table:table-cell table:number-columns-repeated="2"/>
          <table:table-cell office:value-type="float" office:value="0.0000329671" calcext:value-type="float">
            <text:p>3.30E-05</text:p>
          </table:table-cell>
          <table:table-cell table:number-columns-repeated="29"/>
        </table:table-row>
        <table:table-row table:style-name="ro1">
          <table:table-cell office:value-type="float" office:value="13410" calcext:value-type="float">
            <text:p>13410</text:p>
          </table:table-cell>
          <table:table-cell table:formula="of:=[.H260]+[.$H$90]" office:value-type="float" office:value="0.01046177107" calcext:value-type="float">
            <text:p>0.0104617711</text:p>
          </table:table-cell>
          <table:table-cell table:formula="of:=1/SQRT([.A260])" office:value-type="float" office:value="0.00863546266918066" calcext:value-type="float">
            <text:p>0.0086354627</text:p>
          </table:table-cell>
          <table:table-cell office:value-type="float" office:value="0.00002677107" calcext:value-type="float">
            <text:p>2.677107E-05</text:p>
          </table:table-cell>
          <table:table-cell office:value-type="float" office:value="55.33687" calcext:value-type="float">
            <text:p>55.33687</text:p>
          </table:table-cell>
          <table:table-cell table:number-columns-repeated="2"/>
          <table:table-cell office:value-type="float" office:value="0.00002677107" calcext:value-type="float">
            <text:p>2.68E-05</text:p>
          </table:table-cell>
          <table:table-cell table:number-columns-repeated="29"/>
        </table:table-row>
        <table:table-row table:style-name="ro1">
          <table:table-cell office:value-type="float" office:value="17595" calcext:value-type="float">
            <text:p>17595</text:p>
          </table:table-cell>
          <table:table-cell table:formula="of:=[.H261]+[.$H$90]" office:value-type="float" office:value="0.01045418488" calcext:value-type="float">
            <text:p>0.0104541849</text:p>
          </table:table-cell>
          <table:table-cell table:formula="of:=1/SQRT([.A261])" office:value-type="float" office:value="0.00753885455053168" calcext:value-type="float">
            <text:p>0.0075388546</text:p>
          </table:table-cell>
          <table:table-cell office:value-type="float" office:value="0.00001918488" calcext:value-type="float">
            <text:p>1.918488E-05</text:p>
          </table:table-cell>
          <table:table-cell office:value-type="float" office:value="89.7476" calcext:value-type="float">
            <text:p>89.7476</text:p>
          </table:table-cell>
          <table:table-cell table:number-columns-repeated="2"/>
          <table:table-cell office:value-type="float" office:value="0.00001918488" calcext:value-type="float">
            <text:p>1.92E-05</text:p>
          </table:table-cell>
          <table:table-cell table:number-columns-repeated="29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formula="of:=[.H262]+[.$H$90]" office:value-type="float" office:value="0.01044293157" calcext:value-type="float">
            <text:p>0.0104429316</text:p>
          </table:table-cell>
          <table:table-cell table:formula="of:=1/SQRT([.A262])" office:value-type="float" office:value="0.00658936556985371" calcext:value-type="float">
            <text:p>0.0065893656</text:p>
          </table:table-cell>
          <table:table-cell office:value-type="float" office:value="0.00000793157" calcext:value-type="float">
            <text:p>7.93157E-06</text:p>
          </table:table-cell>
          <table:table-cell office:value-type="float" office:value="140.6162" calcext:value-type="float">
            <text:p>140.6162</text:p>
          </table:table-cell>
          <table:table-cell table:number-columns-repeated="2"/>
          <table:table-cell office:value-type="float" office:value="0.00000793157" calcext:value-type="float">
            <text:p>7.93E-06</text:p>
          </table:table-cell>
          <table:table-cell table:number-columns-repeated="29"/>
        </table:table-row>
        <table:table-row table:style-name="ro1">
          <table:table-cell office:value-type="float" office:value="30078" calcext:value-type="float">
            <text:p>30078</text:p>
          </table:table-cell>
          <table:table-cell table:formula="of:=[.H263]+[.$H$90]" office:value-type="float" office:value="0.010439761935" calcext:value-type="float">
            <text:p>0.0104397619</text:p>
          </table:table-cell>
          <table:table-cell table:formula="of:=1/SQRT([.A263])" office:value-type="float" office:value="0.00576601174258713" calcext:value-type="float">
            <text:p>0.0057660117</text:p>
          </table:table-cell>
          <table:table-cell office:value-type="float" office:value="0.000004761935" calcext:value-type="float">
            <text:p>4.761935E-06</text:p>
          </table:table-cell>
          <table:table-cell office:value-type="float" office:value="223.1162" calcext:value-type="float">
            <text:p>223.1162</text:p>
          </table:table-cell>
          <table:table-cell table:number-columns-repeated="2"/>
          <table:table-cell office:value-type="float" office:value="0.000004761935" calcext:value-type="float">
            <text:p>4.76E-06</text:p>
          </table:table-cell>
          <table:table-cell table:number-columns-repeated="29"/>
        </table:table-row>
        <table:table-row table:style-name="ro1">
          <table:table-cell office:value-type="float" office:value="39231" calcext:value-type="float">
            <text:p>39231</text:p>
          </table:table-cell>
          <table:table-cell table:formula="of:=[.H264]+[.$H$90]" office:value-type="float" office:value="0.010438336564" calcext:value-type="float">
            <text:p>0.0104383366</text:p>
          </table:table-cell>
          <table:table-cell table:formula="of:=1/SQRT([.A264])" office:value-type="float" office:value="0.00504876679368175" calcext:value-type="float">
            <text:p>0.0050487668</text:p>
          </table:table-cell>
          <table:table-cell office:value-type="float" office:value="0.000003336564" calcext:value-type="float">
            <text:p>3.336564E-06</text:p>
          </table:table-cell>
          <table:table-cell office:value-type="float" office:value="289.5156" calcext:value-type="float">
            <text:p>289.5156</text:p>
          </table:table-cell>
          <table:table-cell table:number-columns-repeated="2"/>
          <table:table-cell office:value-type="float" office:value="0.000003336564" calcext:value-type="float">
            <text:p>3.34E-06</text:p>
          </table:table-cell>
          <table:table-cell table:number-columns-repeated="29"/>
        </table:table-row>
        <table:table-row table:style-name="ro1">
          <table:table-cell office:value-type="float" office:value="51174" calcext:value-type="float">
            <text:p>51174</text:p>
          </table:table-cell>
          <table:table-cell table:formula="of:=[.H265]+[.$H$90]" office:value-type="float" office:value="0.010438742193" calcext:value-type="float">
            <text:p>0.0104387422</text:p>
          </table:table-cell>
          <table:table-cell table:formula="of:=1/SQRT([.A265])" office:value-type="float" office:value="0.00442053992766065" calcext:value-type="float">
            <text:p>0.0044205399</text:p>
          </table:table-cell>
          <table:table-cell office:value-type="float" office:value="0.000003742193" calcext:value-type="float">
            <text:p>3.742193E-06</text:p>
          </table:table-cell>
          <table:table-cell office:value-type="float" office:value="454.4295" calcext:value-type="float">
            <text:p>454.4295</text:p>
          </table:table-cell>
          <table:table-cell table:number-columns-repeated="2"/>
          <table:table-cell office:value-type="float" office:value="0.000003742193" calcext:value-type="float">
            <text:p>3.74E-06</text:p>
          </table:table-cell>
          <table:table-cell table:number-columns-repeated="29"/>
        </table:table-row>
        <table:table-row table:style-name="ro1">
          <table:table-cell office:value-type="float" office:value="66744" calcext:value-type="float">
            <text:p>66744</text:p>
          </table:table-cell>
          <table:table-cell table:formula="of:=[.H266]+[.$H$90]" office:value-type="float" office:value="0.010437334744" calcext:value-type="float">
            <text:p>0.0104373347</text:p>
          </table:table-cell>
          <table:table-cell table:formula="of:=1/SQRT([.A266])" office:value-type="float" office:value="0.00387073896828676" calcext:value-type="float">
            <text:p>0.003870739</text:p>
          </table:table-cell>
          <table:table-cell office:value-type="float" office:value="0.000002334744" calcext:value-type="float">
            <text:p>2.334744E-06</text:p>
          </table:table-cell>
          <table:table-cell office:value-type="float" office:value="639.4065" calcext:value-type="float">
            <text:p>639.4065</text:p>
          </table:table-cell>
          <table:table-cell table:number-columns-repeated="2"/>
          <table:table-cell office:value-type="float" office:value="0.000002334744" calcext:value-type="float">
            <text:p>2.33E-06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HangNode P3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table:style-name="Default" office:value-type="string" calcext:value-type="string">
            <text:p>Cd Error Signed</text:p>
          </table:table-cell>
          <table:table-cell table:number-columns-repeated="29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H270]+[.$H$90]" office:value-type="float" office:value="0.0109541691" calcext:value-type="float">
            <text:p>0.0109541691</text:p>
          </table:table-cell>
          <table:table-cell table:formula="of:=1/SQRT([.A270])" office:value-type="float" office:value="0.0110485434560398" calcext:value-type="float">
            <text:p>0.0110485435</text:p>
          </table:table-cell>
          <table:table-cell office:value-type="float" office:value="0.0005191691" calcext:value-type="float">
            <text:p>0.0005191691</text:p>
          </table:table-cell>
          <table:table-cell office:value-type="float" office:value="12.31597" calcext:value-type="float">
            <text:p>12.31597</text:p>
          </table:table-cell>
          <table:table-cell table:number-columns-repeated="2"/>
          <table:table-cell office:value-type="float" office:value="0.0005191691" calcext:value-type="float">
            <text:p>5.19E-04</text:p>
          </table:table-cell>
          <table:table-cell table:number-columns-repeated="29"/>
        </table:table-row>
        <table:table-row table:style-name="ro1">
          <table:table-cell office:value-type="float" office:value="10640" calcext:value-type="float">
            <text:p>10640</text:p>
          </table:table-cell>
          <table:table-cell table:formula="of:=[.H271]+[.$H$90]" office:value-type="float" office:value="0.01052414846" calcext:value-type="float">
            <text:p>0.0105241485</text:p>
          </table:table-cell>
          <table:table-cell table:formula="of:=1/SQRT([.A271])" office:value-type="float" office:value="0.00969458417911852" calcext:value-type="float">
            <text:p>0.0096945842</text:p>
          </table:table-cell>
          <table:table-cell office:value-type="float" office:value="0.00008914846" calcext:value-type="float">
            <text:p>8.914846E-05</text:p>
          </table:table-cell>
          <table:table-cell office:value-type="float" office:value="31.79538" calcext:value-type="float">
            <text:p>31.79538</text:p>
          </table:table-cell>
          <table:table-cell table:number-columns-repeated="2"/>
          <table:table-cell office:value-type="float" office:value="0.00008914846" calcext:value-type="float">
            <text:p>8.91E-05</text:p>
          </table:table-cell>
          <table:table-cell table:number-columns-repeated="29"/>
        </table:table-row>
        <table:table-row table:style-name="ro1">
          <table:table-cell office:value-type="float" office:value="14032" calcext:value-type="float">
            <text:p>14032</text:p>
          </table:table-cell>
          <table:table-cell table:formula="of:=[.H272]+[.$H$90]" office:value-type="float" office:value="0.01048458342" calcext:value-type="float">
            <text:p>0.0104845834</text:p>
          </table:table-cell>
          <table:table-cell table:formula="of:=1/SQRT([.A272])" office:value-type="float" office:value="0.00844190016816468" calcext:value-type="float">
            <text:p>0.0084419002</text:p>
          </table:table-cell>
          <table:table-cell office:value-type="float" office:value="0.00004958342" calcext:value-type="float">
            <text:p>4.958342E-05</text:p>
          </table:table-cell>
          <table:table-cell office:value-type="float" office:value="60.31497" calcext:value-type="float">
            <text:p>60.31497</text:p>
          </table:table-cell>
          <table:table-cell table:number-columns-repeated="2"/>
          <table:table-cell office:value-type="float" office:value="0.00004958342" calcext:value-type="float">
            <text:p>4.96E-05</text:p>
          </table:table-cell>
          <table:table-cell table:number-columns-repeated="29"/>
        </table:table-row>
        <table:table-row table:style-name="ro1">
          <table:table-cell office:value-type="float" office:value="18496" calcext:value-type="float">
            <text:p>18496</text:p>
          </table:table-cell>
          <table:table-cell table:formula="of:=[.H273]+[.$H$90]" office:value-type="float" office:value="0.01045792458" calcext:value-type="float">
            <text:p>0.0104579246</text:p>
          </table:table-cell>
          <table:table-cell table:formula="of:=1/SQRT([.A273])" office:value-type="float" office:value="0.00735294117647059" calcext:value-type="float">
            <text:p>0.0073529412</text:p>
          </table:table-cell>
          <table:table-cell office:value-type="float" office:value="0.00002292458" calcext:value-type="float">
            <text:p>2.292458E-05</text:p>
          </table:table-cell>
          <table:table-cell office:value-type="float" office:value="100.1482" calcext:value-type="float">
            <text:p>100.1482</text:p>
          </table:table-cell>
          <table:table-cell table:number-columns-repeated="2"/>
          <table:table-cell office:value-type="float" office:value="0.00002292458" calcext:value-type="float">
            <text:p>2.29E-05</text:p>
          </table:table-cell>
          <table:table-cell table:number-columns-repeated="29"/>
        </table:table-row>
        <table:table-row table:style-name="ro1">
          <table:table-cell office:value-type="float" office:value="24368" calcext:value-type="float">
            <text:p>24368</text:p>
          </table:table-cell>
          <table:table-cell table:formula="of:=[.H274]+[.$H$90]" office:value-type="float" office:value="0.01045128552" calcext:value-type="float">
            <text:p>0.0104512855</text:p>
          </table:table-cell>
          <table:table-cell table:formula="of:=1/SQRT([.A274])" office:value-type="float" office:value="0.00640604606076423" calcext:value-type="float">
            <text:p>0.0064060461</text:p>
          </table:table-cell>
          <table:table-cell office:value-type="float" office:value="0.00001628552" calcext:value-type="float">
            <text:p>1.628552E-05</text:p>
          </table:table-cell>
          <table:table-cell office:value-type="float" office:value="163.688" calcext:value-type="float">
            <text:p>163.688</text:p>
          </table:table-cell>
          <table:table-cell table:number-columns-repeated="2"/>
          <table:table-cell office:value-type="float" office:value="0.00001628552" calcext:value-type="float">
            <text:p>1.63E-05</text:p>
          </table:table-cell>
          <table:table-cell table:number-columns-repeated="29"/>
        </table:table-row>
        <table:table-row table:style-name="ro1">
          <table:table-cell office:value-type="float" office:value="31984" calcext:value-type="float">
            <text:p>31984</text:p>
          </table:table-cell>
          <table:table-cell table:formula="of:=[.H275]+[.$H$90]" office:value-type="float" office:value="0.010442351223" calcext:value-type="float">
            <text:p>0.0104423512</text:p>
          </table:table-cell>
          <table:table-cell table:formula="of:=1/SQRT([.A275])" office:value-type="float" office:value="0.0055915680105323" calcext:value-type="float">
            <text:p>0.005591568</text:p>
          </table:table-cell>
          <table:table-cell office:value-type="float" office:value="0.000007351223" calcext:value-type="float">
            <text:p>7.351223E-06</text:p>
          </table:table-cell>
          <table:table-cell office:value-type="float" office:value="256.1646" calcext:value-type="float">
            <text:p>256.1646</text:p>
          </table:table-cell>
          <table:table-cell table:number-columns-repeated="2"/>
          <table:table-cell office:value-type="float" office:value="0.000007351223" calcext:value-type="float">
            <text:p>7.35E-06</text:p>
          </table:table-cell>
          <table:table-cell table:number-columns-repeated="29"/>
        </table:table-row>
        <table:table-row table:style-name="ro1">
          <table:table-cell table:number-columns-repeated="7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UM DG P Adapt</text:p>
          </table:table-cell>
          <table:table-cell table:number-columns-repeated="6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<text:s text:c="2"/></text:p>
          </table:table-cell>
          <table:table-cell table:formula="of:=1/SQRT([.A279])" office:value-type="float" office:value="0.0110485434560398" calcext:value-type="float">
            <text:p>0.0110485435</text:p>
          </table:table-cell>
          <table:table-cell office:value-type="float" office:value="0.003034811" calcext:value-type="float">
            <text:p>0.003034811</text:p>
          </table:table-cell>
          <table:table-cell office:value-type="float" office:value="9.092455" calcext:value-type="float">
            <text:p>9.092455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0" calcext:value-type="float">
            <text:p>0</text:p>
          </table:table-cell>
          <table:table-cell table:formula="of:=1/SQRT([.A280])" office:value-type="float" office:value="0.0104189279641353" calcext:value-type="float">
            <text:p>0.010418928</text:p>
          </table:table-cell>
          <table:table-cell office:value-type="float" office:value="0.0002176109" calcext:value-type="float">
            <text:p>0.0002176109</text:p>
          </table:table-cell>
          <table:table-cell office:value-type="float" office:value="18.7507" calcext:value-type="float">
            <text:p>18.7507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0388" calcext:value-type="float">
            <text:p>10388</text:p>
          </table:table-cell>
          <table:table-cell office:value-type="float" office:value="0" calcext:value-type="float">
            <text:p>0</text:p>
          </table:table-cell>
          <table:table-cell table:formula="of:=1/SQRT([.A281])" office:value-type="float" office:value="0.00981146885347779" calcext:value-type="float">
            <text:p>0.0098114689</text:p>
          </table:table-cell>
          <table:table-cell office:value-type="float" office:value="0.0001117052" calcext:value-type="float">
            <text:p>0.0001117052</text:p>
          </table:table-cell>
          <table:table-cell office:value-type="float" office:value="29.64197" calcext:value-type="float">
            <text:p>29.64197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0" calcext:value-type="float">
            <text:p>0</text:p>
          </table:table-cell>
          <table:table-cell table:formula="of:=1/SQRT([.A282])" office:value-type="float" office:value="0.00927837023781507" calcext:value-type="float">
            <text:p>0.0092783702</text:p>
          </table:table-cell>
          <table:table-cell office:value-type="float" office:value="0.00004476738" calcext:value-type="float">
            <text:p>4.476738E-05</text:p>
          </table:table-cell>
          <table:table-cell office:value-type="float" office:value="44.30428" calcext:value-type="float">
            <text:p>44.30428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table:formula="of:=1/SQRT([.A283])" office:value-type="float" office:value="0.00879496930912865" calcext:value-type="float">
            <text:p>0.0087949693</text:p>
          </table:table-cell>
          <table:table-cell office:value-type="float" office:value="0.00002031328" calcext:value-type="float">
            <text:p>2.031328E-05</text:p>
          </table:table-cell>
          <table:table-cell office:value-type="float" office:value="60.32437" calcext:value-type="float">
            <text:p>60.32437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float" office:value="0" calcext:value-type="float">
            <text:p>0</text:p>
          </table:table-cell>
          <table:table-cell table:formula="of:=1/SQRT([.A284])" office:value-type="float" office:value="0.00836476022047493" calcext:value-type="float">
            <text:p>0.0083647602</text:p>
          </table:table-cell>
          <table:table-cell office:value-type="float" office:value="0.00001258457" calcext:value-type="float">
            <text:p>1.258457E-05</text:p>
          </table:table-cell>
          <table:table-cell office:value-type="float" office:value="80.40094" calcext:value-type="float">
            <text:p>80.40094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5684" calcext:value-type="float">
            <text:p>15684</text:p>
          </table:table-cell>
          <table:table-cell office:value-type="float" office:value="0" calcext:value-type="float">
            <text:p>0</text:p>
          </table:table-cell>
          <table:table-cell table:formula="of:=1/SQRT([.A285])" office:value-type="float" office:value="0.00798493864037402" calcext:value-type="float">
            <text:p>0.0079849386</text:p>
          </table:table-cell>
          <table:table-cell office:value-type="float" office:value="0.000008193996" calcext:value-type="float">
            <text:p>0.000008194</text:p>
          </table:table-cell>
          <table:table-cell office:value-type="float" office:value="107.5536" calcext:value-type="float">
            <text:p>107.5536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float" office:value="0" calcext:value-type="float">
            <text:p>0</text:p>
          </table:table-cell>
          <table:table-cell table:formula="of:=1/SQRT([.A286])" office:value-type="float" office:value="0.00765794667741282" calcext:value-type="float">
            <text:p>0.0076579467</text:p>
          </table:table-cell>
          <table:table-cell office:value-type="float" office:value="0.000005346954" calcext:value-type="float">
            <text:p>0.000005347</text:p>
          </table:table-cell>
          <table:table-cell office:value-type="float" office:value="138.9874" calcext:value-type="float">
            <text:p>138.9874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0" calcext:value-type="float">
            <text:p>0</text:p>
          </table:table-cell>
          <table:table-cell table:formula="of:=1/SQRT([.A287])" office:value-type="float" office:value="0.00737610765183126" calcext:value-type="float">
            <text:p>0.0073761077</text:p>
          </table:table-cell>
          <table:table-cell office:value-type="float" office:value="0.000003182972" calcext:value-type="float">
            <text:p>0.000003183</text:p>
          </table:table-cell>
          <table:table-cell office:value-type="float" office:value="176.7109" calcext:value-type="float">
            <text:p>176.7109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19824" calcext:value-type="float">
            <text:p>19824</text:p>
          </table:table-cell>
          <table:table-cell office:value-type="float" office:value="0" calcext:value-type="float">
            <text:p>0</text:p>
          </table:table-cell>
          <table:table-cell table:formula="of:=1/SQRT([.A288])" office:value-type="float" office:value="0.0071023873715892" calcext:value-type="float">
            <text:p>0.0071023874</text:p>
          </table:table-cell>
          <table:table-cell office:value-type="float" office:value="0.000001906739" calcext:value-type="float">
            <text:p>1.906739E-06</text:p>
          </table:table-cell>
          <table:table-cell office:value-type="float" office:value="219.7507" calcext:value-type="float">
            <text:p>219.7507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float" office:value="21328" calcext:value-type="float">
            <text:p>21328</text:p>
          </table:table-cell>
          <table:table-cell office:value-type="float" office:value="0" calcext:value-type="float">
            <text:p>0</text:p>
          </table:table-cell>
          <table:table-cell table:formula="of:=1/SQRT([.A289])" office:value-type="float" office:value="0.00684738794580971" calcext:value-type="float">
            <text:p>0.0068473879</text:p>
          </table:table-cell>
          <table:table-cell office:value-type="float" office:value="0.000001157783" calcext:value-type="float">
            <text:p>1.157783E-06</text:p>
          </table:table-cell>
          <table:table-cell office:value-type="float" office:value="274.2546" calcext:value-type="float">
            <text:p>274.2546</text:p>
          </table:table-cell>
          <table:table-cell table:number-columns-repeated="2"/>
          <table:table-cell table:style-name="Default"/>
          <table:table-cell table:number-columns-repeated="2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Helvetica" svg:font-family="Helvetica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">
      <number:scientific-number number:decimal-places="8" loext:min-decimal-places="8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4:55:46.5658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31T00:46:56.304161000</dc:date>
    <meta:editing-duration>P26DT9H29M23S</meta:editing-duration>
    <meta:editing-cycles>120</meta:editing-cycles>
    <meta:generator>LibreOffice/5.0.4.2$MacOSX_X86_64 LibreOffice_project/2b9802c1994aa0b7dc6079e128979269cf95bc78</meta:generator>
    <meta:document-statistic meta:table-count="3" meta:cell-count="1808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6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568cm" svg:y="0.345cm" chart:style-name="ch2">
          <text:p>RANS SA</text:p>
        </chart:title>
        <chart:legend chart:legend-position="end" svg:x="11.524cm" svg:y="1.509cm" style:legend-expansion="high" chart:style-name="ch3"/>
        <chart:plot-area chart:style-name="ch4" table:cell-range-address="Sheet1.F15:Sheet1.F17 Sheet1.C54:Sheet1.D58 Sheet1.A52:Sheet1.A52 Sheet1.A75:Sheet1.A75 Sheet1.D77:Sheet1.D80 Sheet1.A63:Sheet1.A63 Sheet1.D65:Sheet1.D67 Sheet1.A69:Sheet1.A69 Sheet1.D71:Sheet1.D73 Sheet1.A91:Sheet1.A91 Sheet1.D93:Sheet1.D96 Sheet1.A99:Sheet1.A99 Sheet1.D101:Sheet1.D104 Sheet1.A106:Sheet1.A106 Sheet1.D108:Sheet1.D111 Sheet1.I1:Sheet1.I1 Sheet1.B6:Sheet1.B11 Sheet1.I11:Sheet1.I11 Sheet1.F6:Sheet1.F11 Sheet1.I21:Sheet1.I21 Sheet1.B15:Sheet1.B20 Sheet1.I31:Sheet1.I31 Sheet1.M3:Sheet1.M3 Sheet1.Q3:Sheet1.Q4 Sheet1.M13:Sheet1.M13 Sheet1.Q13:Sheet1.Q14 Sheet1.M23:Sheet1.M23 Sheet1.Q23:Sheet1.Q24 Sheet1.M33:Sheet1.M33 Sheet1.Q33:Sheet1.Q34" chart:data-source-has-labels="both" svg:x="1.301cm" svg:y="1.344cm" svg:width="9.917cm" svg:height="8.025cm">
          <chartooo:coordinate-region svg:x="3.6cm" svg:y="1.543cm" svg:width="7.618cm" svg:height="7.182cm"/>
          <chart:axis chart:dimension="x" chart:name="primary-x" chart:style-name="ch5" chartooo:axis-type="auto">
            <chart:title svg:x="6.123cm" svg:y="9.579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994cm" chart:style-name="ch8">
              <text:p>Cd error</text:p>
            </chart:title>
            <chart:grid chart:style-name="ch9" chart:class="major"/>
          </chart:axis>
          <chart:series chart:style-name="ch10" chart:values-cell-range-address="Sheet1.D54:Sheet1.D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D77:Sheet1.D80" chart:label-cell-address="Sheet1.A75:Sheet1.A75" chart:class="chart:scatter">
            <chart:domain table:cell-range-address="Sheet1.C77:Sheet1.C80"/>
            <chart:data-point chart:repeated="4"/>
          </chart:series>
          <chart:series chart:style-name="ch12" chart:values-cell-range-address="Sheet1.D65:Sheet1.D67" chart:label-cell-address="Sheet1.A63:Sheet1.A63" chart:class="chart:scatter">
            <chart:domain table:cell-range-address="Sheet1.C65:Sheet1.C67"/>
            <chart:data-point chart:repeated="3"/>
          </chart:series>
          <chart:series chart:style-name="ch13" chart:values-cell-range-address="Sheet1.D71:Sheet1.D73" chart:label-cell-address="Sheet1.A69:Sheet1.A69" chart:class="chart:scatter">
            <chart:domain table:cell-range-address="Sheet1.C71:Sheet1.C73"/>
            <chart:data-point chart:repeated="3"/>
          </chart:series>
          <chart:series chart:style-name="ch14" chart:values-cell-range-address="Sheet1.D93:Sheet1.D96" chart:label-cell-address="Sheet1.A91:Sheet1.A91" chart:class="chart:scatter">
            <chart:domain table:cell-range-address="Sheet1.C93:Sheet1.C96"/>
            <chart:data-point chart:repeated="4"/>
          </chart:series>
          <chart:series chart:style-name="ch15" chart:values-cell-range-address="Sheet1.D101:Sheet1.D104" chart:label-cell-address="Sheet1.A99:Sheet1.A99" chart:class="chart:scatter">
            <chart:domain table:cell-range-address="Sheet1.C101:Sheet1.C104"/>
            <chart:data-point chart:repeated="4"/>
          </chart:series>
          <chart:series chart:style-name="ch16" chart:values-cell-range-address="Sheet1.D108:Sheet1.D111" chart:label-cell-address="Sheet1.A106:Sheet1.A106" chart:class="chart:scatter">
            <chart:domain table:cell-range-address="Sheet1.C108:Sheet1.C111"/>
            <chart:data-point chart:repeated="4"/>
          </chart:series>
          <chart:series chart:style-name="ch17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18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19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20" chart:values-cell-range-address="Sheet1.F15:Sheet1.F17" chart:label-cell-address="Sheet1.I31:Sheet1.I31" chart:class="chart:scatter">
            <chart:domain table:cell-range-address="Sheet1.J33:Sheet1.J37"/>
            <chart:data-point chart:repeated="5"/>
          </chart:series>
          <chart:series chart:style-name="ch21" chart:values-cell-range-address="Sheet1.Q3:Sheet1.Q4" chart:label-cell-address="Sheet1.M3:Sheet1.M3" chart:class="chart:scatter">
            <chart:domain table:cell-range-address="Sheet1.P3:Sheet1.P4"/>
            <chart:data-point chart:repeated="2"/>
          </chart:series>
          <chart:series chart:style-name="ch21" chart:values-cell-range-address="Sheet1.Q13:Sheet1.Q14" chart:label-cell-address="Sheet1.M13:Sheet1.M13" chart:class="chart:scatter">
            <chart:domain table:cell-range-address="Sheet1.P13:Sheet1.P14"/>
            <chart:data-point chart:repeated="2"/>
          </chart:series>
          <chart:series chart:style-name="ch21" chart:values-cell-range-address="Sheet1.Q23:Sheet1.Q24" chart:label-cell-address="Sheet1.M23:Sheet1.M23" chart:class="chart:scatter">
            <chart:domain table:cell-range-address="Sheet1.P23:Sheet1.P24"/>
            <chart:data-point chart:repeated="2"/>
          </chart:series>
          <chart:series chart:style-name="ch21" chart:values-cell-range-address="Sheet1.Q33:Sheet1.Q34" chart:label-cell-address="Sheet1.M33:Sheet1.M33" chart:class="chart:scatter">
            <chart:domain table:cell-range-address="Sheet1.P33:Sheet1.P34"/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 P1</text:p>
                <draw:g>
                  <svg:desc>Sheet1.A75:Sheet1.A7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3:Sheet1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9:Sheet1.A6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M DG Tri P1</text:p>
                <draw:g>
                  <svg:desc>Sheet1.A91:Sheet1.A9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M DG Tri P2</text:p>
                <draw:g>
                  <svg:desc>Sheet1.A99:Sheet1.A9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UM DG Tri P3</text:p>
                <draw:g>
                  <svg:desc>Sheet1.A106:Sheet1.A10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211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0498494433762599">
                <text:p>0.0498494433762599</text:p>
                <draw:g>
                  <svg:desc>Sheet1.D54:Sheet1.D58</svg:desc>
                </draw:g>
              </table:table-cell>
              <table:table-cell office:value-type="float" office:value="0.021677749238103">
                <text:p>0.021677749238103</text:p>
                <draw:g>
                  <svg:desc>Sheet1.C77:Sheet1.C80</svg:desc>
                </draw:g>
              </table:table-cell>
              <table:table-cell office:value-type="float" office:value="0.0072404433487121">
                <text:p>0.0072404433487121</text:p>
                <draw:g>
                  <svg:desc>Sheet1.D77:Sheet1.D80</svg:desc>
                </draw:g>
              </table:table-cell>
              <table:table-cell office:value-type="float" office:value="0.0090210979560879">
                <text:p>0.0090210979560879</text:p>
                <draw:g>
                  <svg:desc>Sheet1.C65:Sheet1.C67</svg:desc>
                </draw:g>
              </table:table-cell>
              <table:table-cell office:value-type="float" office:value="0.010536284565095">
                <text:p>0.010536284565095</text:p>
                <draw:g>
                  <svg:desc>Sheet1.D65:Sheet1.D67</svg:desc>
                </draw:g>
              </table:table-cell>
              <table:table-cell office:value-type="float" office:value="0.0090210979560879">
                <text:p>0.0090210979560879</text:p>
                <draw:g>
                  <svg:desc>Sheet1.C71:Sheet1.C73</svg:desc>
                </draw:g>
              </table:table-cell>
              <table:table-cell office:value-type="float" office:value="0.00190328479008203">
                <text:p>0.00190328479008203</text:p>
                <draw:g>
                  <svg:desc>Sheet1.D71:Sheet1.D73</svg:desc>
                </draw:g>
              </table:table-cell>
              <table:table-cell office:value-type="float" office:value="0.0180421959121758">
                <text:p>0.0180421959121758</text:p>
                <draw:g>
                  <svg:desc>Sheet1.C93:Sheet1.C96</svg:desc>
                </draw:g>
              </table:table-cell>
              <table:table-cell office:value-type="float" office:value="0.01163568">
                <text:p>0.01163568</text:p>
                <draw:g>
                  <svg:desc>Sheet1.D93:Sheet1.D96</svg:desc>
                </draw:g>
              </table:table-cell>
              <table:table-cell office:value-type="float" office:value="0.0127577590769957">
                <text:p>0.0127577590769957</text:p>
                <draw:g>
                  <svg:desc>Sheet1.C101:Sheet1.C104</svg:desc>
                </draw:g>
              </table:table-cell>
              <table:table-cell office:value-type="float" office:value="0.001971034">
                <text:p>0.001971034</text:p>
                <draw:g>
                  <svg:desc>Sheet1.D101:Sheet1.D104</svg:desc>
                </draw:g>
              </table:table-cell>
              <table:table-cell office:value-type="float" office:value="0.00988211768802619">
                <text:p>0.00988211768802619</text:p>
                <draw:g>
                  <svg:desc>Sheet1.C108:Sheet1.C111</svg:desc>
                </draw:g>
              </table:table-cell>
              <table:table-cell office:value-type="float" office:value="0.0002534706">
                <text:p>0.0002534706</text:p>
                <draw:g>
                  <svg:desc>Sheet1.D108:Sheet1.D111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146888822634819">
                <text:p>0.0146888822634819</text:p>
                <draw:g>
                  <svg:desc>Sheet1.B6:Sheet1.B11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023094732485789">
                <text:p>0.0023094732485789</text:p>
                <draw:g>
                  <svg:desc>Sheet1.F6:Sheet1.F11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0040687615996182">
                <text:p>0.00040687615996182</text:p>
                <draw:g>
                  <svg:desc>Sheet1.B15:Sheet1.B20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000289579307804211">
                <text:p>0.0000289579307804211</text:p>
                <draw:g>
                  <svg:desc>Sheet1.F15:Sheet1.F17</svg:desc>
                </draw:g>
              </table:table-cell>
              <table:table-cell office:value-type="float" office:value="0.0220970869120796">
                <text:p>0.0220970869120796</text:p>
                <draw:g>
                  <svg:desc>Sheet1.P3:Sheet1.P4</svg:desc>
                </draw:g>
              </table:table-cell>
              <table:table-cell office:value-type="float" office:value="0.0146888822634819">
                <text:p>0.0146888822634819</text:p>
                <draw:g>
                  <svg:desc>Sheet1.Q3:Sheet1.Q4</svg:desc>
                </draw:g>
              </table:table-cell>
              <table:table-cell office:value-type="float" office:value="0.0147313912747197">
                <text:p>0.0147313912747197</text:p>
                <draw:g>
                  <svg:desc>Sheet1.P13:Sheet1.P14</svg:desc>
                </draw:g>
              </table:table-cell>
              <table:table-cell office:value-type="float" office:value="0.0023094732485789">
                <text:p>0.0023094732485789</text:p>
                <draw:g>
                  <svg:desc>Sheet1.Q13:Sheet1.Q14</svg:desc>
                </draw:g>
              </table:table-cell>
              <table:table-cell office:value-type="float" office:value="0.0110485434560398">
                <text:p>0.0110485434560398</text:p>
                <draw:g>
                  <svg:desc>Sheet1.P23:Sheet1.P24</svg:desc>
                </draw:g>
              </table:table-cell>
              <table:table-cell office:value-type="float" office:value="0.00040687615996182">
                <text:p>0.00040687615996182</text:p>
                <draw:g>
                  <svg:desc>Sheet1.Q23:Sheet1.Q24</svg:desc>
                </draw:g>
              </table:table-cell>
              <table:table-cell office:value-type="float" office:value="0.00883883476483184">
                <text:p>0.00883883476483184</text:p>
                <draw:g>
                  <svg:desc>Sheet1.P33:Sheet1.P34</svg:desc>
                </draw:g>
              </table:table-cell>
              <table:table-cell office:value-type="float" office:value="0.0000289579307804211">
                <text:p>0.0000289579307804211</text:p>
                <draw:g>
                  <svg:desc>Sheet1.Q33:Sheet1.Q34</svg:desc>
                </draw:g>
              </table:table-cell>
            </table:table-row>
            <table:table-row>
              <table:table-cell office:value-type="float" office:value="0.000000315908244539337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164984433762599">
                <text:p>0.016498443376259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0930412983561699">
                <text:p>0.00093041298356169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171558403267563">
                <text:p>0.00171558403267563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0426065942518289">
                <text:p>0.0000426065942518289</text:p>
              </table:table-cell>
              <table:table-cell office:value-type="float" office:value="0.0090210979560879">
                <text:p>0.0090210979560879</text:p>
              </table:table-cell>
              <table:table-cell office:value-type="float" office:value="0.002514609">
                <text:p>0.002514609</text:p>
              </table:table-cell>
              <table:table-cell office:value-type="float" office:value="0.00637887953849786">
                <text:p>0.00637887953849786</text:p>
              </table:table-cell>
              <table:table-cell office:value-type="float" office:value="0.00001314407">
                <text:p>0.00001314407</text:p>
              </table:table-cell>
              <table:table-cell office:value-type="float" office:value="0.00494105884401309">
                <text:p>0.00494105884401309</text:p>
              </table:table-cell>
              <table:table-cell office:value-type="float" office:value="0.000002490145">
                <text:p>0.000002490145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26865570854989">
                <text:p>0.0026865570854989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000482337949307601">
                <text:p>0.0000482337949307601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00401034396050118">
                <text:p>0.00000401034396050118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00000315908244539337">
                <text:p>0.000000315908244539337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286892231708632">
                <text:p>0.0000286892231708632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0000000880994128638802">
                <text:p>0.00000000880994128638802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00155210937485436">
                <text:p>0.00000000155210937485436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000441862957464921">
                <text:p>0.000000000441862957464921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030114433762599">
                <text:p>0.003011443376259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993099690624003">
                <text:p>0.000099309969062400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2267421858124">
                <text:p>0.0002267421858124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290684471458309">
                <text:p>0.0000290684471458309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2454016">
                <text:p>0.0002454016</text:p>
              </table:table-cell>
              <table:table-cell office:value-type="float" office:value="0.00318943976924893">
                <text:p>0.00318943976924893</text:p>
              </table:table-cell>
              <table:table-cell office:value-type="float" office:value="0.0000221066">
                <text:p>0.0000221066</text:p>
              </table:table-cell>
              <table:table-cell office:value-type="float" office:value="0.00247052942200655">
                <text:p>0.00247052942200655</text:p>
              </table:table-cell>
              <table:table-cell office:value-type="float" office:value="0.00000003202416">
                <text:p>0.00000003202416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00238592289462601">
                <text:p>0.000238592289462601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0000949064094530119">
                <text:p>0.00000949064094530119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000394497301197533">
                <text:p>0.0000000394497301197533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00000100039638899208">
                <text:p>0.00000010003963889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55242717280199">
                <text:p>0.0055242717280199</text:p>
              </table:table-cell>
              <table:table-cell office:value-type="float" office:value="0.000602443376259899">
                <text:p>0.000602443376259899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19638427351003">
                <text:p>0.000021963842735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1772758">
                <text:p>0.00001772758</text:p>
              </table:table-cell>
              <table:table-cell office:value-type="float" office:value="0.00159471988462447">
                <text:p>0.00159471988462447</text:p>
              </table:table-cell>
              <table:table-cell office:value-type="float" office:value="0.000004098384">
                <text:p>0.000004098384</text:p>
              </table:table-cell>
              <table:table-cell office:value-type="float" office:value="0.00123526471100327">
                <text:p>0.00123526471100327</text:p>
              </table:table-cell>
              <table:table-cell office:value-type="float" office:value="0.00000005089702">
                <text:p>0.0000000508970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000288471183974796">
                <text:p>0.0000288471183974796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000004334897137203">
                <text:p>0.0000004334897137203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000219900024595737">
                <text:p>0.0000000219900024595737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002774433762599">
                <text:p>0.000277443376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000253594330018002">
                <text:p>0.0000253594330018002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NaN">
                <text:p>NaN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NaN">
                <text:p>NaN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1" chart:maximum="0.0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568cm" svg:y="0.345cm" chart:style-name="ch2">
          <text:p>RANS SA</text:p>
        </chart:title>
        <chart:legend chart:legend-position="end" svg:x="11.524cm" svg:y="2.994cm" style:legend-expansion="high" chart:style-name="ch3"/>
        <chart:plot-area chart:style-name="ch4" table:cell-range-address="Sheet1.F15:Sheet1.F17 Sheet1.B54:Sheet1.C60 Sheet1.A52:Sheet1.A52 Sheet1.A82:Sheet1.A82 Sheet1.B84:Sheet1.B86 Sheet1.A63:Sheet1.A63 Sheet1.B65:Sheet1.B67 Sheet1.A69:Sheet1.A69 Sheet1.B71:Sheet1.B73 Sheet1.A75:Sheet1.A75 Sheet1.B77:Sheet1.B80 Sheet1.I1:Sheet1.I1 Sheet1.K3:Sheet1.K8 Sheet1.I11:Sheet1.I11 Sheet1.K13:Sheet1.K18 Sheet1.I21:Sheet1.I21 Sheet1.K23:Sheet1.K26 Sheet1.I31:Sheet1.I31 Sheet1.K33:Sheet1.K36" chart:data-source-has-labels="both" svg:x="1.301cm" svg:y="1.344cm" svg:width="9.917cm" svg:height="8.025cm">
          <chartooo:coordinate-region svg:x="2.616cm" svg:y="1.542cm" svg:width="8.602cm" svg:height="7.183cm"/>
          <chart:axis chart:dimension="x" chart:name="primary-x" chart:style-name="ch5" chartooo:axis-type="auto">
            <chart:title svg:x="6.123cm" svg:y="9.579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61cm" chart:style-name="ch8">
              <text:p>Cd</text:p>
            </chart:title>
            <chart:grid chart:style-name="ch9" chart:class="major"/>
          </chart:axis>
          <chart:series chart:style-name="ch10" chart:values-cell-range-address="Sheet1.B54:Sheet1.B60" chart:label-cell-address="Sheet1.A52:Sheet1.A52" chart:class="chart:scatter">
            <chart:domain table:cell-range-address="Sheet1.C54:Sheet1.C60"/>
            <chart:data-point chart:repeated="7"/>
          </chart:series>
          <chart:series chart:style-name="ch11" chart:values-cell-range-address="Sheet1.B84:Sheet1.B86" chart:label-cell-address="Sheet1.A82:Sheet1.A82" chart:class="chart:scatter">
            <chart:domain table:cell-range-address="Sheet1.C84:Sheet1.C86"/>
            <chart:data-point chart:repeated="3"/>
          </chart:series>
          <chart:series chart:style-name="ch12" chart:values-cell-range-address="Sheet1.B65:Sheet1.B67" chart:label-cell-address="Sheet1.A63:Sheet1.A63" chart:class="chart:scatter">
            <chart:domain table:cell-range-address="Sheet1.C65:Sheet1.C67"/>
            <chart:data-point chart:repeated="3"/>
          </chart:series>
          <chart:series chart:style-name="ch13" chart:values-cell-range-address="Sheet1.B71:Sheet1.B73" chart:label-cell-address="Sheet1.A69:Sheet1.A69" chart:class="chart:scatter">
            <chart:domain table:cell-range-address="Sheet1.C71:Sheet1.C73"/>
            <chart:data-point chart:repeated="3"/>
          </chart:series>
          <chart:series chart:style-name="ch14" chart:values-cell-range-address="Sheet1.B77:Sheet1.B80" chart:label-cell-address="Sheet1.A75:Sheet1.A75" chart:class="chart:scatter">
            <chart:domain table:cell-range-address="Sheet1.C77:Sheet1.C80"/>
            <chart:data-point chart:repeated="4"/>
          </chart:series>
          <chart:series chart:style-name="ch15" chart:values-cell-range-address="Sheet1.K3:Sheet1.K8" chart:label-cell-address="Sheet1.I1:Sheet1.I1" chart:class="chart:scatter">
            <chart:domain table:cell-range-address="Sheet1.J3:Sheet1.J8"/>
            <chart:data-point chart:repeated="6"/>
          </chart:series>
          <chart:series chart:style-name="ch16" chart:values-cell-range-address="Sheet1.K13:Sheet1.K18" chart:label-cell-address="Sheet1.I11:Sheet1.I11" chart:class="chart:scatter">
            <chart:domain table:cell-range-address="Sheet1.J13:Sheet1.J18"/>
            <chart:data-point chart:repeated="6"/>
          </chart:series>
          <chart:series chart:style-name="ch17" chart:values-cell-range-address="Sheet1.K23:Sheet1.K26" chart:label-cell-address="Sheet1.I21:Sheet1.I21" chart:class="chart:scatter">
            <chart:domain table:cell-range-address="Sheet1.J23:Sheet1.J28"/>
            <chart:data-point chart:repeated="6"/>
          </chart:series>
          <chart:series chart:style-name="ch18" chart:values-cell-range-address="Sheet1.K33:Sheet1.K36" chart:label-cell-address="Sheet1.I31:Sheet1.I31" chart:class="chart:scatter">
            <chart:domain table:cell-range-address="Sheet1.J33:Sheet1.J37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 P1</text:p>
                <draw:g>
                  <svg:desc>Sheet1.A82:Sheet1.A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3:Sheet1.A6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9:Sheet1.A6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E Tri P1</text:p>
                <draw:g>
                  <svg:desc>Sheet1.A75:Sheet1.A7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211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60</svg:desc>
                </draw:g>
              </table:table-cell>
              <table:table-cell office:value-type="float" office:value="0.060282">
                <text:p>0.060282</text:p>
                <draw:g>
                  <svg:desc>Sheet1.B54:Sheet1.B60</svg:desc>
                </draw:g>
              </table:table-cell>
              <table:table-cell office:value-type="float" office:value="0.0109422027383102">
                <text:p>0.0109422027383102</text:p>
                <draw:g>
                  <svg:desc>Sheet1.C84:Sheet1.C86</svg:desc>
                </draw:g>
              </table:table-cell>
              <table:table-cell office:value-type="float" office:value="0.0353667537007662">
                <text:p>0.0353667537007662</text:p>
                <draw:g>
                  <svg:desc>Sheet1.B84:Sheet1.B86</svg:desc>
                </draw:g>
              </table:table-cell>
              <table:table-cell office:value-type="float" office:value="0.0090210979560879">
                <text:p>0.0090210979560879</text:p>
                <draw:g>
                  <svg:desc>Sheet1.C65:Sheet1.C67</svg:desc>
                </draw:g>
              </table:table-cell>
              <table:table-cell office:value-type="float" office:value="0.0209688411888351">
                <text:p>0.0209688411888351</text:p>
                <draw:g>
                  <svg:desc>Sheet1.B65:Sheet1.B67</svg:desc>
                </draw:g>
              </table:table-cell>
              <table:table-cell office:value-type="float" office:value="0.0090210979560879">
                <text:p>0.0090210979560879</text:p>
                <draw:g>
                  <svg:desc>Sheet1.C71:Sheet1.C73</svg:desc>
                </draw:g>
              </table:table-cell>
              <table:table-cell office:value-type="float" office:value="0.0123358414138221">
                <text:p>0.0123358414138221</text:p>
                <draw:g>
                  <svg:desc>Sheet1.B71:Sheet1.B73</svg:desc>
                </draw:g>
              </table:table-cell>
              <table:table-cell office:value-type="float" office:value="0.021677749238103">
                <text:p>0.021677749238103</text:p>
                <draw:g>
                  <svg:desc>Sheet1.C77:Sheet1.C80</svg:desc>
                </draw:g>
              </table:table-cell>
              <table:table-cell office:value-type="float" office:value="0.0176729999724522">
                <text:p>0.0176729999724522</text:p>
                <draw:g>
                  <svg:desc>Sheet1.B77:Sheet1.B80</svg:desc>
                </draw:g>
              </table:table-cell>
              <table:table-cell office:value-type="float" office:value="0.0220970869120796">
                <text:p>0.0220970869120796</text:p>
                <draw:g>
                  <svg:desc>Sheet1.J3:Sheet1.J8</svg:desc>
                </draw:g>
              </table:table-cell>
              <table:table-cell office:value-type="float" office:value="0.025121438887222">
                <text:p>0.025121438887222</text:p>
                <draw:g>
                  <svg:desc>Sheet1.K3:Sheet1.K8</svg:desc>
                </draw:g>
              </table:table-cell>
              <table:table-cell office:value-type="float" office:value="0.0147313912747197">
                <text:p>0.0147313912747197</text:p>
                <draw:g>
                  <svg:desc>Sheet1.J13:Sheet1.J18</svg:desc>
                </draw:g>
              </table:table-cell>
              <table:table-cell office:value-type="float" office:value="0.012742029872319">
                <text:p>0.012742029872319</text:p>
                <draw:g>
                  <svg:desc>Sheet1.K13:Sheet1.K18</svg:desc>
                </draw:g>
              </table:table-cell>
              <table:table-cell office:value-type="float" office:value="0.0110485434560398">
                <text:p>0.0110485434560398</text:p>
                <draw:g>
                  <svg:desc>Sheet1.J23:Sheet1.J28</svg:desc>
                </draw:g>
              </table:table-cell>
              <table:table-cell office:value-type="float" office:value="0.0108394327837019">
                <text:p>0.0108394327837019</text:p>
                <draw:g>
                  <svg:desc>Sheet1.K23:Sheet1.K26</svg:desc>
                </draw:g>
              </table:table-cell>
              <table:table-cell office:value-type="float" office:value="0.00883883476483184">
                <text:p>0.00883883476483184</text:p>
                <draw:g>
                  <svg:desc>Sheet1.J33:Sheet1.J37</svg:desc>
                </draw:g>
              </table:table-cell>
              <table:table-cell office:value-type="float" office:value="0.0104615145545205">
                <text:p>0.0104615145545205</text:p>
                <draw:g>
                  <svg:desc>Sheet1.K33:Sheet1.K36</svg:desc>
                </draw:g>
              </table:table-cell>
            </table:table-row>
            <table:table-row>
              <table:table-cell office:value-type="float" office:value="0.000000315908244539337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6931">
                <text:p>0.026931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9200663487284">
                <text:p>0.010920066348728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21481406564157">
                <text:p>0.0121481406564157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04751632179919">
                <text:p>0.010475163217991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113629696073018">
                <text:p>0.0113629696073018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13119113709239">
                <text:p>0.013119113709239</text:p>
              </table:table-cell>
              <table:table-cell office:value-type="float" office:value="0.00736569563735987">
                <text:p>0.00736569563735987</text:p>
              </table:table-cell>
              <table:table-cell office:value-type="float" office:value="0.0104807904186709">
                <text:p>0.0104807904186709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4285462797796">
                <text:p>0.0104285462797796</text:p>
              </table:table-cell>
              <table:table-cell office:value-type="float" office:value="0.00441941738241592">
                <text:p>0.00441941738241592</text:p>
              </table:table-cell>
              <table:table-cell office:value-type="float" office:value="0.0104322407154956">
                <text:p>0.0104322407154956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110485434560398">
                <text:p>0.0110485434560398</text:p>
              </table:table-cell>
              <table:table-cell office:value-type="float" office:value="0.013444">
                <text:p>0.013444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2645414078933">
                <text:p>0.010264541407893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6592988095525">
                <text:p>0.0106592988095525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4616250708859">
                <text:p>0.010461625070885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105318665928025">
                <text:p>0.0105318665928025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6711489132027">
                <text:p>0.0106711489132027</text:p>
              </table:table-cell>
              <table:table-cell office:value-type="float" office:value="0.00368284781867994">
                <text:p>0.00368284781867994</text:p>
              </table:table-cell>
              <table:table-cell office:value-type="float" office:value="0.0104230659827948">
                <text:p>0.0104230659827948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104325960734702">
                <text:p>0.0104325960734702</text:p>
              </table:table-cell>
              <table:table-cell office:value-type="float" office:value="0.00220970869120796">
                <text:p>0.00220970869120796</text:p>
              </table:table-cell>
              <table:table-cell office:value-type="float" office:value="0.010432656663379">
                <text:p>0.010432656663379</text:p>
              </table:table-cell>
            </table:table-row>
            <table:table-row>
              <table:table-cell office:value-type="string"/>
              <table:table-cell office:value-type="float" office:value="0.0055242717280199">
                <text:p>0.0055242717280199</text:p>
              </table:table-cell>
              <table:table-cell office:value-type="float" office:value="0.011035">
                <text:p>0.01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4545204664752">
                <text:p>0.0104545204664752</text:p>
              </table:table-cell>
              <table:table-cell office:value-type="float" office:value="0.00276213586400995">
                <text:p>0.00276213586400995</text:p>
              </table:table-cell>
              <table:table-cell office:value-type="float" office:value="0.0104037095053426">
                <text:p>0.0104037095053426</text:p>
              </table:table-cell>
              <table:table-cell office:value-type="float" office:value="0.00184142390933997">
                <text:p>0.00184142390933997</text:p>
              </table:table-cell>
              <table:table-cell office:value-type="float" office:value="0.0104321231340264">
                <text:p>0.0104321231340264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104325786137426">
                <text:p>0.0104325786137426</text:p>
              </table:table-cell>
              <table:table-cell office:value-type="float" office:value="0.00110485434560398">
                <text:p>0.00110485434560398</text:p>
              </table:table-cell>
              <table:table-cell office:value-type="float" office:value="0.0104325566237401">
                <text:p>0.0104325566237401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71">
                <text:p>0.0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8106793200498">
                <text:p>0.00138106793200498</text:p>
              </table:table-cell>
              <table:table-cell office:value-type="float" office:value="0.0104071971907383">
                <text:p>0.0104071971907383</text:p>
              </table:table-cell>
              <table:table-cell office:value-type="float" office:value="0.000920711954669984">
                <text:p>0.000920711954669984</text:p>
              </table:table-cell>
              <table:table-cell office:value-type="float" office:value="0">
                <text:p>0</text:p>
              </table:table-cell>
              <table:table-cell office:value-type="float" office:value="0.000690533966002488">
                <text:p>0.000690533966002488</text:p>
              </table:table-cell>
              <table:table-cell office:value-type="float" office:value="NaN">
                <text:p>NaN</text:p>
              </table:table-cell>
              <table:table-cell office:value-type="float" office:value="0.00055242717280199">
                <text:p>0.00055242717280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72">
                <text:p>0.01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0690533966002488">
                <text:p>0.000690533966002488</text:p>
              </table:table-cell>
              <table:table-cell office:value-type="float" office:value="0.010668">
                <text:p>0.010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